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3"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list-style-name="LFO2" style:family="paragraph">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3"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list-style-name="LFO4" style:family="paragraph">
      <style:text-properties style:font-name="Arial"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5"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9" style:family="paragraph">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list-style-name="LFO10"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11" style:family="paragraph"/>
    <style:style style:name="T40" style:parent-style-name="DefaultParagraphFont" style:family="text">
      <style:text-properties style:font-name="Arial" fo:font-size="12pt" style:font-size-asian="12pt" style:font-size-complex="12pt"/>
    </style:style>
    <style:style style:name="T41" style:parent-style-name="DefaultParagraphFont" style:family="text">
      <style:text-properties style:font-name="Arial" fo:font-size="12pt" style:font-size-asian="12pt" style:font-size-complex="12pt"/>
    </style:style>
    <style:style style:name="T42" style:parent-style-name="DefaultParagraphFont" style:family="text">
      <style:text-properties style:font-name="Arial" fo:font-size="12pt" style:font-size-asian="12pt" style:font-size-complex="12pt"/>
    </style:style>
    <style:style style:name="T43" style:parent-style-name="DefaultParagraphFont" style:family="text">
      <style:text-properties style:font-name="Arial" fo:color="#FF0000" fo:font-size="12pt" style:font-size-asian="12pt" style:font-size-complex="12pt"/>
    </style:style>
    <style:style style:name="T44" style:parent-style-name="DefaultParagraphFont" style:family="text">
      <style:text-properties style:font-name="Arial" fo:font-size="12pt" style:font-size-asian="12pt" style:font-size-complex="12pt"/>
    </style:style>
    <style:style style:name="T45" style:parent-style-name="DefaultParagraphFont" style:family="text">
      <style:text-properties style:font-name="Arial" fo:color="#FF0000"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2"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3"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4"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5" style:family="paragraph"/>
    <style:style style:name="T54" style:parent-style-name="DefaultParagraphFont" style:family="text">
      <style:text-properties style:font-name="Arial" fo:font-size="12pt" style:font-size-asian="12pt" style:font-size-complex="12pt"/>
    </style:style>
    <style:style style:name="T55" style:parent-style-name="DefaultParagraphFont" style:family="text">
      <style:text-properties style:font-name="Arial" fo:font-size="12pt" style:font-size-asian="12pt" style:font-size-complex="12pt"/>
    </style:style>
    <style:style style:name="T56" style:parent-style-name="DefaultParagraphFont" style:family="text">
      <style:text-properties style:font-name="Arial" fo:font-weight="bold" style:font-weight-asian="bold" style:font-weight-complex="bold" fo:color="#FF0000" fo:font-size="12pt" style:font-size-asian="12pt" style:font-size-complex="12pt"/>
    </style:style>
    <style:style style:name="T57" style:parent-style-name="DefaultParagraphFont" style:family="text">
      <style:text-properties style:font-name="Arial" fo:font-size="12pt" style:font-size-asian="12pt" style:font-size-complex="12pt"/>
    </style:style>
    <style:style style:name="T58" style:parent-style-name="DefaultParagraphFont" style:family="text">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6"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7" style:family="paragraph">
      <style:text-properties style:font-name="Arial" fo:font-size="12pt" style:font-size-asian="12pt" style:font-size-complex="12pt"/>
    </style:style>
    <style:style style:name="P63" style:parent-style-name="PreformattedText" style:list-style-name="LFO17" style:family="paragraph">
      <style:text-properties style:font-name="Arial" fo:font-size="12pt" style:font-size-asian="12pt" style:font-size-complex="12pt"/>
    </style:style>
    <style:style style:name="P64" style:parent-style-name="PreformattedText" style:list-style-name="LFO17"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list-style-name="LFO18"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19"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20"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family="paragraph">
      <style:text-properties style:font-name="Arial" fo:font-size="12pt" style:font-size-asian="12pt" style:font-size-complex="12pt"/>
    </style:style>
    <style:style style:name="P74" style:parent-style-name="PreformattedText" style:list-style-name="LFO21"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2"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3" style:family="paragraph">
      <style:text-properties style:font-name="Arial" fo:font-size="12pt" style:font-size-asian="12pt" style:font-size-complex="12pt"/>
    </style:style>
    <style:style style:name="T79" style:parent-style-name="DefaultParagraphFont" style:family="text">
      <style:text-properties style:font-name="Arial" fo:font-weight="bold" style:font-weight-asian="bold" style:font-weight-complex="bold" fo:color="#3333FF" fo:font-size="12pt" style:font-size-asian="12pt" style:font-size-complex="12pt"/>
    </style:style>
    <style:style style:name="T80" style:parent-style-name="DefaultParagraphFont" style:family="text">
      <style:text-properties style:font-name="Arial" fo:font-size="12pt" style:font-size-asian="12pt" style:font-size-complex="12pt"/>
    </style:style>
    <style:style style:name="T81" style:parent-style-name="DefaultParagraphFont" style:family="text">
      <style:text-properties style:font-name="Arial" fo:font-size="12pt" style:font-size-asian="12pt" style:font-size-complex="12pt"/>
    </style:style>
    <style:style style:name="P82" style:parent-style-name="PreformattedText" style:list-style-name="LFO23"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list-style-name="LFO24"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5" style:family="paragraph">
      <style:text-properties style:font-name="Arial" fo:font-size="12pt" style:font-size-asian="12pt" style:font-size-complex="12pt"/>
    </style:style>
    <style:style style:name="P87" style:parent-style-name="PreformattedText" style:list-style-name="LFO25"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6"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7"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list-style-name="LFO28"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0"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1"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2"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3"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4"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5"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6" style:family="paragraph">
      <style:text-properties style:font-name="Arial" fo:font-size="12pt" style:font-size-asian="12pt" style:font-size-complex="12pt"/>
    </style:style>
    <style:style style:name="P113" style:parent-style-name="PreformattedText" style:list-style-name="LFO36" style:family="paragraph">
      <style:text-properties style:font-name="Arial" fo:font-size="12pt" style:font-size-asian="12pt" style:font-size-complex="12pt"/>
    </style:style>
    <style:style style:name="P114" style:parent-style-name="PreformattedText" style:list-style-name="LFO36"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7" style:family="paragraph">
      <style:text-properties style:font-name="Arial" fo:font-size="12pt" style:font-size-asian="12pt" style:font-size-complex="12pt"/>
    </style:style>
    <style:style style:name="P117" style:parent-style-name="PreformattedText" style:list-style-name="LFO37"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3"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4"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list-style-name="LFO45"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6"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7" style:family="paragraph">
      <style:text-properties style:font-name="Arial" fo:font-size="12pt" style:font-size-asian="12pt" style:font-size-complex="12pt"/>
    </style:style>
    <style:style style:name="P139" style:parent-style-name="PreformattedText" style:list-style-name="LFO47"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8"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9"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family="paragraph">
      <style:text-properties style:font-name="Arial" fo:font-size="12pt" style:font-size-asian="12pt" style:font-size-complex="12pt"/>
    </style:style>
    <style:style style:name="P147" style:parent-style-name="PreformattedText" style:list-style-name="LFO50"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family="paragraph">
      <style:text-properties style:font-name="Arial" fo:font-size="12pt" style:font-size-asian="12pt" style:font-size-complex="12pt"/>
    </style:style>
    <style:style style:name="P150" style:parent-style-name="PreformattedText" style:list-style-name="LFO51" style:family="paragraph">
      <style:text-properties style:font-name="Arial" fo:font-size="12pt" style:font-size-asian="12pt" style:font-size-complex="12pt"/>
    </style:style>
    <style:style style:name="P151" style:parent-style-name="PreformattedText" style:list-style-name="LFO51" style:family="paragraph">
      <style:text-properties style:font-name="Arial" fo:font-size="12pt" style:font-size-asian="12pt" style:font-size-complex="12pt"/>
    </style:style>
    <style:style style:name="P152" style:parent-style-name="PreformattedText" style:list-style-name="LFO51" style:family="paragraph">
      <style:text-properties style:font-name="Arial" fo:font-size="12pt" style:font-size-asian="12pt" style:font-size-complex="12pt"/>
    </style:style>
    <style:style style:name="P153" style:parent-style-name="PreformattedText" style:list-style-name="LFO51" style:family="paragraph">
      <style:text-properties style:font-name="Arial" fo:font-size="12pt" style:font-size-asian="12pt" style:font-size-complex="12pt"/>
    </style:style>
    <style:style style:name="P154" style:parent-style-name="PreformattedText" style:family="paragraph">
      <style:text-properties style:font-name="Arial" fo:font-size="12pt" style:font-size-asian="12pt" style:font-size-complex="12pt"/>
    </style:style>
    <style:style style:name="P155" style:parent-style-name="PreformattedText" style:list-style-name="LFO52"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3"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4"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5" style:family="paragraph"/>
    <style:style style:name="T163" style:parent-style-name="DefaultParagraphFont" style:family="text">
      <style:text-properties style:font-name="Arial" fo:font-size="12pt" style:font-size-asian="12pt" style:font-size-complex="12pt"/>
    </style:style>
    <style:style style:name="T164" style:parent-style-name="DefaultParagraphFont" style:family="text">
      <style:text-properties style:font-name="Arial" fo:color="#CC0000" fo:font-size="12pt" style:font-size-asian="12pt" style:font-size-complex="12pt"/>
    </style:style>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T171" style:parent-style-name="DefaultParagraphFont" style:family="text">
      <style:text-properties style:font-name="Arial" fo:font-size="12pt" style:font-size-asian="12pt" style:font-size-complex="12pt"/>
    </style:style>
    <style:style style:name="P172" style:parent-style-name="PreformattedText" style:family="paragraph">
      <style:text-properties style:font-name="Arial" fo:font-size="12pt" style:font-size-asian="12pt" style:font-size-complex="12pt"/>
    </style:style>
    <style:style style:name="P173" style:parent-style-name="PreformattedText" style:list-style-name="LFO56" style:family="paragraph">
      <style:text-properties style:font-name="Arial" fo:font-size="12pt" style:font-size-asian="12pt" style:font-size-complex="12pt"/>
    </style:style>
    <style:style style:name="P174" style:parent-style-name="PreformattedText" style:family="paragraph">
      <style:text-properties style:font-name="Arial" fo:font-size="12pt" style:font-size-asian="12pt" style:font-size-complex="12pt"/>
    </style:style>
    <style:style style:name="P175" style:parent-style-name="PreformattedText" style:list-style-name="LFO57" style:family="paragraph">
      <style:text-properties style:font-name="Arial" fo:font-size="12pt" style:font-size-asian="12pt" style:font-size-complex="12pt"/>
    </style:style>
    <style:style style:name="P176" style:parent-style-name="PreformattedText" style:family="paragraph">
      <style:text-properties style:font-name="Arial" fo:font-size="12pt" style:font-size-asian="12pt" style:font-size-complex="12pt"/>
    </style:style>
    <style:style style:name="P177" style:parent-style-name="PreformattedText" style:list-style-name="LFO58" style:family="paragraph">
      <style:text-properties style:font-name="Arial" fo:font-size="12pt" style:font-size-asian="12pt" style:font-size-complex="12pt"/>
    </style:style>
    <style:style style:name="P178" style:parent-style-name="PreformattedText" style:family="paragraph">
      <style:text-properties style:font-name="Arial" fo:font-size="12pt" style:font-size-asian="12pt" style:font-size-complex="12pt"/>
    </style:style>
    <style:style style:name="P179" style:parent-style-name="PreformattedText" style:list-style-name="LFO59"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60"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61"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2" style:family="paragraph"/>
    <style:style style:name="T186" style:parent-style-name="DefaultParagraphFont" style:family="text">
      <style:text-properties style:font-name="Arial" fo:font-size="12pt" style:font-size-asian="12pt" style:font-size-complex="12pt"/>
    </style:style>
    <style:style style:name="T187" style:parent-style-name="DefaultParagraphFont" style:family="text">
      <style:text-properties style:font-name="Arial" fo:color="#CC0000" fo:font-size="12pt" style:font-size-asian="12pt" style:font-size-complex="12pt"/>
    </style:style>
    <style:style style:name="T188" style:parent-style-name="DefaultParagraphFont" style:family="text">
      <style:text-properties style:font-name="Arial" fo:font-size="12pt" style:font-size-asian="12pt" style:font-size-complex="12pt"/>
    </style:style>
    <style:style style:name="T189" style:parent-style-name="DefaultParagraphFont" style:family="text">
      <style:text-properties style:font-name="Arial" fo:color="#CC0000" fo:font-size="12pt" style:font-size-asian="12pt" style:font-size-complex="12pt"/>
    </style:style>
    <style:style style:name="T190" style:parent-style-name="DefaultParagraphFont" style:family="text">
      <style:text-properties style:font-name="Arial" fo:font-size="12pt" style:font-size-asian="12pt" style:font-size-complex="12pt"/>
    </style:style>
    <style:style style:name="T191" style:parent-style-name="DefaultParagraphFont" style:family="text">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3"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4"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5" style:family="paragraph">
      <style:text-properties style:font-name="Arial" fo:font-size="12pt" style:font-size-asian="12pt" style:font-size-complex="12pt"/>
    </style:style>
    <style:style style:name="P198" style:parent-style-name="PreformattedText" style:list-style-name="LFO65" style:family="paragraph">
      <style:text-properties style:font-name="Arial" fo:font-size="12pt" style:font-size-asian="12pt" style:font-size-complex="12pt"/>
    </style:style>
    <style:style style:name="P199" style:parent-style-name="PreformattedText" style:list-style-name="LFO65" style:family="paragraph">
      <style:text-properties style:font-name="Arial" fo:font-size="12pt" style:font-size-asian="12pt" style:font-size-complex="12pt"/>
    </style:style>
    <style:style style:name="P200" style:parent-style-name="PreformattedText" style:list-style-name="LFO65"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6"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7"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68"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69"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70"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1"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2"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3" style:family="paragraph">
      <style:text-properties style:font-name="Arial" fo:font-size="12pt" style:font-size-asian="12pt" style:font-size-complex="12pt"/>
    </style:style>
    <style:style style:name="P221" style:parent-style-name="PreformattedText" style:list-style-name="LFO73"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4"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5"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6"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list-style-name="LFO77"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8"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family="paragraph">
      <style:text-properties style:font-name="Arial" fo:font-size="12pt" style:font-size-asian="12pt" style:font-size-complex="12pt"/>
    </style:style>
    <style:style style:name="P236" style:parent-style-name="PreformattedText" style:list-style-name="LFO79"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list-style-name="LFO80"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81"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2" style:family="paragraph"/>
    <style:style style:name="T243" style:parent-style-name="DefaultParagraphFont" style:family="text">
      <style:text-properties style:font-name="Arial"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T245" style:parent-style-name="DefaultParagraphFont" style:family="text">
      <style:text-properties style:font-name="Arial" fo:font-size="12pt" style:font-size-asian="12pt" style:font-size-complex="12pt"/>
    </style:style>
    <style:style style:name="T246" style:parent-style-name="DefaultParagraphFont" style:family="text">
      <style:text-properties fo:font-weight="bold" style:font-weight-asian="bold" style:font-weight-complex="bold" fo:color="#800000" fo:font-size="12pt" style:font-size-asian="12pt" style:font-size-complex="12pt"/>
    </style:style>
    <style:style style:name="T247" style:parent-style-name="DefaultParagraphFont" style:family="text">
      <style:text-properties style:font-name="Arial" fo:font-size="12pt" style:font-size-asian="12pt" style:font-size-complex="12pt"/>
    </style:style>
    <style:style style:name="T248" style:parent-style-name="DefaultParagraphFont" style:family="text">
      <style:text-properties style:font-name="Arial" fo:font-size="12pt" style:font-size-asian="12pt" style:font-size-complex="12pt"/>
    </style:style>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P252" style:parent-style-name="PreformattedText" style:list-style-name="LFO82" style:family="paragraph">
      <style:text-properties style:font-name="Arial" fo:font-size="12pt" style:font-size-asian="12pt" style:font-size-complex="12pt"/>
    </style:style>
    <style:style style:name="P253" style:parent-style-name="PreformattedText" style:family="paragraph">
      <style:text-properties style:font-name="Arial" fo:font-size="12pt" style:font-size-asian="12pt" style:font-size-complex="12pt"/>
    </style:style>
    <style:style style:name="P254" style:parent-style-name="PreformattedText" style:list-style-name="LFO83" style:family="paragraph">
      <style:text-properties style:font-name="Arial" fo:font-size="12pt" style:font-size-asian="12pt" style:font-size-complex="12pt"/>
    </style:style>
    <style:style style:name="P255" style:parent-style-name="PreformattedText" style:family="paragraph">
      <style:text-properties style:font-name="Arial" fo:font-size="12pt" style:font-size-asian="12pt" style:font-size-complex="12pt"/>
    </style:style>
    <style:style style:name="P256" style:parent-style-name="PreformattedText" style:list-style-name="LFO84" style:family="paragraph">
      <style:text-properties style:font-name="Arial" fo:font-size="12pt" style:font-size-asian="12pt" style:font-size-complex="12pt"/>
    </style:style>
    <style:style style:name="P257" style:parent-style-name="PreformattedText" style:family="paragraph">
      <style:text-properties style:font-name="Arial" fo:font-size="12pt" style:font-size-asian="12pt" style:font-size-complex="12pt"/>
    </style:style>
    <style:style style:name="P258" style:parent-style-name="PreformattedText" style:list-style-name="LFO85" style:family="paragraph">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family="paragraph">
      <style:text-properties style:font-name="Arial" fo:font-size="12pt" style:font-size-asian="12pt" style:font-size-complex="12pt"/>
    </style:style>
    <style:style style:name="P261" style:parent-style-name="PreformattedText" style:list-style-name="LFO86" style:family="paragraph">
      <style:text-properties style:font-name="Arial" fo:font-size="12pt" style:font-size-asian="12pt" style:font-size-complex="12pt"/>
    </style:style>
    <style:style style:name="P262" style:parent-style-name="PreformattedText" style:list-style-name="LFO86"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list-style-name="LFO87"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8" style:family="paragraph">
      <style:text-properties style:font-name="Arial" fo:font-size="12pt" style:font-size-asian="12pt" style:font-size-complex="12pt"/>
    </style:style>
    <style:style style:name="P267" style:parent-style-name="PreformattedText" style:family="paragraph">
      <style:text-properties style:font-name="Arial" fo:font-size="12pt" style:font-size-asian="12pt" style:font-size-complex="12pt"/>
    </style:style>
    <style:style style:name="P268" style:parent-style-name="PreformattedText" style:list-style-name="LFO89" style:family="paragraph">
      <style:text-properties style:font-name="Arial" fo:font-size="12pt" style:font-size-asian="12pt" style:font-size-complex="12pt"/>
    </style:style>
    <style:style style:name="P269" style:parent-style-name="PreformattedText" style:list-style-name="LFO89" style:family="paragraph"/>
    <style:style style:name="T270" style:parent-style-name="DefaultParagraphFont" style:family="text">
      <style:text-properties style:font-name="Arial" fo:font-size="12pt" style:font-size-asian="12pt" style:font-size-complex="12pt"/>
    </style:style>
    <style:style style:name="T271" style:parent-style-name="DefaultParagraphFont" style:family="text">
      <style:text-properties style:font-name="Arial" fo:font-weight="bold" style:font-weight-asian="bold" style:font-weight-complex="bold" fo:color="#800000" fo:font-size="12pt" style:font-size-asian="12pt" style:font-size-complex="12pt"/>
    </style:style>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T275" style:parent-style-name="DefaultParagraphFont" style:family="text">
      <style:text-properties style:font-name="Arial" fo:font-size="12pt" style:font-size-asian="12pt" style:font-size-complex="12pt"/>
    </style:style>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weight="bold" style:font-weight-asian="bold" style:font-weight-complex="bold" fo:color="#800000"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90" style:family="paragraph">
      <style:text-properties style:font-name="Arial" fo:font-size="12pt" style:font-size-asian="12pt" style:font-size-complex="12pt"/>
    </style:style>
    <style:style style:name="P284" style:parent-style-name="PreformattedText" style:list-style-name="LFO90"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list-style-name="LFO91" style:family="paragraph">
      <style:text-properties style:font-name="Arial" fo:font-size="12pt" style:font-size-asian="12pt" style:font-size-complex="12pt"/>
    </style:style>
    <style:style style:name="P287" style:parent-style-name="PreformattedText" style:list-style-name="LFO91" style:family="paragraph">
      <style:text-properties style:font-name="Arial" fo:font-size="12pt" style:font-size-asian="12pt" style:font-size-complex="12pt"/>
    </style:style>
    <style:style style:name="P288" style:parent-style-name="PreformattedText" style:list-style-name="LFO91"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list-style-name="LFO92"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3"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4"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list-style-name="LFO95"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6"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7"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8"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99"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1"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2"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3" style:family="paragraph">
      <style:text-properties style:font-name="Arial" fo:font-size="12pt" style:font-size-asian="12pt" style:font-size-complex="12pt"/>
    </style:style>
    <style:style style:name="P313" style:parent-style-name="PreformattedText" style:list-style-name="LFO103" style:family="paragraph">
      <style:text-properties style:font-name="Arial" fo:font-size="12pt" style:font-size-asian="12pt" style:font-size-complex="12pt"/>
    </style:style>
    <style:style style:name="P314" style:parent-style-name="PreformattedText" style:list-style-name="LFO103"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4"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5" style:family="paragraph">
      <style:text-properties style:font-name="Arial" fo:font-size="12pt" style:font-size-asian="12pt" style:font-size-complex="12pt"/>
    </style:style>
    <style:style style:name="P319" style:parent-style-name="PreformattedText" style:list-style-name="LFO105" style:family="paragraph">
      <style:text-properties style:font-name="Arial" fo:font-size="12pt" style:font-size-asian="12pt" style:font-size-complex="12pt"/>
    </style:style>
    <style:style style:name="P320" style:parent-style-name="PreformattedText" style:list-style-name="LFO105"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6" style:family="paragraph">
      <style:text-properties style:font-name="Arial" fo:font-size="12pt" style:font-size-asian="12pt" style:font-size-complex="12pt"/>
    </style:style>
    <style:style style:name="P323" style:parent-style-name="PreformattedText" style:list-style-name="LFO106" style:family="paragraph">
      <style:text-properties style:font-name="Arial" fo:font-size="12pt" style:font-size-asian="12pt" style:font-size-complex="12pt"/>
    </style:style>
    <style:style style:name="P324" style:parent-style-name="PreformattedText" style:list-style-name="LFO106"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07" style:family="paragraph">
      <style:text-properties style:font-name="Arial" fo:font-size="12pt" style:font-size-asian="12pt" style:font-size-complex="12pt"/>
    </style:style>
    <style:style style:name="P327" style:parent-style-name="PreformattedText" style:list-style-name="LFO107" style:family="paragraph">
      <style:text-properties style:font-name="Arial" fo:font-size="12pt" style:font-size-asian="12pt" style:font-size-complex="12pt"/>
    </style:style>
    <style:style style:name="P328" style:parent-style-name="PreformattedText" style:list-style-name="LFO107"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08" style:family="paragraph">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list-style-name="LFO109" style:family="paragraph"/>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color="#C9211E"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P341" style:parent-style-name="PreformattedText" style:family="paragraph">
      <style:text-properties style:font-name="Arial" fo:font-size="12pt" style:font-size-asian="12pt" style:font-size-complex="12pt"/>
    </style:style>
    <style:style style:name="P342" style:parent-style-name="PreformattedText" style:family="paragraph">
      <style:text-properties style:font-name="Arial" fo:font-size="12pt" style:font-size-asian="12pt" style:font-size-complex="12pt"/>
    </style:style>
    <style:style style:name="P343" style:parent-style-name="PreformattedText" style:list-style-name="LFO110" style:family="paragraph"/>
    <style:style style:name="T344" style:parent-style-name="DefaultParagraphFont" style:family="text">
      <style:text-properties style:font-name="Arial" fo:font-size="12pt" style:font-size-asian="12pt" style:font-size-complex="12pt"/>
    </style:style>
    <style:style style:name="T345" style:parent-style-name="DefaultParagraphFont" style:family="text">
      <style:text-properties style:font-name="Arial" fo:color="#C9211E"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color="#C9211E"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111" style:family="paragraph"/>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T356" style:parent-style-name="DefaultParagraphFont" style:family="text">
      <style:text-properties style:font-name="Arial" fo:font-size="12pt" style:font-size-asian="12pt" style:font-size-complex="12pt"/>
    </style:style>
    <style:style style:name="T357" style:parent-style-name="DefaultParagraphFont" style:family="text">
      <style:text-properties style:font-name="Arial" fo:font-size="12pt" style:font-size-asian="12pt" style:font-size-complex="12pt"/>
    </style:style>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color="#C9211E" fo:font-size="12pt" style:font-size-asian="12pt" style:font-size-complex="12pt"/>
    </style:style>
    <style:style style:name="T360" style:parent-style-name="DefaultParagraphFont" style:family="text">
      <style:text-properties style:font-name="Arial" fo:color="#C9211E" fo:font-size="12pt" style:font-size-asian="12pt" style:font-size-complex="12pt"/>
    </style:style>
    <style:style style:name="T361" style:parent-style-name="DefaultParagraphFont" style:family="text">
      <style:text-properties style:font-name="Arial" fo:color="#C9211E" fo:font-size="12pt" style:font-size-asian="12pt" style:font-size-complex="12pt"/>
    </style:style>
    <style:style style:name="T362" style:parent-style-name="DefaultParagraphFont" style:family="text">
      <style:text-properties style:font-name="Arial" fo:color="#000000" fo:font-size="12pt" style:font-size-asian="12pt" style:font-size-complex="12pt"/>
    </style:style>
    <style:style style:name="T363" style:parent-style-name="DefaultParagraphFont" style:family="text">
      <style:text-properties style:font-name="Arial" fo:color="#C9211E" fo:font-size="12pt" style:font-size-asian="12pt" style:font-size-complex="12pt"/>
    </style:style>
    <style:style style:name="T364" style:parent-style-name="DefaultParagraphFont" style:family="text">
      <style:text-properties style:font-name="Arial" fo:color="#000000"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list-style-name="LFO112" style:family="paragraph">
      <style:text-properties style:font-name="Arial" fo:font-size="12pt" style:font-size-asian="12pt" style:font-size-complex="12pt"/>
    </style:style>
    <style:style style:name="P368" style:parent-style-name="PreformattedText" style:list-style-name="LFO112"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3"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4"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5"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6"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6"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7"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8"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19"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0"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1"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2"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23"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4"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25"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family="paragraph">
      <style:text-properties style:font-name="Arial" fo:font-size="12pt" style:font-size-asian="12pt" style:font-size-complex="12pt"/>
    </style:style>
    <style:style style:name="P399" style:parent-style-name="PreformattedText" style:list-style-name="LFO126" style:family="paragraph"/>
    <style:style style:name="T400" style:parent-style-name="DefaultParagraphFont" style:family="text">
      <style:text-properties style:font-name="Arial" fo:font-size="12pt" style:font-size-asian="12pt" style:font-size-complex="12pt"/>
    </style:style>
    <style:style style:name="T401" style:parent-style-name="DefaultParagraphFont" style:family="text">
      <style:text-properties style:font-name="Arial" fo:font-size="12pt" style:font-size-asian="12pt" style:font-size-complex="12pt"/>
    </style:style>
    <style:style style:name="T402" style:parent-style-name="DefaultParagraphFont" style:family="text">
      <style:text-properties style:font-name="Arial" fo:font-size="12pt" style:font-size-asian="12pt" style:font-size-complex="12pt"/>
    </style:style>
    <style:style style:name="T403" style:parent-style-name="DefaultParagraphFont" style:family="text">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T405" style:parent-style-name="DefaultParagraphFont" style:family="text">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T407" style:parent-style-name="DefaultParagraphFont" style:family="text">
      <style:text-properties style:font-name="Arial" fo:font-size="12pt" style:font-size-asian="12pt" style:font-size-complex="12pt"/>
    </style:style>
    <style:style style:name="T408" style:parent-style-name="DefaultParagraphFont" style:family="text">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7"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8"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9" style:family="paragraph">
      <style:text-properties style:font-name="Arial" fo:font-size="12pt" style:font-size-asian="12pt" style:font-size-complex="12pt"/>
    </style:style>
    <style:style style:name="P418" style:parent-style-name="PreformattedText" style:list-style-name="LFO129"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list-style-name="LFO130" style:family="paragraph">
      <style:text-properties style:font-name="Arial" fo:font-size="12pt" style:font-size-asian="12pt" style:font-size-complex="12pt"/>
    </style:style>
    <style:style style:name="P421" style:parent-style-name="PreformattedText" style:list-style-name="LFO130"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1"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2"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4"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5" style:family="paragraph">
      <style:text-properties style:font-name="Arial" fo:font-size="12pt" style:font-size-asian="12pt" style:font-size-complex="12pt"/>
    </style:style>
    <style:style style:name="P432" style:parent-style-name="PreformattedText" style:list-style-name="LFO135"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6" style:family="paragraph">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list-style-name="LFO137" style:family="paragraph">
      <style:text-properties style:font-name="Arial" fo:font-size="12pt" style:font-size-asian="12pt" style:font-size-complex="12pt"/>
    </style:style>
    <style:style style:name="P437" style:parent-style-name="PreformattedText" style:list-style-name="LFO137" style:family="paragraph">
      <style:text-properties style:font-name="Arial" fo:font-size="12pt" style:font-size-asian="12pt" style:font-size-complex="12pt"/>
    </style:style>
    <style:style style:name="P438" style:parent-style-name="PreformattedText"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8"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39"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0"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1"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2"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3"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4"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5" style:family="paragraph">
      <style:text-properties style:font-name="Arial" fo:font-size="12pt" style:font-size-asian="12pt" style:font-size-complex="12pt"/>
    </style:style>
    <style:style style:name="P455" style:parent-style-name="PreformattedText" style:list-style-name="LFO145"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6" style:family="paragraph">
      <style:text-properties style:font-name="Arial" fo:font-size="12pt" style:font-size-asian="12pt" style:font-size-complex="12pt"/>
    </style:style>
    <style:style style:name="P459" style:parent-style-name="PreformattedText" style:list-style-name="LFO146"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7" style:family="paragraph">
      <style:text-properties style:font-name="Arial" fo:font-size="12pt" style:font-size-asian="12pt" style:font-size-complex="12pt"/>
    </style:style>
    <style:style style:name="P462" style:parent-style-name="PreformattedText" style:list-style-name="LFO147"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8"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list-style-name="LFO149" style:family="paragraph">
      <style:text-properties style:font-name="Arial" fo:font-size="12pt" style:font-size-asian="12pt" style:font-size-complex="12pt"/>
    </style:style>
    <style:style style:name="P467" style:parent-style-name="PreformattedText" style:list-style-name="LFO149" style:family="paragraph">
      <style:text-properties style:font-name="Arial" fo:font-size="12pt" style:font-size-asian="12pt" style:font-size-complex="12pt"/>
    </style:style>
    <style:style style:name="P468" style:parent-style-name="PreformattedText" style:family="paragraph">
      <style:text-properties style:font-name="Arial" fo:font-size="12pt" style:font-size-asian="12pt" style:font-size-complex="12pt"/>
    </style:style>
    <style:style style:name="P469" style:parent-style-name="PreformattedText" style:list-style-name="LFO150" style:family="paragraph">
      <style:text-properties style:font-name="Arial" fo:font-size="12pt" style:font-size-asian="12pt" style:font-size-complex="12pt"/>
    </style:style>
    <style:style style:name="P470" style:parent-style-name="PreformattedText" style:family="paragraph">
      <style:text-properties style:font-name="Arial" fo:font-size="12pt" style:font-size-asian="12pt" style:font-size-complex="12pt"/>
    </style:style>
    <style:style style:name="P471" style:parent-style-name="PreformattedText" style:list-style-name="LFO151" style:family="paragraph">
      <style:text-properties style:font-name="Arial" fo:font-size="12pt" style:font-size-asian="12pt" style:font-size-complex="12pt"/>
    </style:style>
    <style:style style:name="P472" style:parent-style-name="PreformattedText" style:list-style-name="LFO151"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52"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53" style:family="paragraph"/>
    <style:style style:name="T477" style:parent-style-name="DefaultParagraphFont" style:family="text">
      <style:text-properties style:font-name="Arial" fo:font-size="12pt" style:font-size-asian="12pt" style:font-size-complex="12pt"/>
    </style:style>
    <style:style style:name="T478" style:parent-style-name="DefaultParagraphFont" style:family="text">
      <style:text-properties style:font-name="Arial" fo:font-weight="bold" style:font-weight-asian="bold" style:font-weight-complex="bold" fo:color="#800000" fo:font-size="12pt" style:font-size-asian="12pt" style:font-size-complex="12pt"/>
    </style:style>
    <style:style style:name="T479" style:parent-style-name="DefaultParagraphFont" style:family="text">
      <style:text-properties style:font-name="Arial" fo:font-size="12pt" style:font-size-asian="12pt" style:font-size-complex="12pt"/>
    </style:style>
    <style:style style:name="T480" style:parent-style-name="DefaultParagraphFont" style:family="text">
      <style:text-properties style:font-name="Arial" fo:font-weight="bold" style:font-weight-asian="bold" style:font-weight-complex="bold" fo:color="#800000" fo:font-size="12pt" style:font-size-asian="12pt" style:font-size-complex="12pt"/>
    </style:style>
    <style:style style:name="T481" style:parent-style-name="DefaultParagraphFont" style:family="text">
      <style:text-properties style:font-name="Arial" fo:font-size="12pt" style:font-size-asian="12pt" style:font-size-complex="12pt"/>
    </style:style>
    <style:style style:name="T482" style:parent-style-name="DefaultParagraphFont" style:family="text">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54" style:family="paragraph">
      <style:text-properties style:font-name="Arial" fo:font-size="12pt" style:font-size-asian="12pt" style:font-size-complex="12pt"/>
    </style:style>
    <style:style style:name="P485" style:parent-style-name="PreformattedText" style:list-style-name="LFO154" style:family="paragraph"/>
    <style:style style:name="T486" style:parent-style-name="DefaultParagraphFont" style:family="text">
      <style:text-properties style:font-name="Arial" fo:font-size="12pt" style:font-size-asian="12pt" style:font-size-complex="12pt"/>
    </style:style>
    <style:style style:name="T48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88" style:parent-style-name="DefaultParagraphFont" style:family="text">
      <style:text-properties style:font-name="Arial" fo:font-size="12pt" style:font-size-asian="12pt" style:font-size-complex="12pt"/>
    </style:style>
    <style:style style:name="T489" style:parent-style-name="DefaultParagraphFont" style:family="text">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5"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6"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7" style:family="paragraph">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8"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59" style:family="paragraph">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60"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1"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2" style:family="paragraph">
      <style:text-properties style:font-name="Arial" fo:font-size="12pt" style:font-size-asian="12pt" style:font-size-complex="12pt"/>
    </style:style>
    <style:style style:name="P506" style:parent-style-name="PreformattedText" style:list-style-name="LFO162"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3"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4" style:family="paragraph">
      <style:text-properties style:font-name="Arial" fo:font-size="12pt" style:font-size-asian="12pt" style:font-size-complex="12pt"/>
    </style:style>
    <style:style style:name="P511" style:parent-style-name="PreformattedText" style:list-style-name="LFO164" style:family="paragraph">
      <style:text-properties style:font-name="Arial" fo:font-size="12pt" style:font-size-asian="12pt" style:font-size-complex="12pt"/>
    </style:style>
    <style:style style:name="P512" style:parent-style-name="PreformattedText" style:family="paragraph">
      <style:text-properties style:font-name="Arial" fo:font-size="12pt" style:font-size-asian="12pt" style:font-size-complex="12pt"/>
    </style:style>
    <style:style style:name="P513" style:parent-style-name="PreformattedText" style:list-style-name="LFO165" style:family="paragraph">
      <style:text-properties style:font-name="Arial" fo:font-size="12pt" style:font-size-asian="12pt" style:font-size-complex="12pt"/>
    </style:style>
    <style:style style:name="P514" style:parent-style-name="PreformattedText" style:family="paragraph">
      <style:text-properties style:font-name="Arial" fo:font-size="12pt" style:font-size-asian="12pt" style:font-size-complex="12pt"/>
    </style:style>
    <style:style style:name="P515" style:parent-style-name="PreformattedText" style:list-style-name="LFO166" style:family="paragraph">
      <style:text-properties style:font-name="Arial" fo:font-size="12pt" style:font-size-asian="12pt" style:font-size-complex="12pt"/>
    </style:style>
    <style:style style:name="P516" style:parent-style-name="PreformattedText" style:list-style-name="LFO166" style:family="paragraph">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7" style:family="paragraph"/>
    <style:style style:name="T519" style:parent-style-name="DefaultParagraphFont" style:family="text">
      <style:text-properties style:font-name="Arial" fo:font-size="12pt" style:font-size-asian="12pt" style:font-size-complex="12pt"/>
    </style:style>
    <style:style style:name="T520" style:parent-style-name="DefaultParagraphFont" style:family="text">
      <style:text-properties style:font-name="Arial" fo:font-size="12pt" style:font-size-asian="12pt" style:font-size-complex="12pt"/>
    </style:style>
    <style:style style:name="T521" style:parent-style-name="DefaultParagraphFont" style:family="text">
      <style:text-properties style:font-name="Arial" fo:font-size="12pt" style:font-size-asian="12pt" style:font-size-complex="12pt"/>
    </style:style>
    <style:style style:name="T522" style:parent-style-name="DefaultParagraphFont" style:family="text">
      <style:text-properties style:font-name="Arial" fo:color="#FF3366" fo:font-size="12pt" style:font-size-asian="12pt" style:font-size-complex="12pt"/>
    </style:style>
    <style:style style:name="T523" style:parent-style-name="DefaultParagraphFont" style:family="text">
      <style:text-properties style:font-name="Arial" fo:color="#FF3366" fo:font-size="12pt" style:font-size-asian="12pt" style:font-size-complex="12pt"/>
    </style:style>
    <style:style style:name="T524" style:parent-style-name="DefaultParagraphFont" style:family="text">
      <style:text-properties style:font-name="Arial" fo:font-size="12pt" style:font-size-asian="12pt" style:font-size-complex="12pt"/>
    </style:style>
    <style:style style:name="P525" style:parent-style-name="PreformattedText" style:list-style-name="LFO167" style:family="paragraph">
      <style:text-properties style:font-name="Arial" fo:font-size="12pt" style:font-size-asian="12pt" style:font-size-complex="12pt"/>
    </style:style>
    <style:style style:name="P526" style:parent-style-name="PreformattedText" style:family="paragraph">
      <style:text-properties style:font-name="Arial" fo:font-size="12pt" style:font-size-asian="12pt" style:font-size-complex="12pt"/>
    </style:style>
    <style:style style:name="P527" style:parent-style-name="PreformattedText" style:list-style-name="LFO168" style:family="paragraph">
      <style:text-properties style:font-name="Arial" fo:font-size="12pt" style:font-size-asian="12pt" style:font-size-complex="12pt"/>
    </style:style>
    <style:style style:name="P528" style:parent-style-name="PreformattedText" style:family="paragraph">
      <style:text-properties style:font-name="Arial" fo:font-size="12pt" style:font-size-asian="12pt" style:font-size-complex="12pt"/>
    </style:style>
    <style:style style:name="P529" style:parent-style-name="PreformattedText" style:list-style-name="LFO169" style:family="paragraph"/>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color="#FF3366" fo:font-size="12pt" style:font-size-asian="12pt" style:font-size-complex="12pt"/>
    </style:style>
    <style:style style:name="T532" style:parent-style-name="DefaultParagraphFont" style:family="text">
      <style:text-properties style:font-name="Arial" fo:font-size="12pt" style:font-size-asian="12pt" style:font-size-complex="12pt"/>
    </style:style>
    <style:style style:name="P533" style:parent-style-name="PreformattedText" style:list-style-name="LFO169" style:family="paragraph"/>
    <style:style style:name="T534" style:parent-style-name="DefaultParagraphFont" style:family="text">
      <style:text-properties style:font-name="Arial" fo:font-size="12pt" style:font-size-asian="12pt" style:font-size-complex="12pt"/>
    </style:style>
    <style:style style:name="T535" style:parent-style-name="DefaultParagraphFont" style:family="text">
      <style:text-properties style:font-name="Arial" fo:color="#FF3366" fo:font-size="12pt" style:font-size-asian="12pt" style:font-size-complex="12pt"/>
    </style:style>
    <style:style style:name="T536" style:parent-style-name="DefaultParagraphFont" style:family="text">
      <style:text-properties style:font-name="Arial" fo:font-size="12pt" style:font-size-asian="12pt" style:font-size-complex="12pt"/>
    </style:style>
    <style:style style:name="T537" style:parent-style-name="DefaultParagraphFont" style:family="text">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70" style:family="paragraph">
      <style:text-properties style:font-name="Arial" fo:font-size="12pt" style:font-size-asian="12pt" style:font-size-complex="12pt"/>
    </style:style>
    <style:style style:name="P540" style:parent-style-name="PreformattedText" style:list-style-name="LFO170" style:family="paragraph"/>
    <style:style style:name="T541" style:parent-style-name="DefaultParagraphFont" style:family="text">
      <style:text-properties style:font-name="Arial" fo:font-size="12pt" style:font-size-asian="12pt" style:font-size-complex="12pt"/>
    </style:style>
    <style:style style:name="T542" style:parent-style-name="DefaultParagraphFont" style:family="text">
      <style:text-properties style:font-name="Arial" fo:color="#FF3366" fo:font-size="12pt" style:font-size-asian="12pt" style:font-size-complex="12pt"/>
    </style:style>
    <style:style style:name="T543" style:parent-style-name="DefaultParagraphFont" style:family="text">
      <style:text-properties style:font-name="Arial" fo:font-size="12pt" style:font-size-asian="12pt" style:font-size-complex="12pt"/>
    </style:style>
    <style:style style:name="T544" style:parent-style-name="DefaultParagraphFont" style:family="text">
      <style:text-properties style:font-name="Arial" fo:color="#FF3366" fo:font-size="12pt" style:font-size-asian="12pt" style:font-size-complex="12pt"/>
    </style:style>
    <style:style style:name="T545" style:parent-style-name="DefaultParagraphFont" style:family="text">
      <style:text-properties style:font-name="Arial" fo:font-size="12pt" style:font-size-asian="12pt" style:font-size-complex="12pt"/>
    </style:style>
    <style:style style:name="T546" style:parent-style-name="DefaultParagraphFont" style:family="text">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1" style:family="paragraph">
      <style:text-properties style:font-name="Arial" fo:font-size="12pt" style:font-size-asian="12pt" style:font-size-complex="12pt"/>
    </style:style>
    <style:style style:name="P549" style:parent-style-name="PreformattedText" style:family="paragraph">
      <style:text-properties style:font-name="Arial" fo:font-size="12pt" style:font-size-asian="12pt" style:font-size-complex="12pt"/>
    </style:style>
    <style:style style:name="P550" style:parent-style-name="PreformattedText" style:list-style-name="LFO172" style:family="paragraph">
      <style:text-properties style:font-name="Arial" fo:font-size="12pt" style:font-size-asian="12pt" style:font-size-complex="12pt"/>
    </style:style>
    <style:style style:name="P551" style:parent-style-name="PreformattedText" style:list-style-name="LFO172" style:family="paragraph">
      <style:text-properties style:font-name="Arial" fo:font-size="12pt" style:font-size-asian="12pt" style:font-size-complex="12pt"/>
    </style:style>
    <style:style style:name="P552" style:parent-style-name="PreformattedText" style:family="paragraph">
      <style:text-properties style:font-name="Arial" fo:font-size="12pt" style:font-size-asian="12pt" style:font-size-complex="12pt"/>
    </style:style>
    <style:style style:name="P553" style:parent-style-name="PreformattedText" style:list-style-name="LFO173"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4" style:family="paragraph">
      <style:text-properties style:font-name="Arial" fo:font-size="12pt" style:font-size-asian="12pt" style:font-size-complex="12pt"/>
    </style:style>
    <style:style style:name="P556" style:parent-style-name="PreformattedText" style:family="paragraph">
      <style:text-properties style:font-name="Arial" fo:font-size="12pt" style:font-size-asian="12pt" style:font-size-complex="12pt"/>
    </style:style>
    <style:style style:name="P557" style:parent-style-name="PreformattedText" style:list-style-name="LFO175"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6" style:family="paragraph">
      <style:text-properties style:font-name="Arial" fo:font-size="12pt" style:font-size-asian="12pt" style:font-size-complex="12pt"/>
    </style:style>
    <style:style style:name="P560" style:parent-style-name="PreformattedText" style:list-style-name="LFO176"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7" style:family="paragraph">
      <style:text-properties style:font-name="Arial" fo:font-size="12pt" style:font-size-asian="12pt" style:font-size-complex="12pt"/>
    </style:style>
    <style:style style:name="P563" style:parent-style-name="PreformattedText" style:list-style-name="LFO177"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78"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79" style:family="paragraph">
      <style:text-properties style:font-name="Arial" fo:font-size="12pt" style:font-size-asian="12pt" style:font-size-complex="12pt"/>
    </style:style>
    <style:style style:name="P568" style:parent-style-name="PreformattedText" style:list-style-name="LFO179" style:family="paragraph">
      <style:text-properties style:font-name="Arial" fo:font-size="12pt" style:font-size-asian="12pt" style:font-size-complex="12pt"/>
    </style:style>
    <style:style style:name="P569" style:parent-style-name="PreformattedText" style:list-style-name="LFO179"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80" style:family="paragraph">
      <style:text-properties style:font-name="Arial" fo:font-size="12pt" style:font-size-asian="12pt" style:font-size-complex="12pt"/>
    </style:style>
    <style:style style:name="P572" style:parent-style-name="PreformattedText" style:list-style-name="LFO180" style:family="paragraph">
      <style:text-properties style:font-name="Arial" fo:font-size="12pt" style:font-size-asian="12pt" style:font-size-complex="12pt"/>
    </style:style>
    <style:style style:name="P573" style:parent-style-name="PreformattedText" style:list-style-name="LFO180"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1" style:family="paragraph">
      <style:text-properties style:font-name="Arial" fo:font-size="12pt" style:font-size-asian="12pt" style:font-size-complex="12pt"/>
    </style:style>
    <style:style style:name="P576" style:parent-style-name="PreformattedText" style:family="paragraph">
      <style:text-properties style:font-name="Arial" fo:font-size="12pt" style:font-size-asian="12pt" style:font-size-complex="12pt"/>
    </style:style>
    <style:style style:name="P577" style:parent-style-name="PreformattedText" style:list-style-name="LFO182" style:family="paragraph">
      <style:text-properties style:font-name="Arial" fo:font-size="12pt" style:font-size-asian="12pt" style:font-size-complex="12pt"/>
    </style:style>
    <style:style style:name="P578" style:parent-style-name="PreformattedText" style:family="paragraph">
      <style:text-properties style:font-name="Arial" fo:font-size="12pt" style:font-size-asian="12pt" style:font-size-complex="12pt"/>
    </style:style>
    <style:style style:name="P579" style:parent-style-name="PreformattedText" style:list-style-name="LFO183" style:family="paragraph">
      <style:text-properties style:font-name="Arial" fo:font-size="12pt" style:font-size-asian="12pt" style:font-size-complex="12pt"/>
    </style:style>
    <style:style style:name="P580" style:parent-style-name="PreformattedText" style:list-style-name="LFO183" style:family="paragraph">
      <style:text-properties style:font-name="Arial" fo:font-size="12pt" style:font-size-asian="12pt" style:font-size-complex="12pt"/>
    </style:style>
    <style:style style:name="P581" style:parent-style-name="PreformattedText" style:list-style-name="LFO183" style:family="paragraph">
      <style:text-properties style:font-name="Arial" fo:font-size="12pt" style:font-size-asian="12pt" style:font-size-complex="12pt"/>
    </style:style>
    <style:style style:name="P582" style:parent-style-name="PreformattedText" style:list-style-name="LFO183"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4" style:family="paragraph">
      <style:text-properties style:font-name="Arial" fo:font-size="12pt" style:font-size-asian="12pt" style:font-size-complex="12pt"/>
    </style:style>
    <style:style style:name="P585" style:parent-style-name="PreformattedText" style:family="paragraph">
      <style:text-properties style:font-name="Arial" fo:font-size="12pt" style:font-size-asian="12pt" style:font-size-complex="12pt"/>
    </style:style>
    <style:style style:name="P586" style:parent-style-name="PreformattedText" style:list-style-name="LFO185" style:family="paragraph">
      <style:text-properties style:font-name="Arial" fo:font-size="12pt" style:font-size-asian="12pt" style:font-size-complex="12pt"/>
    </style:style>
    <style:style style:name="P587" style:parent-style-name="PreformattedText" style:list-style-name="LFO185" style:family="paragraph">
      <style:text-properties style:font-name="Arial" fo:font-size="12pt" style:font-size-asian="12pt" style:font-size-complex="12pt"/>
    </style:style>
    <style:style style:name="P588" style:parent-style-name="PreformattedText" style:family="paragraph">
      <style:text-properties style:font-name="Arial" fo:font-size="12pt" style:font-size-asian="12pt" style:font-size-complex="12pt"/>
    </style:style>
    <style:style style:name="P589" style:parent-style-name="PreformattedText" style:list-style-name="LFO186" style:family="paragraph">
      <style:text-properties style:font-name="Arial" fo:font-size="12pt" style:font-size-asian="12pt" style:font-size-complex="12pt"/>
    </style:style>
    <style:style style:name="P590" style:parent-style-name="PreformattedText" style:family="paragraph">
      <style:text-properties style:font-name="Arial" fo:font-size="12pt" style:font-size-asian="12pt" style:font-size-complex="12pt"/>
    </style:style>
    <style:style style:name="P591" style:parent-style-name="PreformattedText" style:list-style-name="LFO187" style:family="paragraph">
      <style:text-properties style:font-name="Arial" fo:font-size="12pt" style:font-size-asian="12pt" style:font-size-complex="12pt"/>
    </style:style>
    <style:style style:name="P592" style:parent-style-name="PreformattedText" style:family="paragraph">
      <style:text-properties style:font-name="Arial" fo:font-size="12pt" style:font-size-asian="12pt" style:font-size-complex="12pt"/>
    </style:style>
    <style:style style:name="P593" style:parent-style-name="PreformattedText" style:list-style-name="LFO188" style:family="paragraph">
      <style:text-properties style:font-name="Arial" fo:font-size="12pt" style:font-size-asian="12pt" style:font-size-complex="12pt"/>
    </style:style>
    <style:style style:name="P594" style:parent-style-name="PreformattedText" style:family="paragraph">
      <style:text-properties style:font-name="Arial" fo:font-size="12pt" style:font-size-asian="12pt" style:font-size-complex="12pt"/>
    </style:style>
    <style:style style:name="P595" style:parent-style-name="PreformattedText" style:list-style-name="LFO189" style:family="paragraph"/>
    <style:style style:name="T596" style:parent-style-name="DefaultParagraphFont" style:family="text">
      <style:text-properties style:font-name="Arial" fo:font-size="12pt" style:font-size-asian="12pt" style:font-size-complex="12pt"/>
    </style:style>
    <style:style style:name="T597" style:parent-style-name="DefaultParagraphFont" style:family="text">
      <style:text-properties style:font-name="Arial" fo:color="#FF3366"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T599" style:parent-style-name="DefaultParagraphFont" style:family="text">
      <style:text-properties style:font-name="Arial" fo:color="#000000" fo:font-size="12pt" style:font-size-asian="12pt" style:font-size-complex="12pt"/>
    </style:style>
    <style:style style:name="P600" style:parent-style-name="PreformattedText" style:family="paragraph">
      <style:text-properties style:font-name="Arial" fo:font-size="12pt" style:font-size-asian="12pt" style:font-size-complex="12pt"/>
    </style:style>
    <style:style style:name="P601" style:parent-style-name="PreformattedText" style:list-style-name="LFO190" style:family="paragraph">
      <style:text-properties style:font-name="Arial" fo:font-size="12pt" style:font-size-asian="12pt" style:font-size-complex="12pt"/>
    </style:style>
    <style:style style:name="P602" style:parent-style-name="PreformattedText" style:list-style-name="LFO190" style:family="paragraph">
      <style:text-properties style:font-name="Arial" fo:font-size="12pt" style:font-size-asian="12pt" style:font-size-complex="12pt"/>
    </style:style>
    <style:style style:name="P603" style:parent-style-name="PreformattedText" style:family="paragraph">
      <style:text-properties style:font-name="Arial" fo:font-size="12pt" style:font-size-asian="12pt" style:font-size-complex="12pt"/>
    </style:style>
    <style:style style:name="P604" style:parent-style-name="PreformattedText" style:list-style-name="LFO191" style:family="paragraph"/>
    <style:style style:name="T605" style:parent-style-name="DefaultParagraphFont" style:family="text">
      <style:text-properties style:font-name="Arial" fo:font-size="12pt" style:font-size-asian="12pt" style:font-size-complex="12pt"/>
    </style:style>
    <style:style style:name="T606" style:parent-style-name="DefaultParagraphFont" style:family="text">
      <style:text-properties style:font-name="Arial" fo:font-size="12pt" style:font-size-asian="12pt" style:font-size-complex="12pt"/>
    </style:style>
    <style:style style:name="T607" style:parent-style-name="DefaultParagraphFont" style:family="text">
      <style:text-properties style:font-name="Arial" fo:font-size="12pt" style:font-size-asian="12pt" style:font-size-complex="12pt"/>
    </style:style>
    <style:style style:name="T608" style:parent-style-name="DefaultParagraphFont" style:family="text">
      <style:text-properties style:font-name="Arial" fo:font-size="12pt" style:font-size-asian="12pt" style:font-size-complex="12pt"/>
    </style:style>
    <style:style style:name="T609" style:parent-style-name="DefaultParagraphFont" style:family="text">
      <style:text-properties style:font-name="Arial" fo:font-size="12pt" style:font-size-asian="12pt" style:font-size-complex="12pt"/>
    </style:style>
    <style:style style:name="T610" style:parent-style-name="DefaultParagraphFont" style:family="text">
      <style:text-properties style:font-name="Arial" fo:color="#FF3366" fo:font-size="12pt" style:font-size-asian="12pt" style:font-size-complex="12pt"/>
    </style:style>
    <style:style style:name="T611" style:parent-style-name="DefaultParagraphFont" style:family="text">
      <style:text-properties style:font-name="Arial" fo:font-size="12pt" style:font-size-asian="12pt" style:font-size-complex="12pt"/>
    </style:style>
    <style:style style:name="T612" style:parent-style-name="DefaultParagraphFont" style:family="text">
      <style:text-properties style:font-name="Arial" fo:font-size="12pt" style:font-size-asian="12pt" style:font-size-complex="12pt"/>
    </style:style>
    <style:style style:name="T613" style:parent-style-name="DefaultParagraphFont" style:family="text">
      <style:text-properties style:font-name="Arial" fo:color="#FF3366" fo:font-size="12pt" style:font-size-asian="12pt" style:font-size-complex="12pt"/>
    </style:style>
    <style:style style:name="T614" style:parent-style-name="DefaultParagraphFont" style:family="text">
      <style:text-properties style:font-name="Arial" fo:color="#FF3366" fo:font-size="12pt" style:font-size-asian="12pt" style:font-size-complex="12pt"/>
    </style:style>
    <style:style style:name="T615" style:parent-style-name="DefaultParagraphFont" style:family="text">
      <style:text-properties style:font-name="Arial" fo:color="#000000" fo:font-size="12pt" style:font-size-asian="12pt" style:font-size-complex="12pt"/>
    </style:style>
    <style:style style:name="T616" style:parent-style-name="DefaultParagraphFont" style:family="text">
      <style:text-properties style:font-name="Arial" fo:color="#000000" fo:font-size="12pt" style:font-size-asian="12pt" style:font-size-complex="12pt"/>
    </style:style>
    <style:style style:name="T617" style:parent-style-name="DefaultParagraphFont" style:family="text">
      <style:text-properties style:font-name="Arial" fo:color="#000000" fo:font-size="12pt" style:font-size-asian="12pt" style:font-size-complex="12pt"/>
    </style:style>
    <style:style style:name="T618" style:parent-style-name="DefaultParagraphFont" style:family="text">
      <style:text-properties style:font-name="Arial" fo:color="#000000" fo:font-size="12pt" style:font-size-asian="12pt" style:font-size-complex="12pt"/>
    </style:style>
    <style:style style:name="T619" style:parent-style-name="DefaultParagraphFont" style:family="text">
      <style:text-properties style:font-name="Arial" fo:color="#000000" fo:font-size="12pt" style:font-size-asian="12pt" style:font-size-complex="12pt"/>
    </style:style>
    <style:style style:name="P620" style:parent-style-name="PreformattedText" style:family="paragraph">
      <style:text-properties style:font-name="Arial" fo:color="#000000" fo:font-size="12pt" style:font-size-asian="12pt" style:font-size-complex="12pt"/>
    </style:style>
    <style:style style:name="P621" style:parent-style-name="PreformattedText" style:family="paragraph">
      <style:text-properties style:font-name="Arial" fo:color="#FF3366" fo:font-size="12pt" style:font-size-asian="12pt" style:font-size-complex="12pt"/>
    </style:style>
    <style:style style:name="P622" style:parent-style-name="PreformattedText" style:family="paragraph">
      <style:text-properties style:font-name="Arial" fo:font-size="12pt" style:font-size-asian="12pt" style:font-size-complex="12pt"/>
    </style:style>
    <style:style style:name="P623" style:parent-style-name="PreformattedText" style:list-style-name="LFO192" style:family="paragraph">
      <style:text-properties style:font-name="Arial" fo:font-size="12pt" style:font-size-asian="12pt" style:font-size-complex="12pt"/>
    </style:style>
    <style:style style:name="P624" style:parent-style-name="PreformattedText" style:list-style-name="LFO192" style:family="paragraph">
      <style:text-properties style:font-name="Arial" fo:font-size="12pt" style:font-size-asian="12pt" style:font-size-complex="12pt"/>
    </style:style>
    <style:style style:name="P625" style:parent-style-name="PreformattedText" style:list-style-name="LFO192" style:family="paragraph">
      <style:text-properties style:font-name="Arial" fo:font-size="12pt" style:font-size-asian="12pt" style:font-size-complex="12pt"/>
    </style:style>
    <style:style style:name="P626" style:parent-style-name="PreformattedText" style:family="paragraph">
      <style:text-properties style:font-name="Arial" fo:font-size="12pt" style:font-size-asian="12pt" style:font-size-complex="12pt"/>
    </style:style>
    <style:style style:name="P627" style:parent-style-name="PreformattedText" style:list-style-name="LFO193" style:family="paragraph">
      <style:text-properties style:font-name="Arial" fo:font-size="12pt" style:font-size-asian="12pt" style:font-size-complex="12pt"/>
    </style:style>
    <style:style style:name="P628" style:parent-style-name="PreformattedText" style:family="paragraph">
      <style:text-properties style:font-name="Arial" fo:font-size="12pt" style:font-size-asian="12pt" style:font-size-complex="12pt"/>
    </style:style>
    <style:style style:name="P629" style:parent-style-name="PreformattedText" style:list-style-name="LFO194" style:family="paragraph">
      <style:text-properties style:font-name="Arial" fo:font-size="12pt" style:font-size-asian="12pt" style:font-size-complex="12pt"/>
    </style:style>
    <style:style style:name="P630" style:parent-style-name="PreformattedText" style:list-style-name="LFO194"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5" style:family="paragraph">
      <style:text-properties style:font-name="Arial" fo:font-size="12pt" style:font-size-asian="12pt" style:font-size-complex="12pt"/>
    </style:style>
    <style:style style:name="P633" style:parent-style-name="PreformattedText" style:family="paragraph">
      <style:text-properties style:font-name="Arial" fo:font-size="12pt" style:font-size-asian="12pt" style:font-size-complex="12pt"/>
    </style:style>
    <style:style style:name="P634" style:parent-style-name="PreformattedText" style:list-style-name="LFO196"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list-style-name="LFO197" style:family="paragraph">
      <style:text-properties style:font-name="Arial" fo:font-size="12pt" style:font-size-asian="12pt" style:font-size-complex="12pt"/>
    </style:style>
    <style:style style:name="P637" style:parent-style-name="PreformattedText" style:list-style-name="LFO197"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list-style-name="LFO198" style:family="paragraph">
      <style:text-properties style:font-name="Arial" fo:font-size="12pt" style:font-size-asian="12pt" style:font-size-complex="12pt"/>
    </style:style>
    <style:style style:name="P641" style:parent-style-name="PreformattedText" style:list-style-name="LFO198" style:family="paragraph">
      <style:text-properties style:font-name="Arial" fo:font-size="12pt" style:font-size-asian="12pt" style:font-size-complex="12pt"/>
    </style:style>
    <style:style style:name="P642" style:parent-style-name="PreformattedText" style:list-style-name="LFO198" style:family="paragraph">
      <style:text-properties style:font-name="Arial" fo:font-size="12pt" style:font-size-asian="12pt" style:font-size-complex="12pt"/>
    </style:style>
    <style:style style:name="P643" style:parent-style-name="PreformattedText" style:list-style-name="LFO198" style:family="paragraph">
      <style:text-properties style:font-name="Arial" fo:font-size="12pt" style:font-size-asian="12pt" style:font-size-complex="12pt"/>
    </style:style>
    <style:style style:name="P644" style:parent-style-name="PreformattedText" style:list-style-name="LFO198"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9"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200" style:family="paragraph">
      <style:text-properties style:font-name="Arial" fo:font-size="12pt" style:font-size-asian="12pt" style:font-size-complex="12pt"/>
    </style:style>
    <style:style style:name="P649" style:parent-style-name="PreformattedText" style:list-style-name="LFO200" style:family="paragraph">
      <style:text-properties style:font-name="Arial" fo:font-size="12pt" style:font-size-asian="12pt" style:font-size-complex="12pt"/>
    </style:style>
    <style:style style:name="P650" style:parent-style-name="PreformattedText" style:list-style-name="LFO200" style:family="paragraph">
      <style:text-properties style:font-name="Arial" fo:font-size="12pt" style:font-size-asian="12pt" style:font-size-complex="12pt"/>
    </style:style>
    <style:style style:name="P651" style:parent-style-name="PreformattedText" style:list-style-name="LFO200"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1" style:family="paragraph">
      <style:text-properties style:font-name="Arial" fo:font-size="12pt" style:font-size-asian="12pt" style:font-size-complex="12pt"/>
    </style:style>
    <style:style style:name="P654" style:parent-style-name="PreformattedText" style:list-style-name="LFO201" style:family="paragraph">
      <style:text-properties style:font-name="Arial" fo:font-size="12pt" style:font-size-asian="12pt" style:font-size-complex="12pt"/>
    </style:style>
    <style:style style:name="P655" style:parent-style-name="PreformattedText" style:list-style-name="LFO201" style:family="paragraph">
      <style:text-properties style:font-name="Arial" fo:font-size="12pt" style:font-size-asian="12pt" style:font-size-complex="12pt"/>
    </style:style>
    <style:style style:name="P656" style:parent-style-name="PreformattedText" style:family="paragraph">
      <style:text-properties style:font-name="Arial" fo:font-size="12pt" style:font-size-asian="12pt" style:font-size-complex="12pt"/>
    </style:style>
    <style:style style:name="P657" style:parent-style-name="PreformattedText" style:list-style-name="LFO202"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3"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4" style:family="paragraph">
      <style:text-properties style:font-name="Arial" fo:font-size="12pt" style:font-size-asian="12pt" style:font-size-complex="12pt"/>
    </style:style>
    <style:style style:name="P663" style:parent-style-name="PreformattedText" style:list-style-name="LFO204" style:family="paragraph">
      <style:text-properties style:font-name="Arial" fo:font-size="12pt" style:font-size-asian="12pt" style:font-size-complex="12pt"/>
    </style:style>
    <style:style style:name="P664" style:parent-style-name="PreformattedText" style:list-style-name="LFO204"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list-style-name="LFO205" style:family="paragraph">
      <style:text-properties style:font-name="Arial" fo:font-size="12pt" style:font-size-asian="12pt" style:font-size-complex="12pt"/>
    </style:style>
    <style:style style:name="P667" style:parent-style-name="PreformattedText" style:list-style-name="LFO205"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list-style-name="LFO206"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7" style:family="paragraph">
      <style:text-properties style:font-name="Arial" fo:font-size="12pt" style:font-size-asian="12pt" style:font-size-complex="12pt"/>
    </style:style>
    <style:style style:name="P672" style:parent-style-name="PreformattedText" style:list-style-name="LFO208"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9" style:family="paragraph">
      <style:text-properties style:font-name="Arial" fo:font-size="12pt" style:font-size-asian="12pt" style:font-size-complex="12pt"/>
    </style:style>
    <style:style style:name="P675" style:parent-style-name="PreformattedText" style:list-style-name="LFO209"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10"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1" style:family="paragraph">
      <style:text-properties style:font-name="Arial" fo:font-size="12pt" style:font-size-asian="12pt" style:font-size-complex="12pt"/>
    </style:style>
    <style:style style:name="P680" style:parent-style-name="PreformattedText" style:family="paragraph">
      <style:text-properties style:font-name="Arial" fo:font-size="12pt" style:font-size-asian="12pt" style:font-size-complex="12pt"/>
    </style:style>
    <style:style style:name="P681" style:parent-style-name="PreformattedText" style:list-style-name="LFO212"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3" style:family="paragraph">
      <style:text-properties style:font-name="Arial" fo:font-size="12pt" style:font-size-asian="12pt" style:font-size-complex="12pt"/>
    </style:style>
    <style:style style:name="P684" style:parent-style-name="PreformattedText" style:list-style-name="LFO213" style:family="paragraph">
      <style:text-properties style:font-name="Arial" fo:font-size="12pt" style:font-size-asian="12pt" style:font-size-complex="12pt"/>
    </style:style>
    <style:style style:name="P685" style:parent-style-name="PreformattedText" style:list-style-name="LFO213" style:family="paragraph">
      <style:text-properties style:font-name="Arial" fo:font-size="12pt" style:font-size-asian="12pt" style:font-size-complex="12pt"/>
    </style:style>
    <style:style style:name="P686" style:parent-style-name="PreformattedText" style:list-style-name="LFO213" style:family="paragraph">
      <style:text-properties style:font-name="Arial" fo:font-size="12pt" style:font-size-asian="12pt" style:font-size-complex="12pt"/>
    </style:style>
    <style:style style:name="P687" style:parent-style-name="PreformattedText" style:list-style-name="LFO213" style:family="paragraph">
      <style:text-properties style:font-name="Arial" fo:font-size="12pt" style:font-size-asian="12pt" style:font-size-complex="12pt"/>
    </style:style>
    <style:style style:name="P688" style:parent-style-name="PreformattedText" style:family="paragraph">
      <style:text-properties style:font-name="Arial" fo:font-size="12pt" style:font-size-asian="12pt" style:font-size-complex="12pt"/>
    </style:style>
    <style:style style:name="P689" style:parent-style-name="PreformattedText" style:list-style-name="LFO214"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5" style:family="paragraph">
      <style:text-properties style:font-name="Arial" fo:font-size="12pt" style:font-size-asian="12pt" style:font-size-complex="12pt"/>
    </style:style>
    <style:style style:name="P692" style:parent-style-name="PreformattedText" style:list-style-name="LFO215"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6" style:family="paragraph">
      <style:text-properties style:font-name="Arial" fo:font-size="12pt" style:font-size-asian="12pt" style:font-size-complex="12pt"/>
    </style:style>
    <style:style style:name="P695" style:parent-style-name="PreformattedText" style:list-style-name="LFO216"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7"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family="paragraph">
      <style:text-properties style:font-name="Arial" fo:font-size="12pt" style:font-size-asian="12pt" style:font-size-complex="12pt"/>
    </style:style>
    <style:style style:name="P700" style:parent-style-name="PreformattedText" style:list-style-name="LFO218"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19"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list-style-name="LFO220"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list-style-name="LFO221" style:family="paragraph">
      <style:text-properties style:font-name="Arial" fo:font-size="12pt" style:font-size-asian="12pt" style:font-size-complex="12pt"/>
    </style:style>
    <style:style style:name="P708" style:parent-style-name="PreformattedText" style:list-style-name="LFO221" style:family="paragraph">
      <style:text-properties style:font-name="Arial" fo:font-size="12pt" style:font-size-asian="12pt" style:font-size-complex="12pt"/>
    </style:style>
    <style:style style:name="P709" style:parent-style-name="PreformattedText" style:list-style-name="LFO221" style:family="paragraph"/>
    <style:style style:name="T710" style:parent-style-name="DefaultParagraphFont" style:family="text">
      <style:text-properties style:font-name="Arial" fo:font-size="12pt" style:font-size-asian="12pt" style:font-size-complex="12pt"/>
    </style:style>
    <style:style style:name="T711" style:parent-style-name="DefaultParagraphFont" style:family="text">
      <style:text-properties style:font-name="Arial" fo:font-size="12pt" style:font-size-asian="12pt" style:font-size-complex="12pt"/>
    </style:style>
    <style:style style:name="T712" style:parent-style-name="DefaultParagraphFont" style:family="text">
      <style:text-properties style:font-name="Arial" fo:font-size="12pt" style:font-size-asian="12pt" style:font-size-complex="12pt"/>
    </style:style>
    <style:style style:name="T713" style:parent-style-name="DefaultParagraphFont" style:family="text">
      <style:text-properties style:font-name="Arial" fo:font-size="12pt" style:font-size-asian="12pt" style:font-size-complex="12pt"/>
    </style:style>
    <style:style style:name="T714" style:parent-style-name="DefaultParagraphFont" style:family="text">
      <style:text-properties style:font-name="Arial" fo:font-size="12pt" style:font-size-asian="12pt" style:font-size-complex="12pt"/>
    </style:style>
    <style:style style:name="T715" style:parent-style-name="DefaultParagraphFont" style:family="text">
      <style:text-properties style:font-name="Arial" fo:font-size="12pt" style:font-size-asian="12pt" style:font-size-complex="12pt"/>
    </style:style>
    <style:style style:name="P716" style:parent-style-name="PreformattedText" style:family="paragraph">
      <style:text-properties style:font-name="Arial" fo:font-size="12pt" style:font-size-asian="12pt" style:font-size-complex="12pt"/>
    </style:style>
    <style:style style:name="P717" style:parent-style-name="PreformattedText" style:list-style-name="LFO222"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3" style:family="paragraph">
      <style:text-properties style:font-name="Arial" fo:font-size="12pt" style:font-size-asian="12pt" style:font-size-complex="12pt"/>
    </style:style>
    <style:style style:name="P720" style:parent-style-name="PreformattedText" style:list-style-name="LFO223"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4" style:family="paragraph">
      <style:text-properties style:font-name="Arial" fo:font-size="12pt" style:font-size-asian="12pt" style:font-size-complex="12pt"/>
    </style:style>
    <style:style style:name="P723" style:parent-style-name="PreformattedText" style:list-style-name="LFO225" style:family="paragraph">
      <style:text-properties style:font-name="Arial" fo:font-size="12pt" style:font-size-asian="12pt" style:font-size-complex="12pt"/>
    </style:style>
    <style:style style:name="P724" style:parent-style-name="PreformattedText" style:list-style-name="LFO225"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list-style-name="LFO226"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7" style:family="paragraph">
      <style:text-properties style:font-name="Arial" fo:font-size="12pt" style:font-size-asian="12pt" style:font-size-complex="12pt"/>
    </style:style>
    <style:style style:name="P730" style:parent-style-name="PreformattedText" style:list-style-name="LFO227"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8"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29" style:family="paragraph">
      <style:text-properties style:font-name="Arial" fo:font-size="12pt" style:font-size-asian="12pt" style:font-size-complex="12pt"/>
    </style:style>
    <style:style style:name="P735" style:parent-style-name="PreformattedText" style:list-style-name="LFO229"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0"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1"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2"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3" style:family="paragraph">
      <style:text-properties style:font-name="Arial" fo:font-size="12pt" style:font-size-asian="12pt" style:font-size-complex="12pt"/>
    </style:style>
    <style:style style:name="P744" style:parent-style-name="PreformattedText" style:family="paragraph">
      <style:text-properties style:font-name="Arial" fo:font-size="12pt" style:font-size-asian="12pt" style:font-size-complex="12pt"/>
    </style:style>
    <style:style style:name="P745" style:parent-style-name="PreformattedText" style:list-style-name="LFO234"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5"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6" style:family="paragraph">
      <style:text-properties style:font-name="Arial" fo:font-size="12pt" style:font-size-asian="12pt" style:font-size-complex="12pt"/>
    </style:style>
    <style:style style:name="P750" style:parent-style-name="PreformattedText" style:family="paragraph">
      <style:text-properties style:font-name="Arial" fo:font-size="12pt" style:font-size-asian="12pt" style:font-size-complex="12pt"/>
    </style:style>
    <style:style style:name="P751" style:parent-style-name="PreformattedText" style:list-style-name="LFO237" style:family="paragraph">
      <style:text-properties style:font-name="Arial" fo:font-size="12pt" style:font-size-asian="12pt" style:font-size-complex="12pt"/>
    </style:style>
    <style:style style:name="P752" style:parent-style-name="PreformattedText" style:family="paragraph">
      <style:text-properties style:font-name="Arial" fo:font-size="12pt" style:font-size-asian="12pt" style:font-size-complex="12pt"/>
    </style:style>
    <style:style style:name="P753" style:parent-style-name="PreformattedText" style:list-style-name="LFO238"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39"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40"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41"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2" style:family="paragraph">
      <style:text-properties style:font-name="Arial" fo:font-size="12pt" style:font-size-asian="12pt" style:font-size-complex="12pt"/>
    </style:style>
    <style:style style:name="P762" style:parent-style-name="PreformattedText" style:list-style-name="LFO242"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3" style:family="paragraph">
      <style:text-properties style:font-name="Arial" fo:font-size="12pt" style:font-size-asian="12pt" style:font-size-complex="12pt"/>
    </style:style>
    <style:style style:name="P765" style:parent-style-name="PreformattedText" style:list-style-name="LFO244"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5" style:family="paragraph">
      <style:text-properties style:font-name="Arial" fo:font-size="12pt" style:font-size-asian="12pt" style:font-size-complex="12pt"/>
    </style:style>
    <style:style style:name="P768" style:parent-style-name="PreformattedText" style:list-style-name="LFO245"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6" style:family="paragraph">
      <style:text-properties style:font-name="Arial" fo:font-size="12pt" style:font-size-asian="12pt" style:font-size-complex="12pt"/>
    </style:style>
    <style:style style:name="P771" style:parent-style-name="PreformattedText" style:list-style-name="LFO246" style:family="paragraph">
      <style:text-properties style:font-name="Arial" fo:font-size="12pt" style:font-size-asian="12pt" style:font-size-complex="12pt"/>
    </style:style>
    <style:style style:name="P772" style:parent-style-name="PreformattedText" style:list-style-name="LFO246" style:family="paragraph">
      <style:text-properties style:font-name="Arial" fo:font-size="12pt" style:font-size-asian="12pt" style:font-size-complex="12pt"/>
    </style:style>
    <style:style style:name="P773" style:parent-style-name="PreformattedText" style:list-style-name="LFO246"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47" style:family="paragraph">
      <style:text-properties style:font-name="Arial" fo:font-size="12pt" style:font-size-asian="12pt" style:font-size-complex="12pt"/>
    </style:style>
    <style:style style:name="P776" style:parent-style-name="PreformattedText" style:list-style-name="LFO247" style:family="paragraph">
      <style:text-properties style:font-name="Arial" fo:font-size="12pt" style:font-size-asian="12pt" style:font-size-complex="12pt"/>
    </style:style>
    <style:style style:name="P777" style:parent-style-name="PreformattedText" style:list-style-name="LFO247"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48"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9"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50" style:family="paragraph">
      <style:text-properties style:font-name="Arial" fo:font-size="12pt" style:font-size-asian="12pt" style:font-size-complex="12pt"/>
    </style:style>
    <style:style style:name="P784" style:parent-style-name="PreformattedText" style:list-style-name="LFO250"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1" style:family="paragraph">
      <style:text-properties style:font-name="Arial" fo:font-size="12pt" style:font-size-asian="12pt" style:font-size-complex="12pt"/>
    </style:style>
    <style:style style:name="P787" style:parent-style-name="PreformattedText" style:family="paragraph">
      <style:text-properties style:font-name="Arial" fo:font-size="12pt" style:font-size-asian="12pt" style:font-size-complex="12pt"/>
    </style:style>
    <style:style style:name="P788" style:parent-style-name="PreformattedText" style:list-style-name="LFO252" style:family="paragraph">
      <style:text-properties style:font-name="Arial" fo:font-size="12pt" style:font-size-asian="12pt" style:font-size-complex="12pt"/>
    </style:style>
    <style:style style:name="P789" style:parent-style-name="PreformattedText" style:list-style-name="LFO252" style:family="paragraph">
      <style:text-properties style:font-name="Arial" fo:font-size="12pt" style:font-size-asian="12pt" style:font-size-complex="12pt"/>
    </style:style>
    <style:style style:name="P790" style:parent-style-name="PreformattedText" style:list-style-name="LFO252" style:family="paragraph">
      <style:text-properties style:font-name="Arial" fo:font-size="12pt" style:font-size-asian="12pt" style:font-size-complex="12pt"/>
    </style:style>
    <style:style style:name="P791" style:parent-style-name="PreformattedText" style:list-style-name="LFO252" style:family="paragraph">
      <style:text-properties style:font-name="Arial" fo:font-size="12pt" style:font-size-asian="12pt" style:font-size-complex="12pt"/>
    </style:style>
    <style:style style:name="P792" style:parent-style-name="PreformattedText" style:family="paragraph">
      <style:text-properties style:font-name="Arial" fo:font-size="12pt" style:font-size-asian="12pt" style:font-size-complex="12pt"/>
    </style:style>
    <style:style style:name="P793" style:parent-style-name="PreformattedText" style:list-style-name="LFO253" style:family="paragraph">
      <style:text-properties style:font-name="Arial" fo:font-size="12pt" style:font-size-asian="12pt" style:font-size-complex="12pt"/>
    </style:style>
    <style:style style:name="P794" style:parent-style-name="PreformattedText" style:list-style-name="LFO253" style:family="paragraph">
      <style:text-properties style:font-name="Arial" fo:font-size="12pt" style:font-size-asian="12pt" style:font-size-complex="12pt"/>
    </style:style>
    <style:style style:name="P795" style:parent-style-name="PreformattedText" style:list-style-name="LFO253"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list-style-name="LFO254" style:family="paragraph">
      <style:text-properties style:font-name="Arial" fo:font-size="12pt" style:font-size-asian="12pt" style:font-size-complex="12pt"/>
    </style:style>
    <style:style style:name="P798" style:parent-style-name="PreformattedText" style:family="paragraph">
      <style:text-properties style:font-name="Arial" fo:font-size="12pt" style:font-size-asian="12pt" style:font-size-complex="12pt"/>
    </style:style>
    <style:style style:name="P799" style:parent-style-name="PreformattedText" style:list-style-name="LFO255"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6" style:family="paragraph">
      <style:text-properties style:font-name="Arial" fo:font-size="12pt" style:font-size-asian="12pt" style:font-size-complex="12pt"/>
    </style:style>
    <style:style style:name="P802" style:parent-style-name="PreformattedText" style:list-style-name="LFO256"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7" style:family="paragraph">
      <style:text-properties style:font-name="Arial" fo:font-size="12pt" style:font-size-asian="12pt" style:font-size-complex="12pt"/>
    </style:style>
    <style:style style:name="P805" style:parent-style-name="PreformattedText" style:list-style-name="LFO257"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58" style:family="paragraph">
      <style:text-properties style:font-name="Arial" fo:font-size="12pt" style:font-size-asian="12pt" style:font-size-complex="12pt"/>
    </style:style>
    <style:style style:name="P808" style:parent-style-name="PreformattedText" style:list-style-name="LFO258"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9" style:family="paragraph">
      <style:text-properties style:font-name="Arial" fo:font-size="12pt" style:font-size-asian="12pt" style:font-size-complex="12pt"/>
    </style:style>
    <style:style style:name="P811" style:parent-style-name="PreformattedText" style:list-style-name="LFO259" style:family="paragraph">
      <style:text-properties style:font-name="Arial" fo:font-size="12pt" style:font-size-asian="12pt" style:font-size-complex="12pt"/>
    </style:style>
    <style:style style:name="P812" style:parent-style-name="PreformattedText" style:list-style-name="LFO259" style:family="paragraph">
      <style:text-properties style:font-name="Arial" fo:font-size="12pt" style:font-size-asian="12pt" style:font-size-complex="12pt"/>
    </style:style>
    <style:style style:name="P813" style:parent-style-name="PreformattedText" style:list-style-name="LFO259" style:family="paragraph">
      <style:text-properties style:font-name="Arial" fo:font-size="12pt" style:font-size-asian="12pt" style:font-size-complex="12pt"/>
    </style:style>
    <style:style style:name="P814" style:parent-style-name="PreformattedText" style:list-style-name="LFO259" style:family="paragraph">
      <style:text-properties style:font-name="Arial" fo:font-size="12pt" style:font-size-asian="12pt" style:font-size-complex="12pt"/>
    </style:style>
    <style:style style:name="P815" style:parent-style-name="PreformattedText" style:list-style-name="LFO259" style:family="paragraph">
      <style:text-properties style:font-name="Arial" fo:font-size="12pt" style:font-size-asian="12pt" style:font-size-complex="12pt"/>
    </style:style>
    <style:style style:name="P816" style:parent-style-name="PreformattedText" style:list-style-name="LFO259"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0" style:family="paragraph">
      <style:text-properties style:font-name="Arial" fo:font-size="12pt" style:font-size-asian="12pt" style:font-size-complex="12pt"/>
    </style:style>
    <style:style style:name="P819" style:parent-style-name="PreformattedText" style:family="paragraph">
      <style:text-properties style:font-name="Arial" fo:font-size="12pt" style:font-size-asian="12pt" style:font-size-complex="12pt"/>
    </style:style>
    <style:style style:name="P820" style:parent-style-name="PreformattedText" style:family="paragraph">
      <style:text-properties style:font-name="Arial" fo:font-size="12pt" style:font-size-asian="12pt" style:font-size-complex="12pt"/>
    </style:style>
    <style:style style:name="P821" style:parent-style-name="PreformattedText" style:list-style-name="LFO261" style:family="paragraph">
      <style:text-properties style:font-name="Arial" fo:font-size="12pt" style:font-size-asian="12pt" style:font-size-complex="12pt"/>
    </style:style>
    <style:style style:name="P822" style:parent-style-name="PreformattedText" style:list-style-name="LFO261"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2"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3" style:family="paragraph">
      <style:text-properties style:font-name="Arial" fo:font-size="12pt" style:font-size-asian="12pt" style:font-size-complex="12pt"/>
    </style:style>
    <style:style style:name="P827" style:parent-style-name="PreformattedText" style:list-style-name="LFO263"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4"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5" style:family="paragraph">
      <style:text-properties style:font-name="Arial" fo:font-size="12pt" style:font-size-asian="12pt" style:font-size-complex="12pt"/>
    </style:style>
    <style:style style:name="P832" style:parent-style-name="PreformattedText" style:family="paragraph">
      <style:text-properties style:font-name="Arial" fo:font-size="12pt" style:font-size-asian="12pt" style:font-size-complex="12pt"/>
    </style:style>
    <style:style style:name="P833" style:parent-style-name="PreformattedText" style:list-style-name="LFO266" style:family="paragraph">
      <style:text-properties style:font-name="Arial" fo:font-size="12pt" style:font-size-asian="12pt" style:font-size-complex="12pt"/>
    </style:style>
    <style:style style:name="P834" style:parent-style-name="PreformattedText" style:family="paragraph">
      <style:text-properties style:font-name="Arial" fo:font-size="12pt" style:font-size-asian="12pt" style:font-size-complex="12pt"/>
    </style:style>
    <style:style style:name="P835" style:parent-style-name="PreformattedText" style:list-style-name="LFO267" style:family="paragraph">
      <style:text-properties style:font-name="Arial" fo:font-size="12pt" style:font-size-asian="12pt" style:font-size-complex="12pt"/>
    </style:style>
    <style:style style:name="P836" style:parent-style-name="PreformattedText" style:list-style-name="LFO267" style:family="paragraph">
      <style:text-properties style:font-name="Arial" fo:font-size="12pt" style:font-size-asian="12pt" style:font-size-complex="12pt"/>
    </style:style>
    <style:style style:name="P837" style:parent-style-name="PreformattedText" style:list-style-name="LFO267" style:family="paragraph">
      <style:text-properties style:font-name="Arial" fo:font-size="12pt" style:font-size-asian="12pt" style:font-size-complex="12pt"/>
    </style:style>
    <style:style style:name="P838" style:parent-style-name="PreformattedText" style:list-style-name="LFO267" style:family="paragraph">
      <style:text-properties style:font-name="Arial" fo:font-size="12pt" style:font-size-asian="12pt" style:font-size-complex="12pt"/>
    </style:style>
    <style:style style:name="P839" style:parent-style-name="PreformattedText" style:list-style-name="LFO267" style:family="paragraph">
      <style:text-properties style:font-name="Arial" fo:font-size="12pt" style:font-size-asian="12pt" style:font-size-complex="12pt"/>
    </style:style>
    <style:style style:name="P840" style:parent-style-name="PreformattedText" style:list-style-name="LFO267" style:family="paragraph">
      <style:text-properties style:font-name="Arial" fo:font-size="12pt" style:font-size-asian="12pt" style:font-size-complex="12pt"/>
    </style:style>
    <style:style style:name="P841" style:parent-style-name="PreformattedText" style:family="paragraph">
      <style:text-properties style:font-name="Arial" fo:font-size="12pt" style:font-size-asian="12pt" style:font-size-complex="12pt"/>
    </style:style>
    <style:style style:name="P842" style:parent-style-name="PreformattedText" style:list-style-name="LFO268" style:family="paragraph">
      <style:text-properties style:font-name="Arial" fo:font-size="12pt" style:font-size-asian="12pt" style:font-size-complex="12pt"/>
    </style:style>
    <style:style style:name="P843" style:parent-style-name="PreformattedText" style:list-style-name="LFO268" style:family="paragraph">
      <style:text-properties style:font-name="Arial" fo:font-size="12pt" style:font-size-asian="12pt" style:font-size-complex="12pt"/>
    </style:style>
    <style:style style:name="P844" style:parent-style-name="PreformattedText" style:list-style-name="LFO268" style:family="paragraph">
      <style:text-properties style:font-name="Arial" fo:font-size="12pt" style:font-size-asian="12pt" style:font-size-complex="12pt"/>
    </style:style>
    <style:style style:name="P845" style:parent-style-name="PreformattedText" style:family="paragraph">
      <style:text-properties style:font-name="Arial" fo:font-size="12pt" style:font-size-asian="12pt" style:font-size-complex="12pt"/>
    </style:style>
    <style:style style:name="P846" style:parent-style-name="PreformattedText" style:list-style-name="LFO269" style:family="paragraph">
      <style:text-properties style:font-name="Arial" fo:font-size="12pt" style:font-size-asian="12pt" style:font-size-complex="12pt"/>
    </style:style>
    <style:style style:name="P847" style:parent-style-name="PreformattedText" style:list-style-name="LFO269" style:family="paragraph">
      <style:text-properties style:font-name="Arial" fo:font-size="12pt" style:font-size-asian="12pt" style:font-size-complex="12pt"/>
    </style:style>
    <style:style style:name="P848" style:parent-style-name="PreformattedText" style:family="paragraph">
      <style:text-properties style:font-name="Arial" fo:font-size="12pt" style:font-size-asian="12pt" style:font-size-complex="12pt"/>
    </style:style>
    <style:style style:name="P849" style:parent-style-name="PreformattedText" style:list-style-name="LFO270" style:family="paragraph">
      <style:text-properties style:font-name="Arial" fo:font-size="12pt" style:font-size-asian="12pt" style:font-size-complex="12pt"/>
    </style:style>
    <style:style style:name="P850" style:parent-style-name="PreformattedText" style:list-style-name="LFO270" style:family="paragraph">
      <style:text-properties style:font-name="Arial" fo:font-size="12pt" style:font-size-asian="12pt" style:font-size-complex="12pt"/>
    </style:style>
    <style:style style:name="P851" style:parent-style-name="PreformattedText" style:list-style-name="LFO270" style:family="paragraph">
      <style:text-properties style:font-name="Arial" fo:font-size="12pt" style:font-size-asian="12pt" style:font-size-complex="12pt"/>
    </style:style>
    <style:style style:name="P852" style:parent-style-name="PreformattedText" style:list-style-name="LFO270"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1" style:family="paragraph">
      <style:text-properties style:font-name="Arial" fo:font-size="12pt" style:font-size-asian="12pt" style:font-size-complex="12pt"/>
    </style:style>
    <style:style style:name="P855" style:parent-style-name="PreformattedText" style:list-style-name="LFO271" style:family="paragraph">
      <style:text-properties style:font-name="Arial" fo:font-size="12pt" style:font-size-asian="12pt" style:font-size-complex="12pt"/>
    </style:style>
    <style:style style:name="P856" style:parent-style-name="PreformattedText" style:list-style-name="LFO271" style:family="paragraph">
      <style:text-properties style:font-name="Arial" fo:font-size="12pt" style:font-size-asian="12pt" style:font-size-complex="12pt"/>
    </style:style>
    <style:style style:name="P857" style:parent-style-name="PreformattedText" style:list-style-name="LFO271" style:family="paragraph">
      <style:text-properties style:font-name="Arial" fo:font-size="12pt" style:font-size-asian="12pt" style:font-size-complex="12pt"/>
    </style:style>
    <style:style style:name="P858" style:parent-style-name="PreformattedText" style:family="paragraph">
      <style:text-properties style:font-name="Arial" fo:font-size="12pt" style:font-size-asian="12pt" style:font-size-complex="12pt"/>
    </style:style>
    <style:style style:name="P859" style:parent-style-name="PreformattedText" style:list-style-name="LFO272" style:family="paragraph">
      <style:text-properties style:font-name="Arial" fo:font-size="12pt" style:font-size-asian="12pt" style:font-size-complex="12pt"/>
    </style:style>
    <style:style style:name="P860" style:parent-style-name="PreformattedText" style:family="paragraph">
      <style:text-properties style:font-name="Arial" fo:font-size="12pt" style:font-size-asian="12pt" style:font-size-complex="12pt"/>
    </style:style>
    <style:style style:name="P861"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6 <text:s text:c="4"/>7 September 2022</text:p>
      <text:list text:style-name="LFO273" text:continue-numbering="true">
        <text:list-item>
          <text:p text:style-name="P16">Removed instructions for pipenv installations (we have killed that project before it is actually born)<text:line-break/></text:p>
        </text:list-item>
      </text:list>
      <text:p text:style-name="P17">Version 3.6.5 <text:s text:c="4"/>5 September 2022</text:p>
      <text:list text:style-name="LFO1" text:continue-numbering="true">
        <text:list-item>
          <text:p text:style-name="P18">No code changes. Added ‘wheel’ to required packages to better support pure Python installations (no Anaconda3).<text:line-break/></text:p>
        </text:list-item>
      </text:list>
      <text:p text:style-name="P19">Version 3.6.3 <text:s text:c="4"/>7 August 2022</text:p>
      <text:list text:style-name="LFO2" text:continue-numbering="true">
        <text:list-item>
          <text:p text:style-name="P20">Added messages upon app closing indicating normal program shutdown with advice to user to ignore any subsequent messages about QBasic timers as they are harmless.<text:line-break/></text:p>
        </text:list-item>
      </text:list>
      <text:p text:style-name="P21">Version 3.6.2 <text:s text:c="4"/>7 August 2022</text:p>
      <text:list text:style-name="LFO3" text:continue-numbering="true">
        <text:list-item>
          <text:p text:style-name="P22">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23">Version 3.6.1 7 August 2022</text:p>
      <text:list text:style-name="LFO4" text:continue-numbering="true">
        <text:list-item>
          <text:p text:style-name="P24">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25">Version 3.6.0 29 July 2022</text:p>
      <text:list text:style-name="LFO5" text:continue-numbering="true">
        <text:list-item>
          <text:p text:style-name="P26">fixes OCR context menu and plots</text:p>
        </text:list-item>
      </text:list>
      <text:p text:style-name="P27"/>
      <text:p text:style-name="P28">Version 3.5.6 26 July 2022</text:p>
      <text:list text:style-name="LFO6" text:continue-numbering="true">
        <text:list-item>
          <text:p text:style-name="P29">fixes aperture context menu. OCR context menu still broken<text:line-break/></text:p>
        </text:list-item>
      </text:list>
      <text:p text:style-name="P30">Version 3.5.1 23 July 2022</text:p>
      <text:list text:style-name="LFO7" text:continue-numbering="true">
        <text:list-item>
          <text:p text:style-name="P31">it appears that the PyPI JSON API is no longer useful for getting the latest version of a package due to an announced breaking change on the part of the PyPI support team. This version utilizes a work-around so that we can continue to be alerted to the<text:s/><text:soft-page-break/>availability of a newer version than the one that is currently installed.<text:line-break/></text:p>
        </text:list-item>
      </text:list>
      <text:p text:style-name="P32">Version 3.4.8 23 July 2022</text:p>
      <text:list text:style-name="LFO8" text:continue-numbering="true">
        <text:list-item>
          <text:p text:style-name="P33">fixed float/int problem in stacker.py that exhibits only in Win11 os, not Win10<text:line-break/></text:p>
        </text:list-item>
      </text:list>
      <text:p text:style-name="P34">Version 3.4.7 22 July 2022</text:p>
      <text:list text:style-name="LFO9" text:continue-numbering="true">
        <text:list-item>
          <text:p text:style-name="P35">added instructions in test output window when a new version is found to be available. It tells the user how to get the new version in a pip based installation and a pipenv based installation.<text:line-break/></text:p>
        </text:list-item>
      </text:list>
      <text:p text:style-name="P36">Version 3.4.4 21 July 2022</text:p>
      <text:list text:style-name="LFO10" text:continue-numbering="true">
        <text:list-item>
          <text:p text:style-name="P37">we no longer write a run-pymovie icon to the desktop. This required an Anaconda3 installation (with Anaconda3 installed in a specific location) which we are working hard to avoid.<text:line-break/></text:p>
        </text:list-item>
      </text:list>
      <text:p text:style-name="P38">Version 3.4.3 21 July 2022</text:p>
      <text:list text:style-name="LFO11" text:continue-numbering="true">
        <text:list-item>
          <text:p text:style-name="P39"><text:span text:style-name="T40">removed option to download new version when found. This was done in part to remove a sometimes-annoying nag and to pave the way for a new installation procedure that does not require an Anaconda3 installation.</text:span><text:span text:style-name="T41"><text:line-break/></text:span><text:span text:style-name="T42"><text:line-break/>The usual <text:s/></text:span><text:span text:style-name="T43">pip install pymovie==x.y.z<text:s/></text:span><text:span text:style-name="T44">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45"><text:line-break/></text:span></text:p>
        </text:list-item>
      </text:list>
      <text:p text:style-name="P46">Version 3.4.2 9Jul2022</text:p>
      <text:list text:style-name="LFO12" text:continue-numbering="true">
        <text:list-item>
          <text:p text:style-name="P47">fixes QMenu() reference issue (created by Qt programmers changing where the QMenu() item is found<text:line-break/></text:p>
        </text:list-item>
      </text:list>
      <text:p text:style-name="P48">Version 3.4.1 22Jun2022</text:p>
      <text:list text:style-name="LFO13" text:continue-numbering="true">
        <text:list-item>
          <text:p text:style-name="P49">cleans up some issues involving the color scale for the thumbnails.<text:line-break/></text:p>
        </text:list-item>
      </text:list>
      <text:p text:style-name="P50">Version 3.4.0 18Jun2022</text:p>
      <text:list text:style-name="LFO14" text:continue-numbering="true">
        <text:list-item>
          <text:p text:style-name="P5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52">Version 3.3.9</text:p>
      <text:list text:style-name="LFO15" text:continue-numbering="true">
        <text:list-item>
          <text:p text:style-name="P53"><text:span text:style-name="T54">adds display of WCS RA and DEC info (if available) in a popup box whenever</text:span><text:span text:style-name="T55"><text:line-break/>the key<text:s/></text:span><text:span text:style-name="T56">w</text:span><text:span text:style-name="T57"><text:s/>is pressed while the mouse cursor is pointing to a star.</text:span><text:span text:style-name="T58"><text:line-break/></text:span></text:p>
        </text:list-item>
      </text:list>
      <text:p text:style-name="P59">Version 3.3.7</text:p>
      <text:list text:style-name="LFO16" text:continue-numbering="true">
        <text:list-item>
          <text:p text:style-name="P60">enable cursor-over-image wcs annotation whenever a WCS solution has been obtained, even when the target is not in the field<text:line-break/></text:p>
        </text:list-item>
      </text:list>
      <text:p text:style-name="P61">Version 3.3.5</text:p>
      <text:list text:style-name="LFO17" text:continue-numbering="true">
        <text:list-item>
          <text:p text:style-name="P62">fixes 'skimage has no transform' when processing image with non-square pixels for submission to nove.astrometry.net<text:line-break/></text:p>
        </text:list-item>
        <text:list-item>
          <text:p text:style-name="P63">changes from horizontal bars to vertical bars in CMOS pixel tool<text:line-break/></text:p>
        </text:list-item>
        <text:list-item>
          <text:p text:style-name="P64">in CMOS pixel tool – uses more effective metric in determining noisy pixels to better pick up 'sparklers'<text:line-break/></text:p>
        </text:list-item>
      </text:list>
      <text:p text:style-name="P65">Version 3.3.3</text:p>
      <text:list text:style-name="LFO18" text:continue-numbering="true">
        <text:list-item>
          <text:p text:style-name="P66">fixes code in CMOS tools tab that was not showing the yellow and orange buttons on the 'select healthy pixels' plots.</text:p>
        </text:list-item>
      </text:list>
      <text:p text:style-name="P67"/>
      <text:p text:style-name="P68">Version 3.3.2</text:p>
      <text:list text:style-name="LFO19" text:continue-numbering="true">
        <text:list-item>
          <text:p text:style-name="P69">added code to deal with missing or malformed timestamp strings in FITS files.<text:s/><text:line-break/></text:p>
        </text:list-item>
      </text:list>
      <text:p text:style-name="P70">Version 3.3.1</text:p>
      <text:list text:style-name="LFO20" text:continue-numbering="true">
        <text:list-item>
          <text:p text:style-name="P71">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72"/>
      <text:p text:style-name="P73">Version 3.3.0</text:p>
      <text:list text:style-name="LFO21" text:continue-numbering="true">
        <text:list-item>
          <text:p text:style-name="P74">removes the requirement for a specific version of opencv-python – this was causing problems with new Anaconda installs of Python 3.9<text:line-break/></text:p>
        </text:list-item>
      </text:list>
      <text:p text:style-name="P75">Version 3.2.9</text:p>
      <text:list text:style-name="LFO22" text:continue-numbering="true">
        <text:list-item>
          <text:p text:style-name="P76">fixes bug where meta-data from adv file was being placed in csv file without leading # character<text:line-break/></text:p>
        </text:list-item>
      </text:list>
      <text:p text:style-name="P77">Version 3.2.7</text:p>
      <text:list text:style-name="LFO23" text:continue-numbering="true">
        <text:list-item>
          <text:p text:style-name="P78">The CMOS Pixels Tool tab is now fully functional.<text:line-break/><text:line-break/>There is too much in this tab to explain in this forum – start your education with the</text:p>
        </text:list-item>
      </text:list>
      <text:p text:style-name="PreformattedText"><text:span text:style-name="T79">Click me for help/info</text:span><text:span text:style-name="T80"><text:s/>button. Then do right clicks on the other controls, starting at the upper left and procedding down the column, then move to the upper right.</text:span><text:span text:style-name="T81"><text:line-break/></text:span></text:p>
      <text:list text:style-name="LFO23" text:continue-numbering="true">
        <text:list-item>
          <text:p text:style-name="P82">I removed the 3x3 and 5x5 median filter options from the CCD Hot Pixels tab – they were not useful in any meaningful context and mostly just corrupted (smeared) the images that they were applied to.<text:line-break/></text:p>
        </text:list-item>
      </text:list>
      <text:p text:style-name="P83">Version 3.2.6</text:p>
      <text:list text:style-name="LFO24" text:continue-numbering="true">
        <text:list-item>
          <text:p text:style-name="P84">improves help messages to give better guidance during use of the hot-pixel removal tab functions<text:line-break/><text:line-break/>Presages the CMOS hot pixel tab functions to be added soon.<text:line-break/></text:p>
        </text:list-item>
      </text:list>
      <text:p text:style-name="P85">Version 3.2.5</text:p>
      <text:list text:style-name="LFO25" text:continue-numbering="true">
        <text:list-item>
          <text:p text:style-name="P86">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87">Also changed is the treatment of fits image data in float32 or float64 format that may<text:s/><text:soft-page-break/>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88">Version 3.2.4</text:p>
      <text:list text:style-name="LFO26" text:continue-numbering="true">
        <text:list-item>
          <text:p text:style-name="P8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90">Version 3.2.3</text:p>
      <text:list text:style-name="LFO27" text:continue-numbering="true">
        <text:list-item>
          <text:p text:style-name="P91">version 3.2.2 broke the 3d display of Thumbnail One and the robust mean demo. This version fixes that issue.<text:line-break/></text:p>
        </text:list-item>
      </text:list>
      <text:p text:style-name="P92">Version 3.2.2</text:p>
      <text:list text:style-name="LFO28" text:continue-numbering="true">
        <text:list-item>
          <text:p text:style-name="P93">fixed issue where contrast level settings were not being preserved when an analysis was started<text:line-break/></text:p>
        </text:list-item>
        <text:list-item>
          <text:p text:style-name="P94">reduced 'blinking' of thumbnail One image during image changes.<text:line-break/></text:p>
        </text:list-item>
      </text:list>
      <text:p text:style-name="P95">Version 3.2.1</text:p>
      <text:list text:style-name="LFO29" text:continue-numbering="true">
        <text:list-item>
          <text:p text:style-name="P9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97">Version 3.2.0</text:p>
      <text:list text:style-name="LFO30" text:continue-numbering="true">
        <text:list-item>
          <text:p text:style-name="P98">has changed so that Zoom/Pan state of main image is preserved when switching back and forth between a 'finder' image and a frame image<text:line-break/></text:p>
        </text:list-item>
      </text:list>
      <text:p text:style-name="P99">Version 3.1.6</text:p>
      <text:list text:style-name="LFO31" text:continue-numbering="true">
        <text:list-item>
          <text:p text:style-name="P100">fixes a bug that kept the use of yellow aperture mask (for windshake files) from displaying properly in Thumbnail Two</text:p>
        </text:list-item>
      </text:list>
      <text:p text:style-name="P101"/>
      <text:p text:style-name="P102">Version 3.1.5</text:p>
      <text:list text:style-name="LFO32" text:continue-numbering="true">
        <text:list-item>
          <text:p text:style-name="P10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04"/>
      <text:p text:style-name="P105">Version 3.1.4</text:p>
      <text:list text:style-name="LFO33" text:continue-numbering="true">
        <text:list-item>
          <text:p text:style-name="P106">fixed a typo introduced while reverting to the non-scrollable GUI.<text:line-break/></text:p>
        </text:list-item>
      </text:list>
      <text:p text:style-name="P107">Version 3.1.3</text:p>
      <text:list text:style-name="LFO34" text:continue-numbering="true">
        <text:list-item>
          <text:p text:style-name="P108">added print of version number to console output (your command window) on startup as a diagnostic aid.<text:line-break/></text:p>
        </text:list-item>
      </text:list>
      <text:p text:style-name="P109">Version 3.1.2</text:p>
      <text:soft-page-break/>
      <text:list text:style-name="LFO35" text:continue-numbering="true">
        <text:list-item>
          <text:p text:style-name="P11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11">Version 3.1.1</text:p>
      <text:list text:style-name="LFO36" text:continue-numbering="true">
        <text:list-item>
          <text:p text:style-name="P112">just a minor gui change.</text:p>
        </text:list-item>
        <text:list-item>
          <text:p text:style-name="P113">added aperture size to csv file comments</text:p>
        </text:list-item>
        <text:list-item>
          <text:p text:style-name="P114">removed (superfluous) frame number comment (in aperture data) from csv file comments<text:line-break/></text:p>
        </text:list-item>
      </text:list>
      <text:p text:style-name="P115">Version 3.1.0</text:p>
      <text:list text:style-name="LFO37" text:continue-numbering="true">
        <text:list-item>
          <text:p text:style-name="P116">changed GUI layout for Misc tab</text:p>
        </text:list-item>
        <text:list-item>
          <text:p text:style-name="P11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18">Version 3.0.9</text:p>
      <text:list text:style-name="LFO38" text:continue-numbering="true">
        <text:list-item>
          <text:p text:style-name="P119">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20">Version 3.0.8</text:p>
      <text:list text:style-name="LFO39" text:continue-numbering="true">
        <text:list-item>
          <text:p text:style-name="P12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22">Version 3.0.7</text:p>
      <text:list text:style-name="LFO40" text:continue-numbering="true">
        <text:list-item>
          <text:p text:style-name="P12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24">Version 3.0.5</text:p>
      <text:list text:style-name="LFO41" text:continue-numbering="true">
        <text:list-item>
          <text:p text:style-name="P12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26">Version 3.0.4</text:p>
      <text:list text:style-name="LFO42" text:continue-numbering="true">
        <text:list-item>
          <text:p text:style-name="P127">Found one more place where QtGui had to be replaced with PyQt5.QtWidgets<text:line-break/></text:p>
        </text:list-item>
      </text:list>
      <text:soft-page-break/>
      <text:p text:style-name="P128">Version 3.0.3</text:p>
      <text:list text:style-name="LFO43" text:continue-numbering="true">
        <text:list-item>
          <text:p text:style-name="P129">Changed QtGui.QApplication.setStyle('fusion') to PyQt5.QtWidgets.QApplication.setStyle('fusion') to fix the same issue covered by version 3.0.2<text:line-break/></text:p>
        </text:list-item>
      </text:list>
      <text:p text:style-name="P130">Version 3.0.2</text:p>
      <text:list text:style-name="LFO44" text:continue-numbering="true">
        <text:list-item>
          <text:p text:style-name="P13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32">Version 3.0.1</text:p>
      <text:list text:style-name="LFO45" text:continue-numbering="true">
        <text:list-item>
          <text:p text:style-name="P133">Solves a 'type' problem that occurs when input data (FITS) is 64 bit float.</text:p>
        </text:list-item>
      </text:list>
      <text:p text:style-name="P134"/>
      <text:p text:style-name="P135">Version 3.0.0</text:p>
      <text:list text:style-name="LFO46" text:continue-numbering="true">
        <text:list-item>
          <text:p text:style-name="P136">same as version 2.9.8 but the new scrollable area now scales with the size of the main window as it always did before.<text:line-break/></text:p>
        </text:list-item>
      </text:list>
      <text:p text:style-name="P137">Version 2.9.8</text:p>
      <text:list text:style-name="LFO47" text:continue-numbering="true">
        <text:list-item>
          <text:p text:style-name="P13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40"/>
      <text:p text:style-name="P141">Version 2.9.7</text:p>
      <text:list text:style-name="LFO48" text:continue-numbering="true">
        <text:list-item>
          <text:p text:style-name="P142">adds interlock so that use of yellow mask as the default mask cannot be enabled unless there is a yellow aperture present.<text:line-break/></text:p>
        </text:list-item>
      </text:list>
      <text:p text:style-name="P143">Version 2.9.6</text:p>
      <text:list text:style-name="LFO49" text:continue-numbering="true">
        <text:list-item>
          <text:p text:style-name="P144">cures a ThumbNailTwo coloring issue when the default mask is set to Yellow Mask (FYI: the selection box for this option is in the Misc tab)</text:p>
        </text:list-item>
      </text:list>
      <text:p text:style-name="P145"/>
      <text:p text:style-name="P146">Version 2.9.5</text:p>
      <text:list text:style-name="LFO50" text:continue-numbering="true">
        <text:list-item>
          <text:p text:style-name="P14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text:s/><text:soft-page-break/>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48"/>
      <text:p text:style-name="P149">Version 2.9.4</text:p>
      <text:list text:style-name="LFO51" text:continue-numbering="true">
        <text:list-item>
          <text:p text:style-name="P150">corrected colorized thumbnail displays to properly handle narrow range, background clipped videos<text:line-break/></text:p>
        </text:list-item>
        <text:list-item>
          <text:p text:style-name="P15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5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53">If you have a need for more than one OCR profile, you can still use the save/load OCR profile mechanism, which remains untouched.<text:line-break/></text:p>
            </text:list-item>
          </text:list>
        </text:list-item>
      </text:list>
      <text:p text:style-name="P154">Version 2.9.3</text:p>
      <text:list text:style-name="LFO52" text:continue-numbering="true">
        <text:list-item>
          <text:p text:style-name="P15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56"/>
      <text:p text:style-name="P157">Version 2.9.2</text:p>
      <text:list text:style-name="LFO53" text:continue-numbering="true">
        <text:list-item>
          <text:p text:style-name="P158">added forced install of version 4.1.2.30 of opencv-python to (hopefully) eliminate the qt plugin errors that occur on Mac installations.<text:line-break/></text:p>
        </text:list-item>
      </text:list>
      <text:p text:style-name="P159">Version 2.9.1</text:p>
      <text:list text:style-name="LFO54" text:continue-numbering="true">
        <text:list-item>
          <text:p text:style-name="P160">added auto-install of opencv-python-headless and numpy&gt;=1.17.0 in hopes of better dealing with older installations on Anaconda3<text:line-break/></text:p>
        </text:list-item>
      </text:list>
      <text:p text:style-name="P161">Version 2.9.0</text:p>
      <text:list text:style-name="LFO55" text:continue-numbering="true">
        <text:list-item>
          <text:p text:style-name="P162"><text:span text:style-name="T163">red colorization has been added to pixels displayed in the Thumbnails that are at or above a value specified by the user (there is a place to enter this value just below the<text:s/></text:span><text:span text:style-name="T164">Show image contrast control</text:span><text:span text:style-name="T165"><text:s/>check box.</text:span><text:span text:style-name="T166"><text:line-break/></text:span><text:span text:style-name="T167"><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68"><text:line-break/></text:span><text:span text:style-name="T169"><text:line-break/>The Thumbnail Two display now lets the actual pixels selected by the mask to be seen (the mask is transparent) and the surround of the mask is shown in yellow so that it is<text:s/></text:span><text:soft-page-break/><text:span text:style-name="T170">easy to visualize the mask selection.</text:span><text:span text:style-name="T171"><text:line-break/></text:span></text:p>
        </text:list-item>
      </text:list>
      <text:p text:style-name="P172">Version 2.8.9</text:p>
      <text:list text:style-name="LFO56" text:continue-numbering="true">
        <text:list-item>
          <text:p text:style-name="P173">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74">Version 2.8.8</text:p>
      <text:list text:style-name="LFO57" text:continue-numbering="true">
        <text:list-item>
          <text:p text:style-name="P175">adds .mov as acceptable video type<text:line-break/></text:p>
        </text:list-item>
      </text:list>
      <text:p text:style-name="P176">Version 2.8.7</text:p>
      <text:list text:style-name="LFO58" text:continue-numbering="true">
        <text:list-item>
          <text:p text:style-name="P177">fixed bug that was causing all QHY FITS files to erroneously report detection of one or more frames with a GPS status of PartialData<text:line-break/></text:p>
        </text:list-item>
      </text:list>
      <text:p text:style-name="P178">Version 2.8.6</text:p>
      <text:list text:style-name="LFO59" text:continue-numbering="true">
        <text:list-item>
          <text:p text:style-name="P179">changed the meta-tag that is examined for the QHY174M GPS status from GPS_STAT to GPSSTAT<text:line-break/></text:p>
        </text:list-item>
      </text:list>
      <text:p text:style-name="P180">Version 2.8.5</text:p>
      <text:list text:style-name="LFO60" text:continue-numbering="true">
        <text:list-item>
          <text:p text:style-name="P18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82">Version 2.8.4</text:p>
      <text:list text:style-name="LFO61" text:continue-numbering="true">
        <text:list-item>
          <text:p text:style-name="P183">fixed issue that caused the initial display of a help message that was too big for the panel to be scrolled to the bottom (obscuring the first few lines) rather than the top.<text:line-break/></text:p>
        </text:list-item>
      </text:list>
      <text:p text:style-name="P184">Version 2.8.3</text:p>
      <text:list text:style-name="LFO62" text:continue-numbering="true">
        <text:list-item>
          <text:p text:style-name="P185"><text:span text:style-name="T186">adds an explicit<text:s/></text:span><text:span text:style-name="T187">Timestamp setup help</text:span><text:span text:style-name="T188"><text:s/>button in the Timestamp tabbed panel. While help was available by right-clicking the<text:s/></text:span><text:span text:style-name="T189">Select VTI:</text:span><text:span text:style-name="T190"><text:s/>label, that's not an obvious thing to do, hence the added button.</text:span><text:span text:style-name="T191"><text:line-break/></text:span></text:p>
        </text:list-item>
      </text:list>
      <text:p text:style-name="P192">Version 2.8.2</text:p>
      <text:list text:style-name="LFO63" text:continue-numbering="true">
        <text:list-item>
          <text:p text:style-name="P193">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text:s/><text:soft-page-break/>character, rinse, and repeat. Training is unchanged --- right-click on a character and tell PyMovie what the character is.<text:line-break/></text:p>
        </text:list-item>
      </text:list>
      <text:p text:style-name="P194">Version 2.8.1</text:p>
      <text:list text:style-name="LFO64" text:continue-numbering="true">
        <text:list-item>
          <text:p text:style-name="P19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96">Version 2.8.0</text:p>
      <text:list text:style-name="LFO65" text:continue-numbering="true">
        <text:list-item>
          <text:p text:style-name="P197">enforces the use of a yellow (tracking) aperture for an analysis run</text:p>
        </text:list-item>
        <text:list-item>
          <text:p text:style-name="P198">adds aperture name to thumbnailOne image</text:p>
        </text:list-item>
        <text:list-item>
          <text:p text:style-name="P199">adds explanation of aperture color meanings to aperture edit table</text:p>
        </text:list-item>
        <text:list-item>
          <text:p text:style-name="P200">improves help messages surrounding two-point tracking setup<text:line-break/></text:p>
        </text:list-item>
      </text:list>
      <text:p text:style-name="P201">Version 2.7.9</text:p>
      <text:list text:style-name="LFO66" text:continue-numbering="true">
        <text:list-item>
          <text:p text:style-name="P20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03">Version 2.7.8</text:p>
      <text:list text:style-name="LFO67" text:continue-numbering="true">
        <text:list-item>
          <text:p text:style-name="P204">Added a test for duplicated frames during the writing of a csv file and now abort the csv write should there be a duplicated frame found (caused by the user doing multiple overlapping analysis runs by accident).<text:line-break/></text:p>
        </text:list-item>
      </text:list>
      <text:p text:style-name="P205">Version 2.7.7</text:p>
      <text:list text:style-name="LFO68" text:continue-numbering="true">
        <text:list-item>
          <text:p text:style-name="P206">Added an automatic 'Clear Data' at conclusion of 'finder image' generation do get rid of the aperture data that is collected during that operation.<text:line-break/></text:p>
        </text:list-item>
      </text:list>
      <text:p text:style-name="P207">Version 2.7.6</text:p>
      <text:list text:style-name="LFO69" text:continue-numbering="true">
        <text:list-item>
          <text:p text:style-name="P208">Fixed a bug introduced by the addition of size 71 and 91 apertures. The bug appears only when a saved aperture group is restored --- it gets the aperture size wrong. Anyway, it's fixed.</text:p>
        </text:list-item>
      </text:list>
      <text:p text:style-name="P209"/>
      <text:p text:style-name="P210">Version 2.7.5</text:p>
      <text:soft-page-break/>
      <text:list text:style-name="LFO70" text:continue-numbering="true">
        <text:list-item>
          <text:p text:style-name="P21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12"/>
      <text:p text:style-name="P213">Version 2.7.4</text:p>
      <text:list text:style-name="LFO71" text:continue-numbering="true">
        <text:list-item>
          <text:p text:style-name="P214">Fixed a bug that was exposed by an image with a <text:s/>preponderance (65%) of zero value pixels in the background (produced by a camera setting that 'clipped' the background).</text:p>
        </text:list-item>
      </text:list>
      <text:p text:style-name="P215"/>
      <text:p text:style-name="P216">Version 2.7.2</text:p>
      <text:list text:style-name="LFO72" text:continue-numbering="true">
        <text:list-item>
          <text:p text:style-name="P217">Added selection of 1, 10, or 100 as step size for threshold spinner to better accommodate 12 and 16 bit videos --- reduce 'clicking'</text:p>
        </text:list-item>
      </text:list>
      <text:p text:style-name="P218"/>
      <text:p text:style-name="P219">Version 2.7.1</text:p>
      <text:list text:style-name="LFO73" text:continue-numbering="true">
        <text:list-item>
          <text:p text:style-name="P220">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21">Changed the default threshold for static aperture from 9999 to 99999 to better accommodate 12 and 16 bit videos.<text:line-break/></text:p>
        </text:list-item>
      </text:list>
      <text:p text:style-name="P222">Version 2.7.0</text:p>
      <text:list text:style-name="LFO74" text:continue-numbering="true">
        <text:list-item>
          <text:p text:style-name="P223">A small change to the Robust Mean algorithm so that it can be used on “finder” images (which have floating point values) as well as single-frame images (which have only integer values).</text:p>
        </text:list-item>
      </text:list>
      <text:p text:style-name="P224"/>
      <text:p text:style-name="P225">Version 2.6.9</text:p>
      <text:list text:style-name="LFO75" text:continue-numbering="true">
        <text:list-item>
          <text:p text:style-name="P226">Changed the 'help/info' for the Plot Robust Mean button to better explain the algorithm.<text:line-break/></text:p>
        </text:list-item>
      </text:list>
      <text:p text:style-name="P227">Version 2.6.8</text:p>
      <text:list text:style-name="LFO76" text:continue-numbering="true">
        <text:list-item>
          <text:p text:style-name="P22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29">This new algorithm is insensitive to skew, clipping, and missing values.<text:line-break/></text:p>
      <text:p text:style-name="P230">Version 2.6.7</text:p>
      <text:list text:style-name="LFO77" text:continue-numbering="true">
        <text:list-item>
          <text:p text:style-name="P231">Very minor change – set the default state of the checkbox that controls the display of frame metadata for ADV/AAV frames.<text:line-break/><text:soft-pag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32">Version 2.6.6</text:p>
      <text:list text:style-name="LFO78" text:continue-numbering="true">
        <text:list-item>
          <text:p text:style-name="P233">Changed setup.py to force loading of Adv2 1.2.0 (needed to make version 2.6.5 work)</text:p>
        </text:list-item>
      </text:list>
      <text:p text:style-name="P234"/>
      <text:p text:style-name="P235">Version 2.6.5</text:p>
      <text:list text:style-name="LFO79" text:continue-numbering="true">
        <text:list-item>
          <text:p text:style-name="P236">This version allows AAV Version 2 files to be read and processed.<text:line-break/></text:p>
        </text:list-item>
      </text:list>
      <text:p text:style-name="P237">Version 2.6.4</text:p>
      <text:list text:style-name="LFO80" text:continue-numbering="true">
        <text:list-item>
          <text:p text:style-name="P238">With this version, the case of a non-version 2 ADV file is treated more gracefully --- just printing a message in the text box rather than a session-ending exception.<text:line-break/></text:p>
        </text:list-item>
      </text:list>
      <text:p text:style-name="P239">Version 2.6.2</text:p>
      <text:list text:style-name="LFO81" text:continue-numbering="true">
        <text:list-item>
          <text:p text:style-name="P24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41">Version 2.6.1</text:p>
      <text:list text:style-name="LFO82" text:continue-numbering="true">
        <text:list-item>
          <text:p text:style-name="P242"><text:span text:style-name="T243">Working with Hristo Pavlov, I have added support for reading Version 2 ADV files (Astro Digital Video files) to PyMovie.<text:s/></text:span><text:span text:style-name="T244"><text:line-break/></text:span><text:span text:style-name="T245"><text:line-break/>A side effect of our collaborative effort is that there is now a publicly available Python package on PyPI.org for reading .adv files (Version 2) --- the package is called Adv2 and is available to any Python programmer by the usual<text:s/></text:span><text:span text:style-name="T246">pip install Adv2</text:span><text:span text:style-name="T247">. The project and its documentation can be viewed at<text:s/></text:span><text:a xlink:href="https://pypi.org/project/Adv2/" office:target-frame-name="_top" xlink:show="replace"><text:span text:style-name="T248">https://pypi.org/project/Adv2/</text:span></text:a><text:span text:style-name="T249"><text:line-break/></text:span><text:span text:style-name="T250"><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51"><text:line-break/></text:span></text:p>
        </text:list-item>
        <text:list-item>
          <text:p text:style-name="P252">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soft-page-break/>
      <text:p text:style-name="P253">Version 2.6.0</text:p>
      <text:list text:style-name="LFO83" text:continue-numbering="true">
        <text:list-item>
          <text:p text:style-name="P254">Added the change of 2.5.9 to .avi files. <text:s/>(Version 2.5.9 only applied to .ser files.)<text:line-break/></text:p>
        </text:list-item>
      </text:list>
      <text:p text:style-name="P255">Version 2.5.9</text:p>
      <text:list text:style-name="LFO84" text:continue-numbering="true">
        <text:list-item>
          <text:p text:style-name="P25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57">Version 2.5.8</text:p>
      <text:list text:style-name="LFO85" text:continue-numbering="true">
        <text:list-item>
          <text:p text:style-name="P258">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59"/>
      <text:p text:style-name="P260">Version 2.5.7</text:p>
      <text:list text:style-name="LFO86" text:continue-numbering="true">
        <text:list-item>
          <text:p text:style-name="P26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62">Also made the name of the aperture to be used for stacking case-insensitive. <text:s/>It must still start with the character string 'stack', but 'StAcK' will work just as well.<text:line-break/></text:p>
        </text:list-item>
      </text:list>
      <text:p text:style-name="P263">Version 2.5.6</text:p>
      <text:list text:style-name="LFO87" text:continue-numbering="true">
        <text:list-item>
          <text:p text:style-name="P26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65">Version 2.5.5</text:p>
      <text:list text:style-name="LFO88" text:continue-numbering="true">
        <text:list-item>
          <text:p text:style-name="P266">Squashed bug that kept avi files recorded with a dvsd codec from being read.<text:line-break/></text:p>
        </text:list-item>
      </text:list>
      <text:p text:style-name="P267">Version 2.5.4</text:p>
      <text:list text:style-name="LFO89" text:continue-numbering="true">
        <text:list-item>
          <text:p text:style-name="P268">When writing a csv file or saving an aperture group, the dialogs now let you see what names you have used in the past.<text:line-break/></text:p>
        </text:list-item>
        <text:list-item>
          <text:p text:style-name="P269"><text:span text:style-name="T270">CAUTION:<text:s/></text:span><text:span text:style-name="T27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72"><text:line-break/></text:span><text:span text:style-name="T273"><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text:s/></text:span><text:soft-page-break/><text:span text:style-name="T274">and reference stars, is hazardous for target stars.</text:span><text:span text:style-name="T275"><text:line-break/></text:span><text:span text:style-name="T276"><text:line-break/>If you want to use a computed mask on such a target in hopes of achieving an improved snr,<text:s/></text:span><text:span text:style-name="T277">ALWAYS</text:span><text:span text:style-name="T278"><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79"><text:line-break/></text:span><text:span text:style-name="T280"><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1"><text:line-break/></text:span></text:p>
        </text:list-item>
      </text:list>
      <text:p text:style-name="P282">Version 2.5.3</text:p>
      <text:list text:style-name="LFO90" text:continue-numbering="true">
        <text:list-item>
          <text:p text:style-name="P28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85">Version 2.5.1</text:p>
      <text:list text:style-name="LFO91" text:continue-numbering="true">
        <text:list-item>
          <text:p text:style-name="P286">Fixed: SER file folder selection was not enabling ‘save aperture group’ button.</text:p>
        </text:list-item>
        <text:list-item>
          <text:p text:style-name="P287">Fixed: Initial ‘save’ of aperture group was not enabling ‘restore aperture group’ button</text:p>
        </text:list-item>
        <text:list-item>
          <text:p text:style-name="P288">Changed: default aperture name from app00 to ap00<text:line-break/></text:p>
        </text:list-item>
      </text:list>
      <text:p text:style-name="P289">Version 2.5.0</text:p>
      <text:list text:style-name="LFO92" text:continue-numbering="true">
        <text:list-item>
          <text:p text:style-name="P29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1">Version 2.4.9</text:p>
      <text:list text:style-name="LFO93" text:continue-numbering="true">
        <text:list-item>
          <text:p text:style-name="P29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text:s/><text:soft-page-break/>version is to detect when the display changes from a “finder” image back to the normal frames. <text:s/>When this change is detected, we now automatically recalculate thresh for all snap-to-blob apertures that are present.<text:line-break/></text:p>
        </text:list-item>
      </text:list>
      <text:p text:style-name="P293">Version 2.4.8</text:p>
      <text:list text:style-name="LFO94" text:continue-numbering="true">
        <text:list-item>
          <text:p text:style-name="P294">Removed the requirement when reading a “finder” file that it reside in an avi/ser or fits folder to make it easier to use “finder” images from an external source (like RegiStax)<text:line-break/></text:p>
        </text:list-item>
      </text:list>
      <text:p text:style-name="P295">Version 2.4.7</text:p>
      <text:list text:style-name="LFO95" text:continue-numbering="true">
        <text:list-item>
          <text:p text:style-name="P296">Dragging tabs to new positions to reflect a preferred work flow is now ‘sticky’ between session.<text:line-break/></text:p>
        </text:list-item>
      </text:list>
      <text:p text:style-name="P297">Version 2.4.5</text:p>
      <text:list text:style-name="LFO96" text:continue-numbering="true">
        <text:list-item>
          <text:p text:style-name="P29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9">Version 2.4.4</text:p>
      <text:list text:style-name="LFO97" text:continue-numbering="true">
        <text:list-item>
          <text:p text:style-name="P300">Solves a problem extracting SharpCap embedded timestamps on some Win10 systems, which can have a default 32 bit integer rather than the 64 bit integer on Mac computers.<text:line-break/></text:p>
        </text:list-item>
      </text:list>
      <text:p text:style-name="P301">Version 2.4.3</text:p>
      <text:list text:style-name="LFO98" text:continue-numbering="true">
        <text:list-item>
          <text:p text:style-name="P302">Solves another problem reading large SER files --- again unique to Win10 environment.<text:line-break/></text:p>
        </text:list-item>
      </text:list>
      <text:p text:style-name="P303">Version 2.4.2</text:p>
      <text:list text:style-name="LFO99" text:continue-numbering="true">
        <text:list-item>
          <text:p text:style-name="P304">Solves problem reading large SER files that was unique to Win10 --- reading large SER files on Mac was no problem.<text:line-break/></text:p>
        </text:list-item>
      </text:list>
      <text:p text:style-name="P305">Version 2.4.1</text:p>
      <text:list text:style-name="LFO100" text:continue-numbering="true">
        <text:list-item>
          <text:p text:style-name="P30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07">Version 2.3.9</text:p>
      <text:list text:style-name="LFO101" text:continue-numbering="true">
        <text:list-item>
          <text:p text:style-name="P308">Fixed font issue on Preferences tab and radio button behavior<text:line-break/></text:p>
        </text:list-item>
      </text:list>
      <text:p text:style-name="P309">Version 2.3.6</text:p>
      <text:list text:style-name="LFO102" text:continue-numbering="true">
        <text:list-item>
          <text:p text:style-name="P31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text:s/><text:soft-page-break/>shape) needs its own template.<text:line-break/></text:p>
        </text:list-item>
      </text:list>
      <text:p text:style-name="P311">Version 2.3.5</text:p>
      <text:list text:style-name="LFO103" text:continue-numbering="true">
        <text:list-item>
          <text:p text:style-name="P312">GUI changes: moved Plot Robust Mean back to main page --- because I use this a lot and don’t want the extra click on the Misc. tab. <text:s/>Moved Show contrast control to more readily accessible position.<text:line-break/></text:p>
        </text:list-item>
        <text:list-item>
          <text:p text:style-name="P313">Added a text box at top of form that displays the name of the file/folder currently being displayed.<text:line-break/></text:p>
        </text:list-item>
        <text:list-item>
          <text:p text:style-name="P31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15">Version 2.3.4</text:p>
      <text:list text:style-name="LFO104" text:continue-numbering="true">
        <text:list-item>
          <text:p text:style-name="P316">Implemented the Preferences tab. <text:s/>An aperture size and a threshold sigma level (1, 2, or 3) can be specified. <text:s/>They will be ‘saved’ when PyMovie is closed and applied when next PyMovie is started up.<text:line-break/></text:p>
        </text:list-item>
      </text:list>
      <text:p text:style-name="P317">Version 2.3.3</text:p>
      <text:list text:style-name="LFO105" text:continue-numbering="true">
        <text:list-item>
          <text:p text:style-name="P318">Major rearranging of GUI elements to reduce clutter. Uses Tabs.<text:line-break/></text:p>
        </text:list-item>
        <text:list-item>
          <text:p text:style-name="P319">Note: the tabs can be dragged to rearrange (but won’t be sticky --- I may do that when I implement ‘preferences’)<text:s/><text:line-break/></text:p>
        </text:list-item>
        <text:list-item>
          <text:p text:style-name="P320">Changed to use of 2 sigma(std) in automatic setting of threshold in snap-to-blob apertures.<text:line-break/></text:p>
        </text:list-item>
      </text:list>
      <text:p text:style-name="P321">Version 2.3.1</text:p>
      <text:list text:style-name="LFO106" text:continue-numbering="true">
        <text:list-item>
          <text:p text:style-name="P322">Added test for astrometry.net failing to accept upload of image --- a failed upload happened once when astrometry.net was having some trouble --- so that a clear message to the user is produced.<text:line-break/></text:p>
        </text:list-item>
        <text:list-item>
          <text:p text:style-name="P323">Changed default mask radius from 5.3 (nearly always too big to be useful) to 3.2 (which makes a smallish and roundish default mask of more useful size).<text:line-break/></text:p>
        </text:list-item>
        <text:list-item>
          <text:p text:style-name="P32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25">Version 2.3.0</text:p>
      <text:list text:style-name="LFO107" text:continue-numbering="true">
        <text:list-item>
          <text:p text:style-name="P326">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7">Added some additional ‘help’ info<text:line-break/></text:p>
        </text:list-item>
        <text:list-item>
          <text:p text:style-name="P328">Moved Version info button back to its original position, never to be moved again.<text:line-break/></text:p>
        </text:list-item>
      </text:list>
      <text:p text:style-name="P329">Version 2.2.9</text:p>
      <text:list text:style-name="LFO108" text:continue-numbering="true">
        <text:list-item>
          <text:p text:style-name="P330">Added more information to ‘help’ message obtained by right-click on Generate “finder” button.<text:line-break/></text:p>
        </text:list-item>
      </text:list>
      <text:p text:style-name="P331">Version 2.2.8</text:p>
      <text:list text:style-name="LFO109" text:continue-numbering="true">
        <text:list-item>
          <text:p text:style-name="P332"><text:span text:style-name="T333">Adds the ability to align frames for stacking into a “finder” frame by using any star that can be tracked by a snap-to-blob aperture to provide the needed frame shift information.</text:span><text:span text:style-name="T334"><text:line-break/></text:span><text:span text:style-name="T335"><text:line-break/>To activate this type of stacking, place a snap-to-blob aperture with a name that starts with<text:s/></text:span><text:span text:style-name="T336">stack</text:span><text:span text:style-name="T337"><text:s text:c="3"/>That’s the only change needed. <text:s/>This is the easiest and most reliable stack alignment algorithm and will follow windshake (which 2 point tracking does not).</text:span><text:span text:style-name="T338"><text:line-break/></text:span><text:span text:style-name="T339"><text:line-break/>The priority of frame stacking algorithms is:</text:span><text:span text:style-name="T340"><text:line-break/></text:span></text:p>
        </text:list-item>
      </text:list>
      <text:p text:style-name="P341">1. ‘stack’ aperture<text:line-break/>2. 2 point tracking path<text:line-break/>3. Fourier Correlation<text:line-break/></text:p>
      <text:p text:style-name="P342">Version 2.2.7</text:p>
      <text:list text:style-name="LFO110" text:continue-numbering="true">
        <text:list-item>
          <text:p text:style-name="P343"><text:span text:style-name="T344">Adds the ability to save multiple sets of apertures (and any associated tracking path). <text:s/>When the<text:s/></text:span><text:span text:style-name="T345">Save aperture group</text:span><text:span text:style-name="T346"><text:s/>button is clicked, a dialog will appear requesting that a ‘tag’ be supplied to give the 2 or 3 files that are used to record a saved aperture group a unique name. <text:s/>The tag is appended to a root name and when the<text:s/></text:span><text:span text:style-name="T347">Restore aperture group</text:span><text:span text:style-name="T348"><text:s/>button is clicked, a list of available aperture groups will be presented for selection.</text:span><text:span text:style-name="T349"><text:line-break/></text:span></text:p>
        </text:list-item>
      </text:list>
      <text:p text:style-name="P350">Version 2.2.6</text:p>
      <text:list text:style-name="LFO111" text:continue-numbering="true">
        <text:list-item>
          <text:p text:style-name="P351"><text:span text:style-name="T352">Many significant changes to finder image usage:</text:span><text:span text:style-name="T353"><text:line-break/></text:span><text:span text:style-name="T354"><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55"><text:line-break/></text:span><text:span text:style-name="T356"><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57"><text:line-break/></text:span><text:soft-page-break/><text:span text:style-name="T358"><text:line-break/></text:span><text:span text:style-name="T359">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0"><text:line-break/></text:span><text:span text:style-name="T361"><text:line-break/></text:span><text:span text:style-name="T362">From a suggestion by Tony George:</text:span><text:span text:style-name="T363"><text:s/></text:span><text:span text:style-name="T364">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65"/>
      <text:p text:style-name="P366">Version 2.2.5</text:p>
      <text:list text:style-name="LFO112" text:continue-numbering="true">
        <text:list-item>
          <text:p text:style-name="P36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69">Version 2.2.4</text:p>
      <text:list text:style-name="LFO113" text:continue-numbering="true">
        <text:list-item>
          <text:p text:style-name="P37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71">Version 2.2.3</text:p>
      <text:list text:style-name="LFO114" text:continue-numbering="true">
        <text:list-item>
          <text:p text:style-name="P37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73">Version 2.2.2</text:p>
      <text:list text:style-name="LFO115" text:continue-numbering="true">
        <text:list-item>
          <text:p text:style-name="P374">Made change to 2.2.1 so that my name change is no longer a breaking change. <text:s/>This version accepts either form upon read, looking first for the new form, and then for the old form. <text:s/>It always writes the new form.<text:line-break/></text:p>
        </text:list-item>
      </text:list>
      <text:p text:style-name="P375">Version 2.2.1</text:p>
      <text:list text:style-name="LFO116" text:continue-numbering="true">
        <text:list-item>
          <text:p text:style-name="P376">NOTE: this is a breaking change. <text:s/>When an aperture group is saved, the filenames that appear in the folder <text:s/>have been changed as shown below:</text:p>
        </text:list-item>
      </text:list>
      <text:p text:style-name="P37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6" text:continue-numbering="true">
        <text:list-item>
          <text:p text:style-name="P37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79">Version 2.2.0</text:p>
      <text:list text:style-name="LFO117" text:continue-numbering="true">
        <text:list-item>
          <text:p text:style-name="P380">Made the ‘help’ text come up whenever the lunar box is checked. <text:s/>It serves as a warning.<text:line-break/></text:p>
        </text:list-item>
      </text:list>
      <text:p text:style-name="P381">Version 2.1.9</text:p>
      <text:list text:style-name="LFO118" text:continue-numbering="true">
        <text:list-item>
          <text:p text:style-name="P38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83">Version 2.1.8</text:p>
      <text:list text:style-name="LFO119" text:continue-numbering="true">
        <text:list-item>
          <text:p text:style-name="P384">I now save tracking path data when an aperture group is saved.<text:line-break/></text:p>
        </text:list-item>
      </text:list>
      <text:p text:style-name="P385">Version 2.1.7</text:p>
      <text:list text:style-name="LFO120" text:continue-numbering="true">
        <text:list-item>
          <text:p text:style-name="P38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87">Version 2.1.6</text:p>
      <text:list text:style-name="LFO121" text:continue-numbering="true">
        <text:list-item>
          <text:p text:style-name="P388">Robust Mean extractor changed so that when processing a ‘clipped’ background, star pixels will be excluded from the calculation by not including pixels with values that are are more than 3 sigma from the mean.<text:line-break/></text:p>
        </text:list-item>
      </text:list>
      <text:p text:style-name="P389">Version 2.1.5</text:p>
      <text:list text:style-name="LFO122" text:continue-numbering="true">
        <text:list-item>
          <text:p text:style-name="P390">Modified Robust Mean extractor to detect ‘clipped’ backgrounds and employ a different algorithm for the determination of mean and standard deviation.<text:line-break/></text:p>
        </text:list-item>
      </text:list>
      <text:p text:style-name="P391">Version 2.1.4</text:p>
      <text:list text:style-name="LFO123" text:continue-numbering="true">
        <text:list-item>
          <text:p text:style-name="P39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93">version 2.1.3</text:p>
      <text:list text:style-name="LFO124" text:continue-numbering="true">
        <text:list-item>
          <text:p text:style-name="P39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95">version 2.1.2</text:p>
      <text:list text:style-name="LFO125" text:continue-numbering="true">
        <text:list-item>
          <text:p text:style-name="P396">Added ability to correct pixel response curve for non-unity gamma setting of camera</text:p>
        </text:list-item>
      </text:list>
      <text:p text:style-name="P397"/>
      <text:p text:style-name="P398">version 2.1.1</text:p>
      <text:list text:style-name="LFO126" text:continue-numbering="true">
        <text:list-item>
          <text:p text:style-name="P399"><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0">Modified the robust mean estimator to deal with videos that have ‘clipped’ backgrounds, a situation that is surprisingly common.</text:span><text:span text:style-name="T401"><text:line-break/></text:span><text:span text:style-name="T402"><text:line-break/>Here is a ‘normal’ RobustMean plot:</text:span><text:span text:style-name="T403"><text:line-break/></text:span></text:p>
        </text:list-item>
      </text:list>
      <text:p text:style-name="P404">It shows the usual gaussian background noise in a 51x51 pixel aperture with some stars in<text:s/><text:soft-page-break/>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05"><text:line-break/></text:span></text:p>
      <text:p text:style-name="P40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07"><text:line-break/>The changed robust mean estimator, applied to the same 51x51 aperture produces:</text:span><text:span text:style-name="T408"><text:line-break/></text:span></text:p>
      <text:soft-page-break/>
      <text:p text:style-name="P409"><text:line-break/></text:p>
      <text:p text:style-name="P410">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411">version 2.1.0</text:p>
      <text:list text:style-name="LFO127" text:continue-numbering="true">
        <text:list-item>
          <text:p text:style-name="P412">Fixed math problem in robust mean estimator when 16 bit uints are involved (QHY FITS)</text:p>
        </text:list-item>
      </text:list>
      <text:p text:style-name="P413"/>
      <text:p text:style-name="P414">version 2.0.9</text:p>
      <text:list text:style-name="LFO128" text:continue-numbering="true">
        <text:list-item>
          <text:p text:style-name="P41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16">version 2.0.8</text:p>
      <text:list text:style-name="LFO129" text:continue-numbering="true">
        <text:list-item>
          <text:p text:style-name="P417">Added ability to redact images from top and bottom simultaneously.</text:p>
        </text:list-item>
        <text:list-item>
          <text:p text:style-name="P41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19">version 2.0.7</text:p>
      <text:list text:style-name="LFO130" text:continue-numbering="true">
        <text:list-item>
          <text:p text:style-name="P420">Fixed 3D Thumbnail display (it got broken in version 2.0.2 when left to right image flipping was added)</text:p>
        </text:list-item>
        <text:list-item>
          <text:p text:style-name="P421">Changed Open AVI file button label to Open AVI/SER file.<text:line-break/></text:p>
        </text:list-item>
      </text:list>
      <text:p text:style-name="P422">version 2.0.6</text:p>
      <text:list text:style-name="LFO131" text:continue-numbering="true">
        <text:list-item>
          <text:p text:style-name="P423">Added PAL mode Kiwi OCR timestamp recognition. <text:s/>In PAL mode, Kiwi timestamp characters are vertical. <text:s/>In NTSC mode, the characters are slanted.<text:line-break/></text:p>
        </text:list-item>
      </text:list>
      <text:p text:style-name="P424">version 2.0.5</text:p>
      <text:list text:style-name="LFO132" text:continue-numbering="true">
        <text:list-item>
          <text:p text:style-name="P42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26">version 2.0.4</text:p>
      <text:list text:style-name="LFO133" text:continue-numbering="true">
        <text:list-item>
          <text:p text:style-name="P427">Added a button on the main panel to delete ocr data files --- to be used as a clean ‘start-over’ when an OCR setup/training has gone seriously pear-shaped.<text:line-break/></text:p>
        </text:list-item>
      </text:list>
      <text:p text:style-name="P428">version 2.0.3</text:p>
      <text:list text:style-name="LFO134" text:continue-numbering="true">
        <text:list-item>
          <text:p text:style-name="P429">When in field mode and ocr selection boxes are present, moving the cursor into a<text:s/><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0">version 2.0.2</text:p>
      <text:list text:style-name="LFO135" text:continue-numbering="true">
        <text:list-item>
          <text:p text:style-name="P431">Added ability to use “finder” image as submission to nova.astrometry.net. <text:s/>This has helped in at least one case, but use sparingly.</text:p>
        </text:list-item>
        <text:list-item>
          <text:p text:style-name="P432">Added check box to allow flip of images left to right (around y axis)<text:line-break/></text:p>
        </text:list-item>
      </text:list>
      <text:p text:style-name="P433">version 2.0.1</text:p>
      <text:list text:style-name="LFO136" text:continue-numbering="true">
        <text:list-item>
          <text:p text:style-name="P434">Negative values for line redaction was not working when used for an astrometry.net calibration. <text:s/>This oversight has been corrected.<text:line-break/></text:p>
        </text:list-item>
      </text:list>
      <text:p text:style-name="P435">version 2.0.0</text:p>
      <text:list text:style-name="LFO137" text:continue-numbering="true">
        <text:list-item>
          <text:p text:style-name="P436">Fixed reading of FITS files --- had been reading as int16 --- should have been uint16</text:p>
        </text:list-item>
        <text:list-item>
          <text:p text:style-name="P43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38"/>
      <text:p text:style-name="P439">version 1.9.9</text:p>
      <text:list text:style-name="LFO138" text:continue-numbering="true">
        <text:list-item>
          <text:p text:style-name="P44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41">version 1.9.8</text:p>
      <text:list text:style-name="LFO139" text:continue-numbering="true">
        <text:list-item>
          <text:p text:style-name="P44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43">version 1.9.7</text:p>
      <text:list text:style-name="LFO140" text:continue-numbering="true">
        <text:list-item>
          <text:p text:style-name="P44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soft-page-break/>
      <text:p text:style-name="P445">version 1.9.4</text:p>
      <text:list text:style-name="LFO141" text:continue-numbering="true">
        <text:list-item>
          <text:p text:style-name="P446">Made some GUI changes specific to Windows operation to deal with font differences between Mac and Windows platforms.<text:line-break/></text:p>
        </text:list-item>
      </text:list>
      <text:p text:style-name="P447">version 1.9.3</text:p>
      <text:list text:style-name="LFO142" text:continue-numbering="true">
        <text:list-item>
          <text:p text:style-name="P44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49">version 1.9.2</text:p>
      <text:list text:style-name="LFO143" text:continue-numbering="true">
        <text:list-item>
          <text:p text:style-name="P450">Fixed bug where retraining digits deleted template digits but was failing to allow retraining menu list to appear until the folder was reopened.<text:line-break/></text:p>
        </text:list-item>
      </text:list>
      <text:p text:style-name="P451">version 1.9.1</text:p>
      <text:list text:style-name="LFO144" text:continue-numbering="true">
        <text:list-item>
          <text:p text:style-name="P45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53">version 1.9.0</text:p>
      <text:list text:style-name="LFO145" text:continue-numbering="true">
        <text:list-item>
          <text:p text:style-name="P454">Updated the right-click help message for the Examine/change aperture settings button to reflect the new functionality of using the thumbnails to show aperture contents and either computed mask or default mask.</text:p>
        </text:list-item>
        <text:list-item>
          <text:p text:style-name="P455">It is expected that this will be the version released for public use --- end of Beta testing --- start of production testing.</text:p>
        </text:list-item>
      </text:list>
      <text:p text:style-name="P456"/>
      <text:p text:style-name="P457">version 1.8.9</text:p>
      <text:list text:style-name="LFO146" text:continue-numbering="true">
        <text:list-item>
          <text:p text:style-name="P458">Added a menu item to add a stack of 5 static apertures.</text:p>
        </text:list-item>
        <text:list-item>
          <text:p text:style-name="P459">Also allow red apertures to ‘snap’ as their threshold is changed from the Aperture Edit list. <text:s/>Previously, on a ‘green’ aperture would snap.<text:line-break/></text:p>
        </text:list-item>
      </text:list>
      <text:p text:style-name="P460">version 1.8.8</text:p>
      <text:list text:style-name="LFO147" text:continue-numbering="true">
        <text:list-item>
          <text:p text:style-name="P46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62">Fixed csv write routine so that is uses the correct folder location (AVI-WCS or FITS) as the default storage location.<text:line-break/></text:p>
        </text:list-item>
      </text:list>
      <text:p text:style-name="P463">version 1.8.7</text:p>
      <text:list text:style-name="LFO148" text:continue-numbering="true">
        <text:list-item>
          <text:p text:style-name="P464">Generate Finder image now works with FITS files.<text:line-break/></text:p>
        </text:list-item>
      </text:list>
      <text:p text:style-name="P465">version 1.8.6</text:p>
      <text:list text:style-name="LFO149" text:continue-numbering="true">
        <text:list-item>
          <text:p text:style-name="P466">Added message in textOut panel that PyOTE is starting up --- that process takes a few seconds and the user needs to know to be patient.</text:p>
        </text:list-item>
        <text:list-item>
          <text:p text:style-name="P467">Updated the main documentation file to add a table of contents, hyperlinks, and an<text:s/><text:soft-page-break/>acronym list.<text:line-break/></text:p>
        </text:list-item>
      </text:list>
      <text:p text:style-name="P468">version 1.8.5</text:p>
      <text:list text:style-name="LFO150" text:continue-numbering="true">
        <text:list-item>
          <text:p text:style-name="P469">Added automatic startup of PyOTE when a csv file is written. <text:s/>PyOTE will open and load that csv file.<text:line-break/></text:p>
        </text:list-item>
      </text:list>
      <text:p text:style-name="P470">version 1.8.4</text:p>
      <text:list text:style-name="LFO151" text:continue-numbering="true">
        <text:list-item>
          <text:p text:style-name="P47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2">Added a bit more text to the lower row of transport buttons to make them a little less cryptic at the expense of a little more real estate.<text:line-break/></text:p>
        </text:list-item>
      </text:list>
      <text:p text:style-name="P473">version 1.8.3</text:p>
      <text:list text:style-name="LFO152" text:continue-numbering="true">
        <text:list-item>
          <text:p text:style-name="P474">GUI changes to better group buttons and controls by 'function' and in approximate workflow-order.<text:line-break/></text:p>
        </text:list-item>
      </text:list>
      <text:p text:style-name="P475">version 1.8.2</text:p>
      <text:list text:style-name="LFO153" text:continue-numbering="true">
        <text:list-item>
          <text:p text:style-name="P476"><text:span text:style-name="T477">Added the ability to save an aperture configuration between 'runs'. <text:s/>Preserved is the frame showing when the<text:s/></text:span><text:span text:style-name="T478">Save aperture group</text:span><text:span text:style-name="T479"><text:s/>button was clicked and the apertures showing at that time, including all of their properties. <text:s/>The configuration can be retrieved by clicking the<text:s/></text:span><text:span text:style-name="T480">Restore aperture group</text:span><text:span text:style-name="T481"><text:s/>button.</text:span><text:span text:style-name="T482"><text:line-break/></text:span></text:p>
        </text:list-item>
      </text:list>
      <text:p text:style-name="P483">version 1.8.1</text:p>
      <text:list text:style-name="LFO154" text:continue-numbering="true">
        <text:list-item>
          <text:p text:style-name="P484">Added +/- 1 frame buttons and removed the the up/down buttons on the current frame and stop frame spinners.</text:p>
        </text:list-item>
        <text:list-item>
          <text:p text:style-name="P485"><text:span text:style-name="T486">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87">does</text:span><text:span text:style-name="T488"><text:s/>matter is ok. <text:s/>Figure out what your pixel dimensions are from camera specs/sensor chip manufacturer, not from inducing nova.astrometry.net to 'fail', which slows down the service for everyone world-wide.</text:span><text:span text:style-name="T489"><text:line-break/></text:span></text:p>
        </text:list-item>
      </text:list>
      <text:p text:style-name="P490">version 1.8.0</text:p>
      <text:list text:style-name="LFO155" text:continue-numbering="true">
        <text:list-item>
          <text:p text:style-name="P491">'play' was not initializing tracking --- added the needed initialization so that 'play' will show exactly what would happen during an analysis.<text:line-break/></text:p>
        </text:list-item>
      </text:list>
      <text:p text:style-name="P492">version 1.7.9</text:p>
      <text:list text:style-name="LFO156" text:continue-numbering="true">
        <text:list-item>
          <text:p text:style-name="P493">Fixed indexing problem with lightcurve plots in field mode that was causing incorrect frame numbers to be <text:s/>displayed as hairline was moved.<text:line-break/></text:p>
        </text:list-item>
      </text:list>
      <text:p text:style-name="P494">version 1.7.8</text:p>
      <text:list text:style-name="LFO157" text:continue-numbering="true">
        <text:list-item>
          <text:p text:style-name="P495">Fixed lightcurve plots: they didn't work right in field mode; now they do.<text:line-break/></text:p>
        </text:list-item>
      </text:list>
      <text:p text:style-name="P496">version 1.7.7</text:p>
      <text:list text:style-name="LFO158" text:continue-numbering="true">
        <text:list-item>
          <text:p text:style-name="P497">Added timestamp to data displayed as hairline is dragged across a lightcurve plot.<text:line-break/></text:p>
        </text:list-item>
      </text:list>
      <text:p text:style-name="P498">version 1.7.6</text:p>
      <text:soft-page-break/>
      <text:list text:style-name="LFO159" text:continue-numbering="true">
        <text:list-item>
          <text:p text:style-name="P499">During manual WCS calibration, adjusted assignment of RA DEC values to reflect the center of the pixel, rather than the upper left corner.<text:line-break/></text:p>
        </text:list-item>
      </text:list>
      <text:p text:style-name="P500">version 1.7.5</text:p>
      <text:list text:style-name="LFO160" text:continue-numbering="true">
        <text:list-item>
          <text:p text:style-name="P501">Corrected the display of WCS coordinates that appear in the status bar (when astrometry.net solution is active in a frame) when the cursor is inside the image --- these values needed to take into account pixel aspect ratio.<text:line-break/></text:p>
        </text:list-item>
      </text:list>
      <text:p text:style-name="P502">version 1.7.4</text:p>
      <text:list text:style-name="LFO161" text:continue-numbering="true">
        <text:list-item>
          <text:p text:style-name="P503">Added non-square camera pixel compensation to manual WCS calibration. <text:s/>That compensation is now in place for both WCS calibration methods: nova.astrometry.net and 2-star manual<text:line-break/></text:p>
        </text:list-item>
      </text:list>
      <text:p text:style-name="P504">version 1.7.3</text:p>
      <text:list text:style-name="LFO162" text:continue-numbering="true">
        <text:list-item>
          <text:p text:style-name="P50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06">This compensation is NOT YET incorporated in manual WCS calibration.<text:line-break/></text:p>
        </text:list-item>
      </text:list>
      <text:p text:style-name="P507">version 1.7.2</text:p>
      <text:list text:style-name="LFO163" text:continue-numbering="true">
        <text:list-item>
          <text:p text:style-name="P508">Moved all the major operational buttons (clear data, write csv, plot curves) to the transport button complex.<text:line-break/></text:p>
        </text:list-item>
      </text:list>
      <text:p text:style-name="P509">version 1.7.1</text:p>
      <text:list text:style-name="LFO164" text:continue-numbering="true">
        <text:list-item>
          <text:p text:style-name="P510">Rearranged transport buttons to allow more flexibility in splitter placement and also to bring the current frame spinner to a more accessible place.</text:p>
        </text:list-item>
        <text:list-item>
          <text:p text:style-name="P511">Begun adding the elements needed to deal with non-square pixels during WCS calibrations --- GUI elements only at the moment.<text:line-break/></text:p>
        </text:list-item>
      </text:list>
      <text:p text:style-name="P512">version 1.7.0</text:p>
      <text:list text:style-name="LFO165" text:continue-numbering="true">
        <text:list-item>
          <text:p text:style-name="P51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14">version 1.6.9</text:p>
      <text:list text:style-name="LFO166" text:continue-numbering="true">
        <text:list-item>
          <text:p text:style-name="P515">Transport buttons fully functional.</text:p>
        </text:list-item>
        <text:list-item>
          <text:p text:style-name="P516">Save and restore state buttons added to GUI, but not yet implemented.<text:line-break/></text:p>
        </text:list-item>
      </text:list>
      <text:p text:style-name="P517">version 1.6.8</text:p>
      <text:list text:style-name="LFO167" text:continue-numbering="true">
        <text:list-item>
          <text:p text:style-name="P518"><text:span text:style-name="T51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0"><text:line-break/></text:span><text:span text:style-name="T521"><text:line-break/></text:span><text:span text:style-name="T522">A consequence of this change is that existing custom profiles that you have saved in<text:s/></text:span><text:soft-page-break/><text:span text:style-name="T523">your list must be deleted. <text:s/>Just open the list, delete each saved profile, then restore them from relevant AVI-WCS folder(s) as required. <text:s/>It's not often that I make a breaking change, but this was unavoidable.</text:span><text:span text:style-name="T524"><text:line-break/></text:span></text:p>
        </text:list-item>
        <text:list-item>
          <text:p text:style-name="P525">Do not get too excited about the transport buttons. <text:s/>They are conceptual/visual only --- no functionality yet.<text:line-break/></text:p>
        </text:list-item>
      </text:list>
      <text:p text:style-name="P526">version 1.6.7</text:p>
      <text:list text:style-name="LFO168" text:continue-numbering="true">
        <text:list-item>
          <text:p text:style-name="P527">Fixed breakage caused by incomplete removal of default mask radius spinner.<text:line-break/></text:p>
        </text:list-item>
      </text:list>
      <text:p text:style-name="P528">version 1.6.6</text:p>
      <text:list text:style-name="LFO169" text:continue-numbering="true">
        <text:list-item>
          <text:p text:style-name="P529"><text:span text:style-name="T530">When an AVI-WCS folder is created by clicking the<text:s/></text:span><text:span text:style-name="T531">Create AVI-WCS folder from AVI file</text:span><text:span text:style-name="T532"><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33"><text:span text:style-name="T534">An experimental GUI change has relocated the<text:s/></text:span><text:span text:style-name="T535">Plot symbol size</text:span><text:span text:style-name="T536"><text:s/>spinner to a place where it won't be the accidentally invoked by a user intending to click the mskth spinner.</text:span><text:span text:style-name="T537"><text:line-break/></text:span></text:p>
        </text:list-item>
      </text:list>
      <text:p text:style-name="P538">version 1.6.5</text:p>
      <text:list text:style-name="LFO170" text:continue-numbering="true">
        <text:list-item>
          <text:p text:style-name="P539">Made some small changes to documentation pdf suggested by Tony</text:p>
        </text:list-item>
        <text:list-item>
          <text:p text:style-name="P540"><text:span text:style-name="T541">Relabeled the angle printed at completion of manual WCS calibration from<text:s/></text:span><text:span text:style-name="T542">field-rotation</text:span><text:span text:style-name="T543"><text:s/>(incorrect) to<text:s/></text:span><text:span text:style-name="T544">ref1-to-target</text:span><text:span text:style-name="T545">.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46"><text:line-break/></text:span></text:p>
        </text:list-item>
      </text:list>
      <text:p text:style-name="P547">version 1.6.4</text:p>
      <text:list text:style-name="LFO171" text:continue-numbering="true">
        <text:list-item>
          <text:p text:style-name="P548">Updated documentation pdf<text:line-break/></text:p>
        </text:list-item>
      </text:list>
      <text:p text:style-name="P549">version 1.6.3</text:p>
      <text:list text:style-name="LFO172" text:continue-numbering="true">
        <text:list-item>
          <text:p text:style-name="P550">Added units to the plate scale that is printed at completion of manual WCS calibration.</text:p>
        </text:list-item>
        <text:list-item>
          <text:p text:style-name="P551">Added field rotation angle printout at completion of manual WCS calibration.<text:line-break/></text:p>
        </text:list-item>
      </text:list>
      <text:p text:style-name="P552">version 1.6.2</text:p>
      <text:list text:style-name="LFO173" text:continue-numbering="true">
        <text:list-item>
          <text:p text:style-name="P553">For manual WCS calibration: automatically adjusts to star fields that are flipped left-to-right and/or top-to-bottom.<text:line-break/></text:p>
        </text:list-item>
      </text:list>
      <text:p text:style-name="P554">version 1.6.1</text:p>
      <text:list text:style-name="LFO174" text:continue-numbering="true">
        <text:list-item>
          <text:p text:style-name="P555">The version is same as 1.6.0 and serves only to test whether 1.6.0 will detect 1.6.1 and install it upon request.<text:line-break/></text:p>
        </text:list-item>
      </text:list>
      <text:p text:style-name="P556">Version 1.6.0</text:p>
      <text:list text:style-name="LFO175" text:continue-numbering="true">
        <text:list-item>
          <text:p text:style-name="P557">Added the ability for PyMovie to check for more recent versions on startup and allow the user to choose whether to accept or not.<text:line-break/></text:p>
        </text:list-item>
      </text:list>
      <text:p text:style-name="P558">version 1.5.7</text:p>
      <text:list text:style-name="LFO176" text:continue-numbering="true">
        <text:list-item>
          <text:p text:style-name="P559">select VTI dropdown list is disabled unless there are missing model digits.</text:p>
        </text:list-item>
        <text:list-item>
          <text:p text:style-name="P560">Suppressed the star location dialog --- now only appears when an astrometry.net calibration is requested.<text:line-break/></text:p>
        </text:list-item>
      </text:list>
      <text:p text:style-name="P561">version 1.5.6</text:p>
      <text:list text:style-name="LFO177" text:continue-numbering="true">
        <text:list-item>
          <text:p text:style-name="P56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63">Item 3 in version 1.5.4 notes refer to the too tortuous logic to implement. Well, it has been implemented anyway so training can be done from any position in the avi where the upper and lower box positions are the same.<text:line-break/></text:p>
        </text:list-item>
      </text:list>
      <text:p text:style-name="P564">version 1.5.5</text:p>
      <text:list text:style-name="LFO178" text:continue-numbering="true">
        <text:list-item>
          <text:p text:style-name="P56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66">version 1.5.4</text:p>
      <text:list text:style-name="LFO179" text:continue-numbering="true">
        <text:list-item>
          <text:p text:style-name="P567">Changed blank detection for Kiwi to reflect the new 'normalized' model characters.</text:p>
        </text:list-item>
        <text:list-item>
          <text:p text:style-name="P568">Added (Kiwi) 8 versus 9 secondary test to resolve confusions (same thing as is being done for 6 versus 8)</text:p>
        </text:list-item>
        <text:list-item>
          <text:p text:style-name="P56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0">version 1.5.2</text:p>
      <text:list text:style-name="LFO180" text:continue-numbering="true">
        <text:list-item>
          <text:p text:style-name="P571">When starting from empty folder to train Kiwi, the selection boxes initially were being displayed as red rectangles instead of yellow slanted selection boxes --- that's fixed</text:p>
        </text:list-item>
        <text:list-item>
          <text:p text:style-name="P572">At completion of choosing model digits, we now start timestamp reading.</text:p>
        </text:list-item>
        <text:list-item>
          <text:p text:style-name="P57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74">version 1.5.1</text:p>
      <text:list text:style-name="LFO181" text:continue-numbering="true">
        <text:list-item>
          <text:p text:style-name="P57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76">version 1.5.0</text:p>
      <text:list text:style-name="LFO182" text:continue-numbering="true">
        <text:list-item>
          <text:p text:style-name="P577">Fixed a bug that has been present forever but remained undetected until now: whenever an analysis (data recording) was started and then paused, the frame where the pause took effect was being recorded again if the analysis was restarted from that<text:s/><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78">version 1.4.9</text:p>
      <text:list text:style-name="LFO183" text:continue-numbering="true">
        <text:list-item>
          <text:p text:style-name="P57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0">Squashed the bug that was causing crash when training an OCR profile from an empty folder and not providing a star location when prompted.<text:line-break/></text:p>
        </text:list-item>
        <text:list-item>
          <text:p text:style-name="P58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8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83">version 1.4.8</text:p>
      <text:list text:style-name="LFO184" text:continue-numbering="true">
        <text:list-item>
          <text:p text:style-name="P58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85">version 1.4.7</text:p>
      <text:list text:style-name="LFO185" text:continue-numbering="true">
        <text:list-item>
          <text:p text:style-name="P586">Memory usage is back to normal.</text:p>
        </text:list-item>
        <text:list-item>
          <text:p text:style-name="P587">Better detection and correction of Kiwi timestamps at seconds rollover.<text:line-break/></text:p>
        </text:list-item>
      </text:list>
      <text:p text:style-name="P588">version 1.4.6</text:p>
      <text:soft-page-break/>
      <text:list text:style-name="LFO186" text:continue-numbering="true">
        <text:list-item>
          <text:p text:style-name="P589">Experimental. <text:s/>Probably fixes the garbage collection delay at the end of Kiwi runs. <text:s/>But each analysis run causes PyMovie to claim more and more memory. <text:s/><text:line-break/></text:p>
        </text:list-item>
      </text:list>
      <text:p text:style-name="P590">version 1.4.2</text:p>
      <text:list text:style-name="LFO187" text:continue-numbering="true">
        <text:list-item>
          <text:p text:style-name="P59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92">version 1.4.1</text:p>
      <text:list text:style-name="LFO188" text:continue-numbering="true">
        <text:list-item>
          <text:p text:style-name="P593">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94">version 1.4.0</text:p>
      <text:list text:style-name="LFO189" text:continue-numbering="true">
        <text:list-item>
          <text:p text:style-name="P595"><text:span text:style-name="T596">Added automatic opening of the newly created AVI-WCS folder after it has been created by by clicking the<text:s/></text:span><text:span text:style-name="T597">Create AVI-WCS folder from avi file button.<text:s/></text:span><text:span text:style-name="T598">So the workflow instructions that came with 1.3.9 are no longer needed.</text:span><text:span text:style-name="T599"><text:line-break/></text:span></text:p>
        </text:list-item>
      </text:list>
      <text:p text:style-name="P600">version 1.3.9</text:p>
      <text:list text:style-name="LFO190" text:continue-numbering="true">
        <text:list-item>
          <text:p text:style-name="P601">Removed the message inadvertently left in place that said only partial support for Windows for creation of AVI-WCS folders. <text:s/>It wasn't true.</text:p>
        </text:list-item>
        <text:list-item>
          <text:p text:style-name="P60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03">version 1.3.8</text:p>
      <text:list text:style-name="LFO191" text:continue-numbering="true">
        <text:list-item>
          <text:p text:style-name="P604"><text:span text:style-name="T60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06"><text:line-break/></text:span><text:span text:style-name="T607"><text:line-break/></text:span><text:soft-page-break/><text:span text:style-name="T608">Work flow:<text:s/></text:span><text:span text:style-name="T609"><text:line-break/><text:s text:c="10"/>open an avi (this will enable the<text:s/></text:span><text:span text:style-name="T610">Create AVI-WCS folder from avi file button</text:span><text:span text:style-name="T611">)</text:span><text:span text:style-name="T612"><text:line-break/><text:s text:c="10"/>click the <text:s text:c="2"/></text:span><text:span text:style-name="T613">Create AVI-WCS folder from avi file button</text:span><text:span text:style-name="T614"><text:line-break/><text:s text:c="10"/></text:span><text:span text:style-name="T615">use the Directory dialog to select (or create a new folder) the directory</text:span><text:span text:style-name="T616"><text:line-break/><text:s text:c="15"/>that is to hold the AVI-WCS folder or just accept the default (directory of the avi)</text:span><text:span text:style-name="T617"><text:line-break/><text:s text:c="10"/>the folder will be created (if necessary) and populated with an alias (for mac users)</text:span><text:span text:style-name="T618"><text:line-break/><text:s text:c="15"/>or a Shortcut (for Windows users)</text:span><text:span text:style-name="T619"><text:line-break/></text:span></text:p>
        </text:list-item>
      </text:list>
      <text:p text:style-name="P62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1"/>
      <text:p text:style-name="P622">version 1.3.7</text:p>
      <text:list text:style-name="LFO192" text:continue-numbering="true">
        <text:list-item>
          <text:p text:style-name="P623">Fixed bug where adding a custom profile was not removing existing ocr selection boxes.</text:p>
        </text:list-item>
        <text:list-item>
          <text:p text:style-name="P624">Gui change to keep 'cascade' label from disappearing on some displays.</text:p>
        </text:list-item>
        <text:list-item>
          <text:p text:style-name="P625">Started adding ability to create an AVI-WCS folder from an already open avi file. <text:s/>Just the gui and a stub where the code will go.<text:line-break/></text:p>
        </text:list-item>
      </text:list>
      <text:p text:style-name="P626">version 1.3.6</text:p>
      <text:list text:style-name="LFO193" text:continue-numbering="true">
        <text:list-item>
          <text:p text:style-name="P627">Fixed bug that required AVI-WCS folder to be reopened in order for a newly selected custom ocr profile to take effect. <text:s/>Now timestamp reading starts up as soon as a custom profile is selected.<text:line-break/></text:p>
        </text:list-item>
      </text:list>
      <text:p text:style-name="P628">version 1.3.5</text:p>
      <text:list text:style-name="LFO194" text:continue-numbering="true">
        <text:list-item>
          <text:p text:style-name="P629">Added printing of the 'confusion matrix' (correlation scores of each model digit against all the others) when 'show model digits' is invoked.</text:p>
        </text:list-item>
        <text:list-item>
          <text:p text:style-name="P630">Fixed the spurious exception that was occurring when FITS folder was in use (caused by trying to do timestamp extraction as though a VTI were in use)<text:line-break/></text:p>
        </text:list-item>
      </text:list>
      <text:p text:style-name="P631">version 1.3.4</text:p>
      <text:list text:style-name="LFO195" text:continue-numbering="true">
        <text:list-item>
          <text:p text:style-name="P632">Fixed BoxSprite 'start-from-scratch' specifying None instead of boxsprite as timestamp formatter.<text:line-break/></text:p>
        </text:list-item>
      </text:list>
      <text:p text:style-name="P633">version 1.3.3</text:p>
      <text:list text:style-name="LFO196" text:continue-numbering="true">
        <text:list-item>
          <text:p text:style-name="P634">Fixed BoxSprite 'start-from-scratch' specifying iota instead of boxsprite as timestamp formatter.<text:line-break/></text:p>
        </text:list-item>
      </text:list>
      <text:p text:style-name="P635">version 1.3.2</text:p>
      <text:list text:style-name="LFO197" text:continue-numbering="true">
        <text:list-item>
          <text:p text:style-name="P636">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text:soft-pag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3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38"/>
      <text:p text:style-name="P639">version 1.3.1</text:p>
      <text:list text:style-name="LFO198" text:continue-numbering="true">
        <text:list-item>
          <text:p text:style-name="P640">Added to ocr box right-click menu: retrain model digits, enable/disable upper/lower boxes.</text:p>
        </text:list-item>
        <text:list-item>
          <text:p text:style-name="P641">Added automatic switch to frame view if field view was selected and then Start analysis was clicked. It is possible to Pause analysis and then switch to field view without loss of data.</text:p>
        </text:list-item>
        <text:list-item>
          <text:p text:style-name="P642">Removed threshold spinner as that mechanism is no longer used for OCR --- switched to custom model digits per AVI-WCS folder instead.</text:p>
        </text:list-item>
        <text:list-item>
          <text:p text:style-name="P643">Fixed problem that kept ocr box changes and model digits from being properly preserved and restored from an AVI-WCS folder.</text:p>
        </text:list-item>
        <text:list-item>
          <text:p text:style-name="P644">Laid some framework in place for <text:s/>saving and reusing custom profiles (i.e., ocr boxes and model digits from an AVI-WCS folder)<text:s/><text:line-break/></text:p>
        </text:list-item>
      </text:list>
      <text:p text:style-name="P645">version 1.3.0</text:p>
      <text:list text:style-name="LFO199" text:continue-numbering="true">
        <text:list-item>
          <text:p text:style-name="P64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47">version 1.2.9</text:p>
      <text:list text:style-name="LFO200" text:continue-numbering="true">
        <text:list-item>
          <text:p text:style-name="P648">Made the cascading of lightcurve plots optional (and sticky)</text:p>
        </text:list-item>
        <text:list-item>
          <text:p text:style-name="P649">Made the ocr box context menu sensitive to which digits are missing from the modelDigit list.</text:p>
        </text:list-item>
        <text:list-item>
          <text:p text:style-name="P650">When a Kiwi or BoxSprite avi is in a folder, we put modelDigits and ocr box table in that directory so that OCR can be customized on a file basis.</text:p>
        </text:list-item>
        <text:list-item>
          <text:p text:style-name="P65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soft-page-break/>
      <text:p text:style-name="P652">version 1.2.8</text:p>
      <text:list text:style-name="LFO201" text:continue-numbering="true">
        <text:list-item>
          <text:p text:style-name="P653">Timestamp OCR for IOTA VTI models 2 and 3 are functional and useable.</text:p>
        </text:list-item>
        <text:list-item>
          <text:p text:style-name="P654">Timestamp OCR for BoxSprite is useable, but a little tedious as it requires 're-training' at every run in order to deal with the lack of well-formed and reproducible characters.</text:p>
        </text:list-item>
        <text:list-item>
          <text:p text:style-name="P655">Timestamp OCR for Kiwi is not useable (except to demonstrate and play with the challenges of the Kiwi timestamp quirks.<text:line-break/></text:p>
        </text:list-item>
      </text:list>
      <text:p text:style-name="P656">version 1.2.5</text:p>
      <text:list text:style-name="LFO202" text:continue-numbering="true">
        <text:list-item>
          <text:p text:style-name="P657">Adds both lefthand and righthand ocr selection boxes to the IOTA VTI to deal with the ambiguity that arises when some cameras emit the odd field first in time while others emit the even field first in time.<text:line-break/></text:p>
        </text:list-item>
      </text:list>
      <text:p text:style-name="P658">version 1.2.4</text:p>
      <text:list text:style-name="LFO203" text:continue-numbering="true">
        <text:list-item>
          <text:p text:style-name="P65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0"/>
      <text:p text:style-name="P661">version 1.2.3</text:p>
      <text:list text:style-name="LFO204" text:continue-numbering="true">
        <text:list-item>
          <text:p text:style-name="P662">Fixed the omission: when AVI-WCS folder opened, the navigation buttons were not being set to match the detected fps; that is fixed.<text:line-break/></text:p>
        </text:list-item>
        <text:list-item>
          <text:p text:style-name="P66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6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65">version 1.1.8</text:p>
      <text:list text:style-name="LFO205" text:continue-numbering="true">
        <text:list-item>
          <text:p text:style-name="P666">Changed the titling on the frame navigation buttons to use time units for ntsc/pal recordings --- fits still uses frame units as there is no set correlation between frames and time for fits recordings.</text:p>
        </text:list-item>
        <text:list-item>
          <text:p text:style-name="P667">Lightcurve plots now cascade (don't overlap) from the upper left corner of your screen down and to the right (rather than be plotted on top of each other in the center of your screen).<text:line-break/></text:p>
        </text:list-item>
      </text:list>
      <text:p text:style-name="P668">version 1.1.7</text:p>
      <text:list text:style-name="LFO206" text:continue-numbering="true">
        <text:list-item>
          <text:p text:style-name="P669">Made the jump forward and backward frame navigation buttons adapt to ntsc frame rate (uses 30 and 300 frame jumps) and pal frame rate (uses 25 and 250 frame jumps). <text:s/>For fits files the jumps remain at 25 and 200<text:line-break/></text:p>
        </text:list-item>
      </text:list>
      <text:p text:style-name="P670">version 1.1.6</text:p>
      <text:list text:style-name="LFO207" text:continue-numbering="true">
        <text:list-item>
          <text:p text:style-name="P671">Added a 'Write' button to the Edit Aperture widget so that it is not necessary to close that widget to make changes take effect. <text:s/>Closing the widget still makes changes take effect --- that remains unchanged.</text:p>
        </text:list-item>
      </text:list>
      <text:soft-page-break/>
      <text:list text:style-name="LFO208" text:continue-numbering="true">
        <text:list-item>
          <text:p text:style-name="P672">It is now possible to change the x,y value of an aperture from the Edit Aperture widget. <text:s/>This will make it easy to stack apertures by a simple copy and paste operation of the (x,y) data.<text:line-break/></text:p>
        </text:list-item>
      </text:list>
      <text:p text:style-name="P673">version 1.1.5</text:p>
      <text:list text:style-name="LFO209" text:continue-numbering="true">
        <text:list-item>
          <text:p text:style-name="P674">Added spinner to change default mask radius of any 'green' aperture present.</text:p>
        </text:list-item>
        <text:list-item>
          <text:p text:style-name="P67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76">version 1.1.4</text:p>
      <text:list text:style-name="LFO210" text:continue-numbering="true">
        <text:list-item>
          <text:p text:style-name="P677">Fixed the aperture position limit issue that occurs when the aperture size is changed AFTER the image has been loaded.<text:line-break/></text:p>
        </text:list-item>
      </text:list>
      <text:p text:style-name="P678">version 1.1.3</text:p>
      <text:list text:style-name="LFO211" text:continue-numbering="true">
        <text:list-item>
          <text:p text:style-name="P679">Removed some no longer needed diagnostic messages being printed in the textOut panel.<text:line-break/></text:p>
        </text:list-item>
      </text:list>
      <text:p text:style-name="P680">version 1.1.2</text:p>
      <text:list text:style-name="LFO212" text:continue-numbering="true">
        <text:list-item>
          <text:p text:style-name="P68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82">version 1.1.1</text:p>
      <text:list text:style-name="LFO213" text:continue-numbering="true">
        <text:list-item>
          <text:p text:style-name="P683">Removed the log scaling checkbox. <text:s/>Log scaling rarely used and the image control is an adequate and flexible tool for image clipping and scaling to better see stars in an image</text:p>
        </text:list-item>
        <text:list-item>
          <text:p text:style-name="P684">Added an Edit Aperture tool that pops up a list of all aperture with their properties and provides a central place to modify same. <text:s/>This will make it easier to deal with stacked (overlapping) apertures.</text:p>
        </text:list-item>
        <text:list-item>
          <text:p text:style-name="P685">Added a default mask radius setting for each aperture rather than the one-size-fits-all of prior versions to better support the use of multiple sampling aperture/masks.</text:p>
        </text:list-item>
        <text:list-item>
          <text:p text:style-name="P686">Removed the spinner previously used for setting a global default mask.</text:p>
        </text:list-item>
        <text:list-item>
          <text:p text:style-name="P68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88">version 1.1.0</text:p>
      <text:list text:style-name="LFO214" text:continue-numbering="true">
        <text:list-item>
          <text:p text:style-name="P689">Added a check on the validity of RA Dec strings on a program path that was missed in 1.0.9.<text:line-break/></text:p>
        </text:list-item>
      </text:list>
      <text:soft-page-break/>
      <text:p text:style-name="P690">version 1.0.9</text:p>
      <text:list text:style-name="LFO215" text:continue-numbering="true">
        <text:list-item>
          <text:p text:style-name="P691">Tests the validity of RA Dec strings at the point of entry --- shows errors in textOut panel.</text:p>
        </text:list-item>
        <text:list-item>
          <text:p text:style-name="P692">Returns the aperture jogging capability that was inadvertently suppressed in 1.0.8 by the new right-click-for-help system<text:line-break/></text:p>
        </text:list-item>
      </text:list>
      <text:p text:style-name="P693">version 1.0.8</text:p>
      <text:list text:style-name="LFO216" text:continue-numbering="true">
        <text:list-item>
          <text:p text:style-name="P694">Made splitter settings 'sticky' so that user choices as to how much gui real estate to give to buttons versus image and textOut versus Thumbnails is preserved between sessions.</text:p>
        </text:list-item>
        <text:list-item>
          <text:p text:style-name="P695">Fixed the tooltip/help info re UCAC4 format to say XXX-XXXXXX (had been XXX-XXXXX)<text:s/><text:line-break/></text:p>
        </text:list-item>
      </text:list>
      <text:p text:style-name="P696">version 1.0.6</text:p>
      <text:list text:style-name="LFO217" text:continue-numbering="true">
        <text:list-item>
          <text:p text:style-name="P69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98"/>
      <text:p text:style-name="P699">version 1.0.4</text:p>
      <text:list text:style-name="LFO218" text:continue-numbering="true">
        <text:list-item>
          <text:p text:style-name="P700">Hover is now properly disabled so that help only appears with a right-click<text:line-break/></text:p>
        </text:list-item>
      </text:list>
      <text:p text:style-name="P701">version 1.0.3</text:p>
      <text:list text:style-name="LFO219" text:continue-numbering="true">
        <text:list-item>
          <text:p text:style-name="P702">Changed the 'help' system from a 'hover to get help' to a right-click to get help.<text:line-break/></text:p>
        </text:list-item>
      </text:list>
      <text:p text:style-name="P703">version 1.0.2</text:p>
      <text:list text:style-name="LFO220" text:continue-numbering="true">
        <text:list-item>
          <text:p text:style-name="P704">Fixed conversion of color image to grayscale image for avis: now processes YUV color space correctly.</text:p>
        </text:list-item>
      </text:list>
      <text:p text:style-name="P705"/>
      <text:p text:style-name="P706">version 1.0.0</text:p>
      <text:list text:style-name="LFO221" text:continue-numbering="true">
        <text:list-item>
          <text:p text:style-name="P707">Added documentation: PyMovie-doc.pdf</text:p>
        </text:list-item>
        <text:list-item>
          <text:p text:style-name="P708">Pushed source code to git-hub for the first time</text:p>
        </text:list-item>
        <text:list-item>
          <text:p text:style-name="P709"><text:span text:style-name="T710">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1">C:\Anaconda3</text:span></text:a><text:span text:style-name="T712"><text:s/>the first time PyMovie is run. <text:s/>However, we do not over-write an existing PyMovie.bat file, so if you want the updated file, then you must remove PyMovie.bat from<text:s/></text:span><text:a xlink:href="../../../../../../../../C:/Anaconda3" office:target-frame-name="_top" xlink:show="replace"><text:span text:style-name="T713">C:\Anaconda3</text:span></text:a><text:span text:style-name="T714"><text:s/>to force the re-creation of that file from the copy that comes with the package.</text:span><text:span text:style-name="T715"><text:line-break/></text:span></text:p>
        </text:list-item>
      </text:list>
      <text:p text:style-name="P716">version 0.9.9</text:p>
      <text:list text:style-name="LFO222" text:continue-numbering="true">
        <text:list-item>
          <text:p text:style-name="P717">made the gui font size 'OS aware' to try to make the Windows PyMovie gui look as good as the MacOS version. If you run on MacOS, you get a font size of 13 pts. That changes to 8 pts if you run on Windows<text:line-break/></text:p>
        </text:list-item>
      </text:list>
      <text:p text:style-name="P718">version 0.9.8</text:p>
      <text:soft-page-break/>
      <text:list text:style-name="LFO223" text:continue-numbering="true">
        <text:list-item>
          <text:p text:style-name="P719">modified the setup.py file so that scikit-image &gt;= 0.15.0 will be automatically installed by pip if it is not already present in the Anaconda installation when PyMovie is installed.</text:p>
        </text:list-item>
        <text:list-item>
          <text:p text:style-name="P720">Added messages to the user that appear if the redact lines and/or num frames boxes associated with the Generate “finder” image button are left empty.<text:line-break/></text:p>
        </text:list-item>
      </text:list>
      <text:p text:style-name="P721">version 0.9.6</text:p>
      <text:list text:style-name="LFO224" text:continue-numbering="true">
        <text:list-item>
          <text:p text:style-name="P72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5" text:continue-numbering="true">
        <text:list-item>
          <text:p text:style-name="P72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24">added crosshairs to all apertures, a nice visual aid, particularly in zoomed mode.<text:line-break/></text:p>
        </text:list-item>
      </text:list>
      <text:p text:style-name="P725">version 0.9.3</text:p>
      <text:list text:style-name="LFO226" text:continue-numbering="true">
        <text:list-item>
          <text:p text:style-name="P726">the calculations for manual WCS calibration have definitely been 'fixed' .</text:p>
        </text:list-item>
        <text:list-item>
          <text:p text:style-name="P727">Miscellaneous small changes to GUI: labels on edit boxes for redact lines and plate scale; clear the VizieR response as soon as a change is made in UCAC4 box.<text:line-break/></text:p>
        </text:list-item>
      </text:list>
      <text:p text:style-name="P728">version 0.9.2</text:p>
      <text:list text:style-name="LFO227" text:continue-numbering="true">
        <text:list-item>
          <text:p text:style-name="P729">the calculations for manual WCS calibration have been 'fixed' (we hope).</text:p>
        </text:list-item>
        <text:list-item>
          <text:p text:style-name="P73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31">version 0.9.0</text:p>
      <text:list text:style-name="LFO228" text:continue-numbering="true">
        <text:list-item>
          <text:p text:style-name="P732">same as 0.8.9 but added astroquery as a required package. This is used to make VizieR calls but is not a standard part of an Anaconda installation.<text:line-break/></text:p>
        </text:list-item>
      </text:list>
      <text:p text:style-name="P733">version 0.8.9</text:p>
      <text:list text:style-name="LFO229" text:continue-numbering="true">
        <text:list-item>
          <text:p text:style-name="P73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3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36">version 0.8.8</text:p>
      <text:list text:style-name="LFO230" text:continue-numbering="true">
        <text:list-item>
          <text:p text:style-name="P73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text:s/><text:soft-page-break/>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38">version 0.8.7</text:p>
      <text:list text:style-name="LFO231" text:continue-numbering="true">
        <text:list-item>
          <text:p text:style-name="P739">WCS calibration through nova.astrometry.net now works for both AVI-WCS folders and FITS folders.<text:line-break/></text:p>
        </text:list-item>
      </text:list>
      <text:p text:style-name="P740">version 0.8.5</text:p>
      <text:list text:style-name="LFO232" text:continue-numbering="true">
        <text:list-item>
          <text:p text:style-name="P741">adds an option for WCS calibration when AVI-WCS folder is used to hold observation video (or a link to one) through an on-connection to nova.astrometry.net<text:line-break/></text:p>
        </text:list-item>
      </text:list>
      <text:p text:style-name="P742">version 0.8.4</text:p>
      <text:list text:style-name="LFO233" text:continue-numbering="true">
        <text:list-item>
          <text:p text:style-name="P743">removed the self.pointed_at_aperture = None statement in removeAperture method. <text:s/>Just trying stuff.<text:line-break/></text:p>
        </text:list-item>
      </text:list>
      <text:p text:style-name="P744">version 0.8.3</text:p>
      <text:list text:style-name="LFO234" text:continue-numbering="true">
        <text:list-item>
          <text:p text:style-name="P745">still working on avoiding crashes while deleting apertures under win7. Added manual disconnect of slot/signals for the aperture before deleting it.<text:line-break/></text:p>
        </text:list-item>
      </text:list>
      <text:p text:style-name="P746">version 0.8.2</text:p>
      <text:list text:style-name="LFO235" text:continue-numbering="true">
        <text:list-item>
          <text:p text:style-name="P747">another variation on deleting apertures, this time without the aperture.deleteLater() call.<text:line-break/></text:p>
        </text:list-item>
      </text:list>
      <text:p text:style-name="P748">version 0.8.1</text:p>
      <text:list text:style-name="LFO236" text:continue-numbering="true">
        <text:list-item>
          <text:p text:style-name="P749">another attempt to squash the win7 crash-on-delete-then-run bug.<text:line-break/></text:p>
        </text:list-item>
      </text:list>
      <text:p text:style-name="P750">version 0.8.0</text:p>
      <text:list text:style-name="LFO237" text:continue-numbering="true">
        <text:list-item>
          <text:p text:style-name="P75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52">version 0.7.9</text:p>
      <text:list text:style-name="LFO238" text:continue-numbering="true">
        <text:list-item>
          <text:p text:style-name="P75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54">version 0.7.8</text:p>
      <text:list text:style-name="LFO239" text:continue-numbering="true">
        <text:list-item>
          <text:p text:style-name="P755">restored the automatic green property for a newly added aperture.<text:line-break/></text:p>
        </text:list-item>
      </text:list>
      <text:p text:style-name="P756">version 0.7.7</text:p>
      <text:list text:style-name="LFO240" text:continue-numbering="true">
        <text:list-item>
          <text:p text:style-name="P757">fixes the 'jumping mask' problem that appears when 'use yellow mask as default' is in use.<text:line-break/></text:p>
        </text:list-item>
      </text:list>
      <text:p text:style-name="P758">version 0.7.4</text:p>
      <text:soft-page-break/>
      <text:list text:style-name="LFO241" text:continue-numbering="true">
        <text:list-item>
          <text:p text:style-name="P759">added code to ensure that when the yellow aperture mask is being used as the default mask that it is evaluated first whenever a there is a frame change.<text:line-break/></text:p>
        </text:list-item>
      </text:list>
      <text:p text:style-name="P760">version 0.7.3</text:p>
      <text:list text:style-name="LFO242" text:continue-numbering="true">
        <text:list-item>
          <text:p text:style-name="P761">returned the option of simply opening an avi file --- use the Open AVI file button.</text:p>
        </text:list-item>
        <text:list-item>
          <text:p text:style-name="P76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63">version 0.6.9</text:p>
      <text:list text:style-name="LFO243" text:continue-numbering="true">
        <text:list-item>
          <text:p text:style-name="P76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4" text:continue-numbering="true">
        <text:list-item>
          <text:p text:style-name="P765">finally found bug that was causing confusing thumbnail updates. Should be better now.<text:line-break/></text:p>
        </text:list-item>
      </text:list>
      <text:p text:style-name="P766">version 0.6.8</text:p>
      <text:list text:style-name="LFO245" text:continue-numbering="true">
        <text:list-item>
          <text:p text:style-name="P767">tightened up the spacing between GUI elements to provide more vertical space for text box</text:p>
        </text:list-item>
        <text:list-item>
          <text:p text:style-name="P768">changed labelling of mask threshold spinner<text:line-break/></text:p>
        </text:list-item>
      </text:list>
      <text:p text:style-name="P769">version 0.6.7</text:p>
      <text:list text:style-name="LFO246" text:continue-numbering="true">
        <text:list-item>
          <text:p text:style-name="P770">rearrange items on GUI to allow for large Clear plot data button</text:p>
        </text:list-item>
        <text:list-item>
          <text:p text:style-name="P771">added 'hooks' for experimenting with WCS/astrometry.net</text:p>
        </text:list-item>
        <text:list-item>
          <text:p text:style-name="P772">fixed issue where Thumbnail One was not always synchronized with Thumbnail Two (probably)</text:p>
        </text:list-item>
        <text:list-item>
          <text:p text:style-name="P773">made thumbnail display policy the same whether stepping through or running an analysis<text:line-break/></text:p>
        </text:list-item>
      </text:list>
      <text:p text:style-name="P774">version 0.6.6</text:p>
      <text:list text:style-name="LFO247" text:continue-numbering="true">
        <text:list-item>
          <text:p text:style-name="P775">new policy: all newly created apertures default to having auto-display enabled.</text:p>
        </text:list-item>
        <text:list-item>
          <text:p text:style-name="P7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7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soft-page-break/>
      <text:p text:style-name="P778">version 0.6.4</text:p>
      <text:list text:style-name="LFO248" text:continue-numbering="true">
        <text:list-item>
          <text:p text:style-name="P77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80">version 0.6.3</text:p>
      <text:list text:style-name="LFO249" text:continue-numbering="true">
        <text:list-item>
          <text:p text:style-name="P78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82">version 0.6.2</text:p>
      <text:list text:style-name="LFO250" text:continue-numbering="true">
        <text:list-item>
          <text:p text:style-name="P783">changed the mask for a white aperture to have a black border. This is visually clearer as to what is going and avoids the 'complaints' from within the pyqtgraph histogram widget when all pixels have the same value</text:p>
        </text:list-item>
        <text:list-item>
          <text:p text:style-name="P784">added a 3D display (rotatable and zoomable by left and right mouse drag) for the Thumbnail One image.<text:line-break/></text:p>
        </text:list-item>
      </text:list>
      <text:p text:style-name="P785">version 0.4.8</text:p>
      <text:list text:style-name="LFO251" text:continue-numbering="true">
        <text:list-item>
          <text:p text:style-name="P786">now, if you put your cursor on an aperture, the name and major properties of the aperture appear in the status bar in the very bottom left corner of the GUI<text:line-break/></text:p>
        </text:list-item>
      </text:list>
      <text:p text:style-name="P787">version 0.4.6</text:p>
      <text:list text:style-name="LFO252" text:continue-numbering="true">
        <text:list-item>
          <text:p text:style-name="P788">added the name of aperture to its context menu --- appears at the top of the right-click menu</text:p>
        </text:list-item>
        <text:list-item>
          <text:p text:style-name="P78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1">Added cross hairs to thumbnail One to aid in manual positioning of apertures.<text:line-break/></text:p>
        </text:list-item>
      </text:list>
      <text:p text:style-name="P792">version 0.4.5</text:p>
      <text:list text:style-name="LFO253" text:continue-numbering="true">
        <text:list-item>
          <text:p text:style-name="P793">removed debug printout from Demo Robust</text:p>
        </text:list-item>
        <text:list-item>
          <text:p text:style-name="P794">added auto-naming to no-snap aperture creation (just overlooked it earlier)</text:p>
        </text:list-item>
        <text:list-item>
          <text:p text:style-name="P795">ThumbNailOne no longer uses log scaling. Instead, it uses whatever scaling is in force for the frame image.<text:line-break/></text:p>
        </text:list-item>
      </text:list>
      <text:p text:style-name="P796">version 0.4.4</text:p>
      <text:list text:style-name="LFO254" text:continue-numbering="true">
        <text:list-item>
          <text:p text:style-name="P797">added button to read a bmp file, assumed to be a star locator. <text:s/>Any apertures positioned on this image will be preserved when the avi file is opened.<text:line-break/></text:p>
        </text:list-item>
      </text:list>
      <text:p text:style-name="P798">version 0.4.3</text:p>
      <text:list text:style-name="LFO255" text:continue-numbering="true">
        <text:list-item>
          <text:p text:style-name="P799">made it unnecessary to close the image range control for level changes to be reflected<text:s/><text:soft-page-break/>in subsequent frame changes<text:line-break/></text:p>
        </text:list-item>
      </text:list>
      <text:p text:style-name="P800">version 0.4.2</text:p>
      <text:list text:style-name="LFO256" text:continue-numbering="true">
        <text:list-item>
          <text:p text:style-name="P801">the 'no snap' aperture was actually 'snapping' <text:s/>--- that's been fixed</text:p>
        </text:list-item>
        <text:list-item>
          <text:p text:style-name="P802">added a demonstration plot to let the user see visually what the robust mean and std calculations are doing.<text:line-break/></text:p>
        </text:list-item>
      </text:list>
      <text:p text:style-name="P803">version 0.4.1</text:p>
      <text:list text:style-name="LFO257" text:continue-numbering="true">
        <text:list-item>
          <text:p text:style-name="P804">made the changes in image display through use of the image range control 'sticky' so that any changes made apply to all images going forward</text:p>
        </text:list-item>
        <text:list-item>
          <text:p text:style-name="P80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06">version 0.4.0</text:p>
      <text:list text:style-name="LFO258" text:continue-numbering="true">
        <text:list-item>
          <text:p text:style-name="P807">added an image range control to give user complete control over image 'stretching'. This is a visual effect only as an aid to identifying stars --- it does not affect any underlying data values.</text:p>
        </text:list-item>
        <text:list-item>
          <text:p text:style-name="P808">Added an 'invert images' checkbox to make it easy to switch between avi and fits files with their differing convention of the image origin (fits: lower left corner; avi: upper left corner)<text:line-break/></text:p>
        </text:list-item>
      </text:list>
      <text:p text:style-name="P809">version 0.3.9</text:p>
      <text:list text:style-name="LFO259" text:continue-numbering="true">
        <text:list-item>
          <text:p text:style-name="P810">added fast navigate buttons to speed going forward and backward through images</text:p>
        </text:list-item>
        <text:list-item>
          <text:p text:style-name="P811">now the text box gets cleared when a new image file is successfully opened</text:p>
        </text:list-item>
        <text:list-item>
          <text:p text:style-name="P812">changed the way apertures are deleted in support of chasing a pesky sporadic crash when apertures are deleted</text:p>
        </text:list-item>
        <text:list-item>
          <text:p text:style-name="P813">add a spinbox to allow the user to select the plot symbol size --- it's set by a spinbox that is 'sticky'</text:p>
        </text:list-item>
        <text:list-item>
          <text:p text:style-name="P814">some rearranging of GUI elements</text:p>
        </text:list-item>
        <text:list-item>
          <text:p text:style-name="P815">changed label on threshold box to help user understand better what a value in this box means</text:p>
        </text:list-item>
        <text:list-item>
          <text:p text:style-name="P816">added a legend to the composite lightcurve plot to identify the curves<text:line-break/></text:p>
        </text:list-item>
      </text:list>
      <text:p text:style-name="P817">version 0.3.8</text:p>
      <text:list text:style-name="LFO260" text:continue-numbering="true">
        <text:list-item>
          <text:p text:style-name="P818">added a try/except block around aperture delete code to see if we can track down crashes that are occurring sporadically <text:s/>under Win 7 OS (but not Mac or Win 10)</text:p>
        </text:list-item>
      </text:list>
      <text:p text:style-name="P819"/>
      <text:p text:style-name="P820">version 0.3.6</text:p>
      <text:list text:style-name="LFO261" text:continue-numbering="true">
        <text:list-item>
          <text:p text:style-name="P821">made the log scale image checkbox 'sticky' so that PyMovie can 'adapt' to your preferred image view.</text:p>
        </text:list-item>
        <text:list-item>
          <text:p text:style-name="P822">removed white apertures from the aperture constellation during tracking so that it/they will remain fixed on the image wherever you originally placed it/them.<text:line-break/></text:p>
        </text:list-item>
      </text:list>
      <text:p text:style-name="P823">version 0.3.5</text:p>
      <text:list text:style-name="LFO262" text:continue-numbering="true">
        <text:list-item>
          <text:p text:style-name="P824">fixed double yellow tracking that was accidentally broken by a change introduced in 0.3.4<text:line-break/></text:p>
        </text:list-item>
      </text:list>
      <text:p text:style-name="P825">version 0.3.4</text:p>
      <text:list text:style-name="LFO263" text:continue-numbering="true">
        <text:list-item>
          <text:p text:style-name="P826">added timestamp printout when running fits files with DATE-OBS in fits metadata</text:p>
        </text:list-item>
        <text:list-item>
          <text:p text:style-name="P827">initialized timestamp correctly<text:line-break/></text:p>
        </text:list-item>
      </text:list>
      <text:p text:style-name="P828">version 0.3.3</text:p>
      <text:list text:style-name="LFO264" text:continue-numbering="true">
        <text:list-item>
          <text:p text:style-name="P829">added timestamp extraction from 'fits files under the assumption that they came from a QHY-174M-GPS. <text:s/>This completes PyMovie for users of the QHY-174 that record in int16 fits files.<text:line-break/></text:p>
        </text:list-item>
      </text:list>
      <text:p text:style-name="P830">version 0.3.2</text:p>
      <text:list text:style-name="LFO265" text:continue-numbering="true">
        <text:list-item>
          <text:p text:style-name="P83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32">version 0.3.1</text:p>
      <text:list text:style-name="LFO266" text:continue-numbering="true">
        <text:list-item>
          <text:p text:style-name="P833">field processing of avi files now operational<text:line-break/></text:p>
        </text:list-item>
      </text:list>
      <text:p text:style-name="P834">version 0.3.0</text:p>
      <text:list text:style-name="LFO267" text:continue-numbering="true">
        <text:list-item>
          <text:p text:style-name="P835">fixed tracking during wind shake (accidentally broken in 0.2.9)</text:p>
        </text:list-item>
        <text:list-item>
          <text:p text:style-name="P836">now we enable/disable controls that are specific to avi versus fits file processing</text:p>
        </text:list-item>
        <text:list-item>
          <text:p text:style-name="P837">added printout of frames per second read from avi files</text:p>
        </text:list-item>
        <text:list-item>
          <text:p text:style-name="P838">added ability to view both fields of an avi frame</text:p>
        </text:list-item>
        <text:list-item>
          <text:p text:style-name="P839">added update of default mask when aperture size is changed to solve the mask/thumbnail shape mis-match exception from occurring</text:p>
        </text:list-item>
        <text:list-item>
          <text:p text:style-name="P840">added aperture constellation tracking during manual (frame spinbox) changing of frame. <text:s/>It was confusing to have aperture constellation tracking only active during a 'run'<text:line-break/></text:p>
        </text:list-item>
      </text:list>
      <text:p text:style-name="P841">version 0.2.9</text:p>
      <text:list text:style-name="LFO268" text:continue-numbering="true">
        <text:list-item>
          <text:p text:style-name="P84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3">Added the controls for dealing with field level avi stuff --- no code behind the controls yet</text:p>
        </text:list-item>
        <text:list-item>
          <text:p text:style-name="P844">found a way to do random access reading of an avi file so it is no longer necessary to read the entire file into memory!! (which has been a real problem)<text:line-break/></text:p>
        </text:list-item>
      </text:list>
      <text:p text:style-name="P845">version 0.2.8</text:p>
      <text:list text:style-name="LFO269" text:continue-numbering="true">
        <text:list-item>
          <text:p text:style-name="P846">generalized the display of FITS metadata to show the header data (metadata) from the current frame rather than just frame 0</text:p>
        </text:list-item>
        <text:list-item>
          <text:p text:style-name="P847">rearranged the columns in the csv file so that all signals appear starting in the column following time stamp data. R-OTE and PyOTE can read this file format.<text:line-break/></text:p>
        </text:list-item>
      </text:list>
      <text:p text:style-name="P848">version 0.2.7</text:p>
      <text:list text:style-name="LFO270" text:continue-numbering="true">
        <text:list-item>
          <text:p text:style-name="P849">changed the snap-to-blob function to require user to place cursor on/near star of<text:s/><text:soft-page-break/>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50">The aperture name dialog now pops up whenever an aperture is created. This save mouse clicks and encourages good practices.</text:p>
        </text:list-item>
        <text:list-item>
          <text:p text:style-name="P851">The title on the Number of pixels plot has been expanded to clarify the meaning of negative mask pixel counts.</text:p>
        </text:list-item>
        <text:list-item>
          <text:p text:style-name="P852">Removed Inc threshold and Dec threshold menu items from the aperture specific context menu. The Inc and Dec functions are more clearly handled by the spinbox on the main GUI window.<text:line-break/></text:p>
        </text:list-item>
      </text:list>
      <text:p text:style-name="P853">version 0.2.6</text:p>
      <text:list text:style-name="LFO271" text:continue-numbering="true">
        <text:list-item>
          <text:p text:style-name="P854">added PyMovie-info.pdf to the distribution (to make the About button work)</text:p>
        </text:list-item>
        <text:list-item>
          <text:p text:style-name="P855">added opencv-python to the required packages list so that Anaconda installations that lack this package (known as cv2) will have it automatically added</text:p>
        </text:list-item>
        <text:list-item>
          <text:p text:style-name="P856">increased the allowed distance of computed masks from aperture center from 4 pixels to 6 pixels (this only comes into effect when there is a yellow aperture present</text:p>
        </text:list-item>
        <text:list-item>
          <text:p text:style-name="P857">set thresh = 0 when aperture is created rather than None to deal with cases where an aperture is added where there is no image<text:line-break/></text:p>
        </text:list-item>
      </text:list>
      <text:p text:style-name="P858">version 0.2.5</text:p>
      <text:list text:style-name="LFO272" text:continue-numbering="true">
        <text:list-item>
          <text:p text:style-name="P859">Initial Beta release – no timestamp OCR – functional for lightcurve extraction</text:p>
        </text:list-item>
      </text:list>
      <text:p text:style-name="P860"/>
      <text:p text:style-name="P8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Symbol"/>
    </style:style>
    <style:style style:name="WW_CharLFO123LVL2" style:family="text">
      <style:text-properties style:font-name="Courier New" style:font-name-complex="Courier New"/>
    </style:style>
    <style:style style:name="WW_CharLFO123LVL3" style:family="text">
      <style:text-properties style:font-name="Wingdings"/>
    </style:style>
    <style:style style:name="WW_CharLFO123LVL4" style:family="text">
      <style:text-properties style:font-name="Symbol"/>
    </style:style>
    <style:style style:name="WW_CharLFO123LVL5" style:family="text">
      <style:text-properties style:font-name="Courier New" style:font-name-complex="Courier New"/>
    </style:style>
    <style:style style:name="WW_CharLFO123LVL6" style:family="text">
      <style:text-properties style:font-name="Wingdings"/>
    </style:style>
    <style:style style:name="WW_CharLFO123LVL7" style:family="text">
      <style:text-properties style:font-name="Symbol"/>
    </style:style>
    <style:style style:name="WW_CharLFO123LVL8" style:family="text">
      <style:text-properties style:font-name="Courier New" style:font-name-complex="Courier New"/>
    </style:style>
    <style:style style:name="WW_CharLFO123LVL9" style:family="text">
      <style:text-properties style:font-name="Wingdings"/>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Symbol"/>
    </style:style>
    <style:style style:name="WW_CharLFO273LVL2" style:family="text">
      <style:text-properties style:font-name="Courier New" style:font-name-complex="Courier New"/>
    </style:style>
    <style:style style:name="WW_CharLFO273LVL3" style:family="text">
      <style:text-properties style:font-name="Wingdings"/>
    </style:style>
    <style:style style:name="WW_CharLFO273LVL4" style:family="text">
      <style:text-properties style:font-name="Symbol"/>
    </style:style>
    <style:style style:name="WW_CharLFO273LVL5" style:family="text">
      <style:text-properties style:font-name="Courier New" style:font-name-complex="Courier New"/>
    </style:style>
    <style:style style:name="WW_CharLFO273LVL6" style:family="text">
      <style:text-properties style:font-name="Wingdings"/>
    </style:style>
    <style:style style:name="WW_CharLFO273LVL7" style:family="text">
      <style:text-properties style:font-name="Symbol"/>
    </style:style>
    <style:style style:name="WW_CharLFO273LVL8" style:family="text">
      <style:text-properties style:font-name="Courier New" style:font-name-complex="Courier New"/>
    </style:style>
    <style:style style:name="WW_CharLFO27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9-08T03:21:00Z</dc:date>
    <meta:template xlink:href="Normal.dotm" xlink:type="simple"/>
    <meta:editing-cycles>386</meta:editing-cycles>
    <meta:editing-duration>PT1380S</meta:editing-duration>
    <meta:document-statistic meta:page-count="41" meta:paragraph-count="193" meta:word-count="14485" meta:character-count="96857" meta:row-count="688" meta:non-whitespace-character-count="82565"/>
  </office:meta>
</office:document-meta>
</file>